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1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pt" svg:height="254.41pt" svg:x="25.71pt" svg:y="72pt">
            <loext:p draw:notify-on-update-of-ranges="Sheet1.A1:Sheet1.A1 Sheet1.A2:Sheet1.A106 Sheet1.B1:Sheet1.B1 Sheet1.B2:Sheet1.B10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pt" svg:height="254.41pt" svg:x="27.24pt" svg:y="325.56pt">
            <loext:p draw:notify-on-update-of-ranges="Sheet1.A1:Sheet1.A1 Sheet1.A2:Sheet1.A106 Sheet1.C1:Sheet1.C1 Sheet1.C2:Sheet1.C10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pt" svg:height="254.38pt" svg:x="29.57pt" svg:y="576.82pt">
            <loext:p draw:notify-on-update-of-ranges="Sheet1.A1:Sheet1.A1 Sheet1.A2:Sheet1.A106 Sheet1.D1:Sheet1.D1 Sheet1.D2:Sheet1.D10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03pt" svg:height="254.38pt" svg:x="29.57pt" svg:y="831.2pt">
            <loext:p draw:notify-on-update-of-ranges="Sheet1.A1:Sheet1.A1 Sheet1.A2:Sheet1.A106 Sheet1.E1:Sheet1.E1 Sheet1.E2:Sheet1.E10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pt" svg:height="254.38pt" svg:x="636.72pt" svg:y="71.21pt">
            <loext:p draw:notify-on-update-of-ranges="Sheet1.A1:Sheet1.A1 Sheet1.A2:Sheet1.A106 Sheet1.F1:Sheet1.F1 Sheet1.F2:Sheet1.F10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3.03pt" svg:height="254.38pt" svg:x="633.6pt" svg:y="324pt">
            <loext:p draw:notify-on-update-of-ranges="Sheet1.A1:Sheet1.A1 Sheet1.A2:Sheet1.A106 Sheet1.G1:Sheet1.G1 Sheet1.G2:Sheet1.G10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453.03pt" svg:height="254.41pt" svg:x="636.72pt" svg:y="576pt">
            <loext:p draw:notify-on-update-of-ranges="Sheet1.A1:Sheet1.A1 Sheet1.A2:Sheet1.A106 Sheet1.H1:Sheet1.H1 Sheet1.H2:Sheet1.H106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453pt" svg:height="254.41pt" svg:x="635.95pt" svg:y="835.97pt">
            <loext:p draw:notify-on-update-of-ranges="Sheet1.A1:Sheet1.A1 Sheet1.A2:Sheet1.A106 Sheet1.I1:Sheet1.I1 Sheet1.I2:Sheet1.I106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1158.49pt" svg:height="291.57pt" svg:x="3.63pt" svg:y="1089.21pt">
            <loext:p draw:notify-on-update-of-ranges="Sheet1.B1:Sheet1.B1 Sheet1.B2:Sheet1.B106 Sheet1.C1:Sheet1.C1 Sheet1.C2:Sheet1.C106 Sheet1.D1:Sheet1.D1 Sheet1.D2:Sheet1.D106 Sheet1.E1:Sheet1.E1 Sheet1.E2:Sheet1.E106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1160.02pt" svg:height="278.76pt" svg:x="2.1pt" svg:y="1382pt">
            <loext:p draw:notify-on-update-of-ranges="Sheet1.F1:Sheet1.F1 Sheet1.F2:Sheet1.F106 Sheet1.G1:Sheet1.G1 Sheet1.G2:Sheet1.G106 Sheet1.H1:Sheet1.H1 Sheet1.H2:Sheet1.H106 Sheet1.I1:Sheet1.I1 Sheet1.I2:Sheet1.I106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Words count</text:p>
          </table:table-cell>
          <table:table-cell office:value-type="string" calcext:value-type="string">
            <text:p>Add HashMap</text:p>
          </table:table-cell>
          <table:table-cell office:value-type="string" calcext:value-type="string">
            <text:p>Add LinkedList</text:p>
          </table:table-cell>
          <table:table-cell office:value-type="string" calcext:value-type="string">
            <text:p>Add ArrayList</text:p>
          </table:table-cell>
          <table:table-cell office:value-type="string" calcext:value-type="string">
            <text:p>Add TreeMap</text:p>
          </table:table-cell>
          <table:table-cell office:value-type="string" calcext:value-type="string">
            <text:p>Search HashMap</text:p>
          </table:table-cell>
          <table:table-cell office:value-type="string" calcext:value-type="string">
            <text:p>Search LinkedList</text:p>
          </table:table-cell>
          <table:table-cell office:value-type="string" calcext:value-type="string">
            <text:p>Search ArrayList</text:p>
          </table:table-cell>
          <table:table-cell office:value-type="string" calcext:value-type="string">
            <text:p>Search TreeMap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444" calcext:value-type="float">
            <text:p>83444</text:p>
          </table:table-cell>
          <table:table-cell office:value-type="float" office:value="437843" calcext:value-type="float">
            <text:p>437843</text:p>
          </table:table-cell>
          <table:table-cell office:value-type="float" office:value="445391" calcext:value-type="float">
            <text:p>445391</text:p>
          </table:table-cell>
          <table:table-cell office:value-type="float" office:value="128750" calcext:value-type="float">
            <text:p>128750</text:p>
          </table:table-cell>
          <table:table-cell office:value-type="float" office:value="1021545" calcext:value-type="float">
            <text:p>1021545</text:p>
          </table:table-cell>
          <table:table-cell office:value-type="float" office:value="1299603" calcext:value-type="float">
            <text:p>1299603</text:p>
          </table:table-cell>
          <table:table-cell office:value-type="float" office:value="1292825" calcext:value-type="float">
            <text:p>1292825</text:p>
          </table:table-cell>
          <table:table-cell office:value-type="float" office:value="1860986" calcext:value-type="float">
            <text:p>1860986</text:p>
          </table:table-cell>
          <table:table-cell table:number-columns-repeated="1015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493714" calcext:value-type="float">
            <text:p>1493714</text:p>
          </table:table-cell>
          <table:table-cell office:value-type="float" office:value="8647979" calcext:value-type="float">
            <text:p>8647979</text:p>
          </table:table-cell>
          <table:table-cell office:value-type="float" office:value="9819438" calcext:value-type="float">
            <text:p>9819438</text:p>
          </table:table-cell>
          <table:table-cell office:value-type="float" office:value="2995932" calcext:value-type="float">
            <text:p>2995932</text:p>
          </table:table-cell>
          <table:table-cell office:value-type="float" office:value="6053492" calcext:value-type="float">
            <text:p>6053492</text:p>
          </table:table-cell>
          <table:table-cell office:value-type="float" office:value="4103976" calcext:value-type="float">
            <text:p>4103976</text:p>
          </table:table-cell>
          <table:table-cell office:value-type="float" office:value="4411804" calcext:value-type="float">
            <text:p>4411804</text:p>
          </table:table-cell>
          <table:table-cell office:value-type="float" office:value="8855718" calcext:value-type="float">
            <text:p>8855718</text:p>
          </table:table-cell>
          <table:table-cell table:number-columns-repeated="101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644837" calcext:value-type="float">
            <text:p>1644837</text:p>
          </table:table-cell>
          <table:table-cell office:value-type="float" office:value="22797543" calcext:value-type="float">
            <text:p>22797543</text:p>
          </table:table-cell>
          <table:table-cell office:value-type="float" office:value="17363376" calcext:value-type="float">
            <text:p>17363376</text:p>
          </table:table-cell>
          <table:table-cell office:value-type="float" office:value="2975603" calcext:value-type="float">
            <text:p>2975603</text:p>
          </table:table-cell>
          <table:table-cell office:value-type="float" office:value="5663389" calcext:value-type="float">
            <text:p>5663389</text:p>
          </table:table-cell>
          <table:table-cell office:value-type="float" office:value="4275371" calcext:value-type="float">
            <text:p>4275371</text:p>
          </table:table-cell>
          <table:table-cell office:value-type="float" office:value="4124996" calcext:value-type="float">
            <text:p>4124996</text:p>
          </table:table-cell>
          <table:table-cell office:value-type="float" office:value="4703699" calcext:value-type="float">
            <text:p>4703699</text:p>
          </table:table-cell>
          <table:table-cell table:number-columns-repeated="1015"/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float" office:value="1694895" calcext:value-type="float">
            <text:p>1694895</text:p>
          </table:table-cell>
          <table:table-cell office:value-type="float" office:value="21154471" calcext:value-type="float">
            <text:p>21154471</text:p>
          </table:table-cell>
          <table:table-cell office:value-type="float" office:value="25071011" calcext:value-type="float">
            <text:p>25071011</text:p>
          </table:table-cell>
          <table:table-cell office:value-type="float" office:value="2150773" calcext:value-type="float">
            <text:p>2150773</text:p>
          </table:table-cell>
          <table:table-cell office:value-type="float" office:value="7110531" calcext:value-type="float">
            <text:p>7110531</text:p>
          </table:table-cell>
          <table:table-cell office:value-type="float" office:value="2193759" calcext:value-type="float">
            <text:p>2193759</text:p>
          </table:table-cell>
          <table:table-cell office:value-type="float" office:value="2102340" calcext:value-type="float">
            <text:p>2102340</text:p>
          </table:table-cell>
          <table:table-cell office:value-type="float" office:value="3255270" calcext:value-type="float">
            <text:p>3255270</text:p>
          </table:table-cell>
          <table:table-cell table:number-columns-repeated="1015"/>
        </table:table-row>
        <table:table-row table:style-name="ro1">
          <table:table-cell office:value-type="float" office:value="4001" calcext:value-type="float">
            <text:p>4001</text:p>
          </table:table-cell>
          <table:table-cell office:value-type="float" office:value="2494358" calcext:value-type="float">
            <text:p>2494358</text:p>
          </table:table-cell>
          <table:table-cell office:value-type="float" office:value="31806052" calcext:value-type="float">
            <text:p>31806052</text:p>
          </table:table-cell>
          <table:table-cell office:value-type="float" office:value="22810477" calcext:value-type="float">
            <text:p>22810477</text:p>
          </table:table-cell>
          <table:table-cell office:value-type="float" office:value="3715716" calcext:value-type="float">
            <text:p>3715716</text:p>
          </table:table-cell>
          <table:table-cell office:value-type="float" office:value="11698794" calcext:value-type="float">
            <text:p>11698794</text:p>
          </table:table-cell>
          <table:table-cell office:value-type="float" office:value="2554799" calcext:value-type="float">
            <text:p>2554799</text:p>
          </table:table-cell>
          <table:table-cell office:value-type="float" office:value="2706691" calcext:value-type="float">
            <text:p>2706691</text:p>
          </table:table-cell>
          <table:table-cell office:value-type="float" office:value="4722782" calcext:value-type="float">
            <text:p>4722782</text:p>
          </table:table-cell>
          <table:table-cell table:number-columns-repeated="1015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21891989" calcext:value-type="float">
            <text:p>21891989</text:p>
          </table:table-cell>
          <table:table-cell office:value-type="float" office:value="15312677" calcext:value-type="float">
            <text:p>15312677</text:p>
          </table:table-cell>
          <table:table-cell office:value-type="float" office:value="13887531" calcext:value-type="float">
            <text:p>13887531</text:p>
          </table:table-cell>
          <table:table-cell office:value-type="float" office:value="13438689" calcext:value-type="float">
            <text:p>13438689</text:p>
          </table:table-cell>
          <table:table-cell office:value-type="float" office:value="16596358" calcext:value-type="float">
            <text:p>16596358</text:p>
          </table:table-cell>
          <table:table-cell office:value-type="float" office:value="3024751" calcext:value-type="float">
            <text:p>3024751</text:p>
          </table:table-cell>
          <table:table-cell office:value-type="float" office:value="2330395" calcext:value-type="float">
            <text:p>2330395</text:p>
          </table:table-cell>
          <table:table-cell office:value-type="float" office:value="4627530" calcext:value-type="float">
            <text:p>4627530</text:p>
          </table:table-cell>
          <table:table-cell table:number-columns-repeated="1015"/>
        </table:table-row>
        <table:table-row table:style-name="ro1">
          <table:table-cell office:value-type="float" office:value="6001" calcext:value-type="float">
            <text:p>6001</text:p>
          </table:table-cell>
          <table:table-cell office:value-type="float" office:value="1789065" calcext:value-type="float">
            <text:p>1789065</text:p>
          </table:table-cell>
          <table:table-cell office:value-type="float" office:value="21002296" calcext:value-type="float">
            <text:p>21002296</text:p>
          </table:table-cell>
          <table:table-cell office:value-type="float" office:value="19712996" calcext:value-type="float">
            <text:p>19712996</text:p>
          </table:table-cell>
          <table:table-cell office:value-type="float" office:value="4071230" calcext:value-type="float">
            <text:p>4071230</text:p>
          </table:table-cell>
          <table:table-cell office:value-type="float" office:value="18143375" calcext:value-type="float">
            <text:p>18143375</text:p>
          </table:table-cell>
          <table:table-cell office:value-type="float" office:value="3127098" calcext:value-type="float">
            <text:p>3127098</text:p>
          </table:table-cell>
          <table:table-cell office:value-type="float" office:value="2687272" calcext:value-type="float">
            <text:p>2687272</text:p>
          </table:table-cell>
          <table:table-cell office:value-type="float" office:value="2832965" calcext:value-type="float">
            <text:p>2832965</text:p>
          </table:table-cell>
          <table:table-cell table:number-columns-repeated="1015"/>
        </table:table-row>
        <table:table-row table:style-name="ro1">
          <table:table-cell office:value-type="float" office:value="7001" calcext:value-type="float">
            <text:p>7001</text:p>
          </table:table-cell>
          <table:table-cell office:value-type="float" office:value="1955161" calcext:value-type="float">
            <text:p>1955161</text:p>
          </table:table-cell>
          <table:table-cell office:value-type="float" office:value="27597683" calcext:value-type="float">
            <text:p>27597683</text:p>
          </table:table-cell>
          <table:table-cell office:value-type="float" office:value="25078902" calcext:value-type="float">
            <text:p>25078902</text:p>
          </table:table-cell>
          <table:table-cell office:value-type="float" office:value="4556403" calcext:value-type="float">
            <text:p>4556403</text:p>
          </table:table-cell>
          <table:table-cell office:value-type="float" office:value="9917603" calcext:value-type="float">
            <text:p>9917603</text:p>
          </table:table-cell>
          <table:table-cell office:value-type="float" office:value="3531335" calcext:value-type="float">
            <text:p>3531335</text:p>
          </table:table-cell>
          <table:table-cell office:value-type="float" office:value="2981053" calcext:value-type="float">
            <text:p>2981053</text:p>
          </table:table-cell>
          <table:table-cell office:value-type="float" office:value="3435711" calcext:value-type="float">
            <text:p>3435711</text:p>
          </table:table-cell>
          <table:table-cell table:number-columns-repeated="1015"/>
        </table:table-row>
        <table:table-row table:style-name="ro1">
          <table:table-cell office:value-type="float" office:value="8001" calcext:value-type="float">
            <text:p>8001</text:p>
          </table:table-cell>
          <table:table-cell office:value-type="float" office:value="2440610" calcext:value-type="float">
            <text:p>2440610</text:p>
          </table:table-cell>
          <table:table-cell office:value-type="float" office:value="34784885" calcext:value-type="float">
            <text:p>34784885</text:p>
          </table:table-cell>
          <table:table-cell office:value-type="float" office:value="30671977" calcext:value-type="float">
            <text:p>30671977</text:p>
          </table:table-cell>
          <table:table-cell office:value-type="float" office:value="5458329" calcext:value-type="float">
            <text:p>5458329</text:p>
          </table:table-cell>
          <table:table-cell office:value-type="float" office:value="10204933" calcext:value-type="float">
            <text:p>10204933</text:p>
          </table:table-cell>
          <table:table-cell office:value-type="float" office:value="3907025" calcext:value-type="float">
            <text:p>3907025</text:p>
          </table:table-cell>
          <table:table-cell office:value-type="float" office:value="3270809" calcext:value-type="float">
            <text:p>3270809</text:p>
          </table:table-cell>
          <table:table-cell office:value-type="float" office:value="3090469" calcext:value-type="float">
            <text:p>3090469</text:p>
          </table:table-cell>
          <table:table-cell table:number-columns-repeated="1015"/>
        </table:table-row>
        <table:table-row table:style-name="ro1">
          <table:table-cell office:value-type="float" office:value="9001" calcext:value-type="float">
            <text:p>9001</text:p>
          </table:table-cell>
          <table:table-cell office:value-type="float" office:value="2444062" calcext:value-type="float">
            <text:p>2444062</text:p>
          </table:table-cell>
          <table:table-cell office:value-type="float" office:value="42558264" calcext:value-type="float">
            <text:p>42558264</text:p>
          </table:table-cell>
          <table:table-cell office:value-type="float" office:value="37719059" calcext:value-type="float">
            <text:p>37719059</text:p>
          </table:table-cell>
          <table:table-cell office:value-type="float" office:value="6173122" calcext:value-type="float">
            <text:p>6173122</text:p>
          </table:table-cell>
          <table:table-cell office:value-type="float" office:value="11742343" calcext:value-type="float">
            <text:p>11742343</text:p>
          </table:table-cell>
          <table:table-cell office:value-type="float" office:value="4633671" calcext:value-type="float">
            <text:p>4633671</text:p>
          </table:table-cell>
          <table:table-cell office:value-type="float" office:value="3898675" calcext:value-type="float">
            <text:p>3898675</text:p>
          </table:table-cell>
          <table:table-cell office:value-type="float" office:value="3829034" calcext:value-type="float">
            <text:p>3829034</text:p>
          </table:table-cell>
          <table:table-cell table:number-columns-repeated="1015"/>
        </table:table-row>
        <table:table-row table:style-name="ro1">
          <table:table-cell office:value-type="float" office:value="10001" calcext:value-type="float">
            <text:p>10001</text:p>
          </table:table-cell>
          <table:table-cell office:value-type="float" office:value="3115775" calcext:value-type="float">
            <text:p>3115775</text:p>
          </table:table-cell>
          <table:table-cell office:value-type="float" office:value="50562554" calcext:value-type="float">
            <text:p>50562554</text:p>
          </table:table-cell>
          <table:table-cell office:value-type="float" office:value="47222336" calcext:value-type="float">
            <text:p>47222336</text:p>
          </table:table-cell>
          <table:table-cell office:value-type="float" office:value="7207918" calcext:value-type="float">
            <text:p>7207918</text:p>
          </table:table-cell>
          <table:table-cell office:value-type="float" office:value="12869422" calcext:value-type="float">
            <text:p>12869422</text:p>
          </table:table-cell>
          <table:table-cell office:value-type="float" office:value="4444306" calcext:value-type="float">
            <text:p>4444306</text:p>
          </table:table-cell>
          <table:table-cell office:value-type="float" office:value="3733312" calcext:value-type="float">
            <text:p>3733312</text:p>
          </table:table-cell>
          <table:table-cell office:value-type="float" office:value="3833937" calcext:value-type="float">
            <text:p>3833937</text:p>
          </table:table-cell>
          <table:table-cell table:number-columns-repeated="1015"/>
        </table:table-row>
        <table:table-row table:style-name="ro1">
          <table:table-cell office:value-type="float" office:value="11001" calcext:value-type="float">
            <text:p>11001</text:p>
          </table:table-cell>
          <table:table-cell office:value-type="float" office:value="3643202" calcext:value-type="float">
            <text:p>3643202</text:p>
          </table:table-cell>
          <table:table-cell office:value-type="float" office:value="60122061" calcext:value-type="float">
            <text:p>60122061</text:p>
          </table:table-cell>
          <table:table-cell office:value-type="float" office:value="53645831" calcext:value-type="float">
            <text:p>53645831</text:p>
          </table:table-cell>
          <table:table-cell office:value-type="float" office:value="7263046" calcext:value-type="float">
            <text:p>7263046</text:p>
          </table:table-cell>
          <table:table-cell office:value-type="float" office:value="13078973" calcext:value-type="float">
            <text:p>13078973</text:p>
          </table:table-cell>
          <table:table-cell office:value-type="float" office:value="4984411" calcext:value-type="float">
            <text:p>4984411</text:p>
          </table:table-cell>
          <table:table-cell office:value-type="float" office:value="4108238" calcext:value-type="float">
            <text:p>4108238</text:p>
          </table:table-cell>
          <table:table-cell office:value-type="float" office:value="4595101" calcext:value-type="float">
            <text:p>4595101</text:p>
          </table:table-cell>
          <table:table-cell table:number-columns-repeated="1015"/>
        </table:table-row>
        <table:table-row table:style-name="ro1">
          <table:table-cell office:value-type="float" office:value="12001" calcext:value-type="float">
            <text:p>12001</text:p>
          </table:table-cell>
          <table:table-cell office:value-type="float" office:value="1607678" calcext:value-type="float">
            <text:p>1607678</text:p>
          </table:table-cell>
          <table:table-cell office:value-type="float" office:value="70538333" calcext:value-type="float">
            <text:p>70538333</text:p>
          </table:table-cell>
          <table:table-cell office:value-type="float" office:value="62836570" calcext:value-type="float">
            <text:p>62836570</text:p>
          </table:table-cell>
          <table:table-cell office:value-type="float" office:value="6342112" calcext:value-type="float">
            <text:p>6342112</text:p>
          </table:table-cell>
          <table:table-cell office:value-type="float" office:value="10532751" calcext:value-type="float">
            <text:p>10532751</text:p>
          </table:table-cell>
          <table:table-cell office:value-type="float" office:value="5099064" calcext:value-type="float">
            <text:p>5099064</text:p>
          </table:table-cell>
          <table:table-cell office:value-type="float" office:value="4363754" calcext:value-type="float">
            <text:p>4363754</text:p>
          </table:table-cell>
          <table:table-cell office:value-type="float" office:value="5056912" calcext:value-type="float">
            <text:p>5056912</text:p>
          </table:table-cell>
          <table:table-cell table:number-columns-repeated="1015"/>
        </table:table-row>
        <table:table-row table:style-name="ro1">
          <table:table-cell office:value-type="float" office:value="13001" calcext:value-type="float">
            <text:p>13001</text:p>
          </table:table-cell>
          <table:table-cell office:value-type="float" office:value="2350262" calcext:value-type="float">
            <text:p>2350262</text:p>
          </table:table-cell>
          <table:table-cell office:value-type="float" office:value="85171348" calcext:value-type="float">
            <text:p>85171348</text:p>
          </table:table-cell>
          <table:table-cell office:value-type="float" office:value="73431998" calcext:value-type="float">
            <text:p>73431998</text:p>
          </table:table-cell>
          <table:table-cell office:value-type="float" office:value="5298600" calcext:value-type="float">
            <text:p>5298600</text:p>
          </table:table-cell>
          <table:table-cell office:value-type="float" office:value="12143204" calcext:value-type="float">
            <text:p>12143204</text:p>
          </table:table-cell>
          <table:table-cell office:value-type="float" office:value="5622363" calcext:value-type="float">
            <text:p>5622363</text:p>
          </table:table-cell>
          <table:table-cell office:value-type="float" office:value="4512691" calcext:value-type="float">
            <text:p>4512691</text:p>
          </table:table-cell>
          <table:table-cell office:value-type="float" office:value="5785539" calcext:value-type="float">
            <text:p>5785539</text:p>
          </table:table-cell>
          <table:table-cell table:number-columns-repeated="1015"/>
        </table:table-row>
        <table:table-row table:style-name="ro1">
          <table:table-cell office:value-type="float" office:value="14001" calcext:value-type="float">
            <text:p>14001</text:p>
          </table:table-cell>
          <table:table-cell office:value-type="float" office:value="1722437" calcext:value-type="float">
            <text:p>1722437</text:p>
          </table:table-cell>
          <table:table-cell office:value-type="float" office:value="91496351" calcext:value-type="float">
            <text:p>91496351</text:p>
          </table:table-cell>
          <table:table-cell office:value-type="float" office:value="82808227" calcext:value-type="float">
            <text:p>82808227</text:p>
          </table:table-cell>
          <table:table-cell office:value-type="float" office:value="6208952" calcext:value-type="float">
            <text:p>6208952</text:p>
          </table:table-cell>
          <table:table-cell office:value-type="float" office:value="14069938" calcext:value-type="float">
            <text:p>14069938</text:p>
          </table:table-cell>
          <table:table-cell office:value-type="float" office:value="6216680" calcext:value-type="float">
            <text:p>6216680</text:p>
          </table:table-cell>
          <table:table-cell office:value-type="float" office:value="4740711" calcext:value-type="float">
            <text:p>4740711</text:p>
          </table:table-cell>
          <table:table-cell office:value-type="float" office:value="7071763" calcext:value-type="float">
            <text:p>7071763</text:p>
          </table:table-cell>
          <table:table-cell table:number-columns-repeated="1015"/>
        </table:table-row>
        <table:table-row table:style-name="ro1">
          <table:table-cell office:value-type="float" office:value="15001" calcext:value-type="float">
            <text:p>15001</text:p>
          </table:table-cell>
          <table:table-cell office:value-type="float" office:value="1784347" calcext:value-type="float">
            <text:p>1784347</text:p>
          </table:table-cell>
          <table:table-cell office:value-type="float" office:value="93726472" calcext:value-type="float">
            <text:p>93726472</text:p>
          </table:table-cell>
          <table:table-cell office:value-type="float" office:value="88991736" calcext:value-type="float">
            <text:p>88991736</text:p>
          </table:table-cell>
          <table:table-cell office:value-type="float" office:value="9265486" calcext:value-type="float">
            <text:p>9265486</text:p>
          </table:table-cell>
          <table:table-cell office:value-type="float" office:value="17659440" calcext:value-type="float">
            <text:p>17659440</text:p>
          </table:table-cell>
          <table:table-cell office:value-type="float" office:value="6109899" calcext:value-type="float">
            <text:p>6109899</text:p>
          </table:table-cell>
          <table:table-cell office:value-type="float" office:value="6083704" calcext:value-type="float">
            <text:p>6083704</text:p>
          </table:table-cell>
          <table:table-cell office:value-type="float" office:value="7293284" calcext:value-type="float">
            <text:p>7293284</text:p>
          </table:table-cell>
          <table:table-cell table:number-columns-repeated="1015"/>
        </table:table-row>
        <table:table-row table:style-name="ro1">
          <table:table-cell office:value-type="float" office:value="16001" calcext:value-type="float">
            <text:p>16001</text:p>
          </table:table-cell>
          <table:table-cell office:value-type="float" office:value="2368447" calcext:value-type="float">
            <text:p>2368447</text:p>
          </table:table-cell>
          <table:table-cell office:value-type="float" office:value="103743283" calcext:value-type="float">
            <text:p>103743283</text:p>
          </table:table-cell>
          <table:table-cell office:value-type="float" office:value="95963905" calcext:value-type="float">
            <text:p>95963905</text:p>
          </table:table-cell>
          <table:table-cell office:value-type="float" office:value="9784438" calcext:value-type="float">
            <text:p>9784438</text:p>
          </table:table-cell>
          <table:table-cell office:value-type="float" office:value="14680587" calcext:value-type="float">
            <text:p>14680587</text:p>
          </table:table-cell>
          <table:table-cell office:value-type="float" office:value="6608782" calcext:value-type="float">
            <text:p>6608782</text:p>
          </table:table-cell>
          <table:table-cell office:value-type="float" office:value="6794980" calcext:value-type="float">
            <text:p>6794980</text:p>
          </table:table-cell>
          <table:table-cell office:value-type="float" office:value="7829738" calcext:value-type="float">
            <text:p>7829738</text:p>
          </table:table-cell>
          <table:table-cell table:number-columns-repeated="1015"/>
        </table:table-row>
        <table:table-row table:style-name="ro1">
          <table:table-cell office:value-type="float" office:value="17001" calcext:value-type="float">
            <text:p>17001</text:p>
          </table:table-cell>
          <table:table-cell office:value-type="float" office:value="2189019" calcext:value-type="float">
            <text:p>2189019</text:p>
          </table:table-cell>
          <table:table-cell office:value-type="float" office:value="112417666" calcext:value-type="float">
            <text:p>112417666</text:p>
          </table:table-cell>
          <table:table-cell office:value-type="float" office:value="102514767" calcext:value-type="float">
            <text:p>102514767</text:p>
          </table:table-cell>
          <table:table-cell office:value-type="float" office:value="10369413" calcext:value-type="float">
            <text:p>10369413</text:p>
          </table:table-cell>
          <table:table-cell office:value-type="float" office:value="13505425" calcext:value-type="float">
            <text:p>13505425</text:p>
          </table:table-cell>
          <table:table-cell office:value-type="float" office:value="6718047" calcext:value-type="float">
            <text:p>6718047</text:p>
          </table:table-cell>
          <table:table-cell office:value-type="float" office:value="7219594" calcext:value-type="float">
            <text:p>7219594</text:p>
          </table:table-cell>
          <table:table-cell office:value-type="float" office:value="8777412" calcext:value-type="float">
            <text:p>8777412</text:p>
          </table:table-cell>
          <table:table-cell table:number-columns-repeated="1015"/>
        </table:table-row>
        <table:table-row table:style-name="ro1">
          <table:table-cell office:value-type="float" office:value="18001" calcext:value-type="float">
            <text:p>18001</text:p>
          </table:table-cell>
          <table:table-cell office:value-type="float" office:value="2649765" calcext:value-type="float">
            <text:p>2649765</text:p>
          </table:table-cell>
          <table:table-cell office:value-type="float" office:value="124019995" calcext:value-type="float">
            <text:p>124019995</text:p>
          </table:table-cell>
          <table:table-cell office:value-type="float" office:value="111590982" calcext:value-type="float">
            <text:p>111590982</text:p>
          </table:table-cell>
          <table:table-cell office:value-type="float" office:value="7756032" calcext:value-type="float">
            <text:p>7756032</text:p>
          </table:table-cell>
          <table:table-cell office:value-type="float" office:value="13919791" calcext:value-type="float">
            <text:p>13919791</text:p>
          </table:table-cell>
          <table:table-cell office:value-type="float" office:value="7127236" calcext:value-type="float">
            <text:p>7127236</text:p>
          </table:table-cell>
          <table:table-cell office:value-type="float" office:value="8003975" calcext:value-type="float">
            <text:p>8003975</text:p>
          </table:table-cell>
          <table:table-cell office:value-type="float" office:value="9744666" calcext:value-type="float">
            <text:p>9744666</text:p>
          </table:table-cell>
          <table:table-cell table:number-columns-repeated="1015"/>
        </table:table-row>
        <table:table-row table:style-name="ro1">
          <table:table-cell office:value-type="float" office:value="19001" calcext:value-type="float">
            <text:p>19001</text:p>
          </table:table-cell>
          <table:table-cell office:value-type="float" office:value="2142659" calcext:value-type="float">
            <text:p>2142659</text:p>
          </table:table-cell>
          <table:table-cell office:value-type="float" office:value="133085450" calcext:value-type="float">
            <text:p>133085450</text:p>
          </table:table-cell>
          <table:table-cell office:value-type="float" office:value="120327364" calcext:value-type="float">
            <text:p>120327364</text:p>
          </table:table-cell>
          <table:table-cell office:value-type="float" office:value="8257156" calcext:value-type="float">
            <text:p>8257156</text:p>
          </table:table-cell>
          <table:table-cell office:value-type="float" office:value="14145761" calcext:value-type="float">
            <text:p>14145761</text:p>
          </table:table-cell>
          <table:table-cell office:value-type="float" office:value="7437484" calcext:value-type="float">
            <text:p>7437484</text:p>
          </table:table-cell>
          <table:table-cell office:value-type="float" office:value="7541615" calcext:value-type="float">
            <text:p>7541615</text:p>
          </table:table-cell>
          <table:table-cell office:value-type="float" office:value="9464124" calcext:value-type="float">
            <text:p>9464124</text:p>
          </table:table-cell>
          <table:table-cell table:number-columns-repeated="1015"/>
        </table:table-row>
        <table:table-row table:style-name="ro1">
          <table:table-cell office:value-type="float" office:value="20001" calcext:value-type="float">
            <text:p>20001</text:p>
          </table:table-cell>
          <table:table-cell office:value-type="float" office:value="1693096" calcext:value-type="float">
            <text:p>1693096</text:p>
          </table:table-cell>
          <table:table-cell office:value-type="float" office:value="147952003" calcext:value-type="float">
            <text:p>147952003</text:p>
          </table:table-cell>
          <table:table-cell office:value-type="float" office:value="134361771" calcext:value-type="float">
            <text:p>134361771</text:p>
          </table:table-cell>
          <table:table-cell office:value-type="float" office:value="8804223" calcext:value-type="float">
            <text:p>8804223</text:p>
          </table:table-cell>
          <table:table-cell office:value-type="float" office:value="14440035" calcext:value-type="float">
            <text:p>14440035</text:p>
          </table:table-cell>
          <table:table-cell office:value-type="float" office:value="7578246" calcext:value-type="float">
            <text:p>7578246</text:p>
          </table:table-cell>
          <table:table-cell office:value-type="float" office:value="7945717" calcext:value-type="float">
            <text:p>7945717</text:p>
          </table:table-cell>
          <table:table-cell office:value-type="float" office:value="12111877" calcext:value-type="float">
            <text:p>12111877</text:p>
          </table:table-cell>
          <table:table-cell table:number-columns-repeated="1015"/>
        </table:table-row>
        <table:table-row table:style-name="ro1">
          <table:table-cell office:value-type="float" office:value="21001" calcext:value-type="float">
            <text:p>21001</text:p>
          </table:table-cell>
          <table:table-cell office:value-type="float" office:value="2127580" calcext:value-type="float">
            <text:p>2127580</text:p>
          </table:table-cell>
          <table:table-cell office:value-type="float" office:value="161288576" calcext:value-type="float">
            <text:p>161288576</text:p>
          </table:table-cell>
          <table:table-cell office:value-type="float" office:value="144483174" calcext:value-type="float">
            <text:p>144483174</text:p>
          </table:table-cell>
          <table:table-cell office:value-type="float" office:value="9300726" calcext:value-type="float">
            <text:p>9300726</text:p>
          </table:table-cell>
          <table:table-cell office:value-type="float" office:value="15056108" calcext:value-type="float">
            <text:p>15056108</text:p>
          </table:table-cell>
          <table:table-cell office:value-type="float" office:value="7892647" calcext:value-type="float">
            <text:p>7892647</text:p>
          </table:table-cell>
          <table:table-cell office:value-type="float" office:value="8211666" calcext:value-type="float">
            <text:p>8211666</text:p>
          </table:table-cell>
          <table:table-cell office:value-type="float" office:value="15438576" calcext:value-type="float">
            <text:p>15438576</text:p>
          </table:table-cell>
          <table:table-cell table:number-columns-repeated="1015"/>
        </table:table-row>
        <table:table-row table:style-name="ro1">
          <table:table-cell office:value-type="float" office:value="22001" calcext:value-type="float">
            <text:p>22001</text:p>
          </table:table-cell>
          <table:table-cell office:value-type="float" office:value="2183728" calcext:value-type="float">
            <text:p>2183728</text:p>
          </table:table-cell>
          <table:table-cell office:value-type="float" office:value="174337115" calcext:value-type="float">
            <text:p>174337115</text:p>
          </table:table-cell>
          <table:table-cell office:value-type="float" office:value="157795510" calcext:value-type="float">
            <text:p>157795510</text:p>
          </table:table-cell>
          <table:table-cell office:value-type="float" office:value="10017393" calcext:value-type="float">
            <text:p>10017393</text:p>
          </table:table-cell>
          <table:table-cell office:value-type="float" office:value="16626785" calcext:value-type="float">
            <text:p>16626785</text:p>
          </table:table-cell>
          <table:table-cell office:value-type="float" office:value="8513095" calcext:value-type="float">
            <text:p>8513095</text:p>
          </table:table-cell>
          <table:table-cell office:value-type="float" office:value="8640575" calcext:value-type="float">
            <text:p>8640575</text:p>
          </table:table-cell>
          <table:table-cell office:value-type="float" office:value="15184232" calcext:value-type="float">
            <text:p>15184232</text:p>
          </table:table-cell>
          <table:table-cell table:number-columns-repeated="1015"/>
        </table:table-row>
        <table:table-row table:style-name="ro1">
          <table:table-cell office:value-type="float" office:value="23001" calcext:value-type="float">
            <text:p>23001</text:p>
          </table:table-cell>
          <table:table-cell office:value-type="float" office:value="2074695" calcext:value-type="float">
            <text:p>2074695</text:p>
          </table:table-cell>
          <table:table-cell office:value-type="float" office:value="188827551" calcext:value-type="float">
            <text:p>188827551</text:p>
          </table:table-cell>
          <table:table-cell office:value-type="float" office:value="169911472" calcext:value-type="float">
            <text:p>169911472</text:p>
          </table:table-cell>
          <table:table-cell office:value-type="float" office:value="10543030" calcext:value-type="float">
            <text:p>10543030</text:p>
          </table:table-cell>
          <table:table-cell office:value-type="float" office:value="17745151" calcext:value-type="float">
            <text:p>17745151</text:p>
          </table:table-cell>
          <table:table-cell office:value-type="float" office:value="8466035" calcext:value-type="float">
            <text:p>8466035</text:p>
          </table:table-cell>
          <table:table-cell office:value-type="float" office:value="8786888" calcext:value-type="float">
            <text:p>8786888</text:p>
          </table:table-cell>
          <table:table-cell office:value-type="float" office:value="14252774" calcext:value-type="float">
            <text:p>14252774</text:p>
          </table:table-cell>
          <table:table-cell table:number-columns-repeated="1015"/>
        </table:table-row>
        <table:table-row table:style-name="ro1">
          <table:table-cell office:value-type="float" office:value="24001" calcext:value-type="float">
            <text:p>24001</text:p>
          </table:table-cell>
          <table:table-cell office:value-type="float" office:value="4763356" calcext:value-type="float">
            <text:p>4763356</text:p>
          </table:table-cell>
          <table:table-cell office:value-type="float" office:value="204694919" calcext:value-type="float">
            <text:p>204694919</text:p>
          </table:table-cell>
          <table:table-cell office:value-type="float" office:value="186367221" calcext:value-type="float">
            <text:p>186367221</text:p>
          </table:table-cell>
          <table:table-cell office:value-type="float" office:value="10853597" calcext:value-type="float">
            <text:p>10853597</text:p>
          </table:table-cell>
          <table:table-cell office:value-type="float" office:value="19699851" calcext:value-type="float">
            <text:p>19699851</text:p>
          </table:table-cell>
          <table:table-cell office:value-type="float" office:value="9184421" calcext:value-type="float">
            <text:p>9184421</text:p>
          </table:table-cell>
          <table:table-cell office:value-type="float" office:value="9341473" calcext:value-type="float">
            <text:p>9341473</text:p>
          </table:table-cell>
          <table:table-cell office:value-type="float" office:value="14643476" calcext:value-type="float">
            <text:p>14643476</text:p>
          </table:table-cell>
          <table:table-cell table:number-columns-repeated="1015"/>
        </table:table-row>
        <table:table-row table:style-name="ro1">
          <table:table-cell office:value-type="float" office:value="25001" calcext:value-type="float">
            <text:p>25001</text:p>
          </table:table-cell>
          <table:table-cell office:value-type="float" office:value="3297134" calcext:value-type="float">
            <text:p>3297134</text:p>
          </table:table-cell>
          <table:table-cell office:value-type="float" office:value="214231190" calcext:value-type="float">
            <text:p>214231190</text:p>
          </table:table-cell>
          <table:table-cell office:value-type="float" office:value="195908182" calcext:value-type="float">
            <text:p>195908182</text:p>
          </table:table-cell>
          <table:table-cell office:value-type="float" office:value="11234969" calcext:value-type="float">
            <text:p>11234969</text:p>
          </table:table-cell>
          <table:table-cell office:value-type="float" office:value="27936688" calcext:value-type="float">
            <text:p>27936688</text:p>
          </table:table-cell>
          <table:table-cell office:value-type="float" office:value="9486752" calcext:value-type="float">
            <text:p>9486752</text:p>
          </table:table-cell>
          <table:table-cell office:value-type="float" office:value="10313426" calcext:value-type="float">
            <text:p>10313426</text:p>
          </table:table-cell>
          <table:table-cell office:value-type="float" office:value="16179594" calcext:value-type="float">
            <text:p>16179594</text:p>
          </table:table-cell>
          <table:table-cell table:number-columns-repeated="1015"/>
        </table:table-row>
        <table:table-row table:style-name="ro1">
          <table:table-cell office:value-type="float" office:value="26001" calcext:value-type="float">
            <text:p>26001</text:p>
          </table:table-cell>
          <table:table-cell office:value-type="float" office:value="1998702" calcext:value-type="float">
            <text:p>1998702</text:p>
          </table:table-cell>
          <table:table-cell office:value-type="float" office:value="229002372" calcext:value-type="float">
            <text:p>229002372</text:p>
          </table:table-cell>
          <table:table-cell office:value-type="float" office:value="207266625" calcext:value-type="float">
            <text:p>207266625</text:p>
          </table:table-cell>
          <table:table-cell office:value-type="float" office:value="14210925" calcext:value-type="float">
            <text:p>14210925</text:p>
          </table:table-cell>
          <table:table-cell office:value-type="float" office:value="27361800" calcext:value-type="float">
            <text:p>27361800</text:p>
          </table:table-cell>
          <table:table-cell office:value-type="float" office:value="9957606" calcext:value-type="float">
            <text:p>9957606</text:p>
          </table:table-cell>
          <table:table-cell office:value-type="float" office:value="10555479" calcext:value-type="float">
            <text:p>10555479</text:p>
          </table:table-cell>
          <table:table-cell office:value-type="float" office:value="18798888" calcext:value-type="float">
            <text:p>18798888</text:p>
          </table:table-cell>
          <table:table-cell table:number-columns-repeated="1015"/>
        </table:table-row>
        <table:table-row table:style-name="ro1">
          <table:table-cell office:value-type="float" office:value="27001" calcext:value-type="float">
            <text:p>27001</text:p>
          </table:table-cell>
          <table:table-cell office:value-type="float" office:value="1784564" calcext:value-type="float">
            <text:p>1784564</text:p>
          </table:table-cell>
          <table:table-cell office:value-type="float" office:value="244343746" calcext:value-type="float">
            <text:p>244343746</text:p>
          </table:table-cell>
          <table:table-cell office:value-type="float" office:value="220410251" calcext:value-type="float">
            <text:p>220410251</text:p>
          </table:table-cell>
          <table:table-cell office:value-type="float" office:value="15236090" calcext:value-type="float">
            <text:p>15236090</text:p>
          </table:table-cell>
          <table:table-cell office:value-type="float" office:value="23668131" calcext:value-type="float">
            <text:p>23668131</text:p>
          </table:table-cell>
          <table:table-cell office:value-type="float" office:value="9757513" calcext:value-type="float">
            <text:p>9757513</text:p>
          </table:table-cell>
          <table:table-cell office:value-type="float" office:value="9910225" calcext:value-type="float">
            <text:p>9910225</text:p>
          </table:table-cell>
          <table:table-cell office:value-type="float" office:value="20803299" calcext:value-type="float">
            <text:p>20803299</text:p>
          </table:table-cell>
          <table:table-cell table:number-columns-repeated="1015"/>
        </table:table-row>
        <table:table-row table:style-name="ro1">
          <table:table-cell office:value-type="float" office:value="28001" calcext:value-type="float">
            <text:p>28001</text:p>
          </table:table-cell>
          <table:table-cell office:value-type="float" office:value="1701116" calcext:value-type="float">
            <text:p>1701116</text:p>
          </table:table-cell>
          <table:table-cell office:value-type="float" office:value="258568868" calcext:value-type="float">
            <text:p>258568868</text:p>
          </table:table-cell>
          <table:table-cell office:value-type="float" office:value="232985408" calcext:value-type="float">
            <text:p>232985408</text:p>
          </table:table-cell>
          <table:table-cell office:value-type="float" office:value="14647152" calcext:value-type="float">
            <text:p>14647152</text:p>
          </table:table-cell>
          <table:table-cell office:value-type="float" office:value="25417061" calcext:value-type="float">
            <text:p>25417061</text:p>
          </table:table-cell>
          <table:table-cell office:value-type="float" office:value="9965121" calcext:value-type="float">
            <text:p>9965121</text:p>
          </table:table-cell>
          <table:table-cell office:value-type="float" office:value="10290226" calcext:value-type="float">
            <text:p>10290226</text:p>
          </table:table-cell>
          <table:table-cell office:value-type="float" office:value="21921650" calcext:value-type="float">
            <text:p>21921650</text:p>
          </table:table-cell>
          <table:table-cell table:number-columns-repeated="1015"/>
        </table:table-row>
        <table:table-row table:style-name="ro1">
          <table:table-cell office:value-type="float" office:value="29001" calcext:value-type="float">
            <text:p>29001</text:p>
          </table:table-cell>
          <table:table-cell office:value-type="float" office:value="1880345" calcext:value-type="float">
            <text:p>1880345</text:p>
          </table:table-cell>
          <table:table-cell office:value-type="float" office:value="273385990" calcext:value-type="float">
            <text:p>273385990</text:p>
          </table:table-cell>
          <table:table-cell office:value-type="float" office:value="248116992" calcext:value-type="float">
            <text:p>248116992</text:p>
          </table:table-cell>
          <table:table-cell office:value-type="float" office:value="15606715" calcext:value-type="float">
            <text:p>15606715</text:p>
          </table:table-cell>
          <table:table-cell office:value-type="float" office:value="23445183" calcext:value-type="float">
            <text:p>23445183</text:p>
          </table:table-cell>
          <table:table-cell office:value-type="float" office:value="10105439" calcext:value-type="float">
            <text:p>10105439</text:p>
          </table:table-cell>
          <table:table-cell office:value-type="float" office:value="10519685" calcext:value-type="float">
            <text:p>10519685</text:p>
          </table:table-cell>
          <table:table-cell office:value-type="float" office:value="23017738" calcext:value-type="float">
            <text:p>23017738</text:p>
          </table:table-cell>
          <table:table-cell table:number-columns-repeated="1015"/>
        </table:table-row>
        <table:table-row table:style-name="ro1">
          <table:table-cell office:value-type="float" office:value="30001" calcext:value-type="float">
            <text:p>30001</text:p>
          </table:table-cell>
          <table:table-cell office:value-type="float" office:value="1906625" calcext:value-type="float">
            <text:p>1906625</text:p>
          </table:table-cell>
          <table:table-cell office:value-type="float" office:value="290682867" calcext:value-type="float">
            <text:p>290682867</text:p>
          </table:table-cell>
          <table:table-cell office:value-type="float" office:value="264958865" calcext:value-type="float">
            <text:p>264958865</text:p>
          </table:table-cell>
          <table:table-cell office:value-type="float" office:value="14944247" calcext:value-type="float">
            <text:p>14944247</text:p>
          </table:table-cell>
          <table:table-cell office:value-type="float" office:value="21125320" calcext:value-type="float">
            <text:p>21125320</text:p>
          </table:table-cell>
          <table:table-cell office:value-type="float" office:value="11742978" calcext:value-type="float">
            <text:p>11742978</text:p>
          </table:table-cell>
          <table:table-cell office:value-type="float" office:value="10804024" calcext:value-type="float">
            <text:p>10804024</text:p>
          </table:table-cell>
          <table:table-cell office:value-type="float" office:value="23516288" calcext:value-type="float">
            <text:p>23516288</text:p>
          </table:table-cell>
          <table:table-cell table:number-columns-repeated="1015"/>
        </table:table-row>
        <table:table-row table:style-name="ro1">
          <table:table-cell office:value-type="float" office:value="31001" calcext:value-type="float">
            <text:p>31001</text:p>
          </table:table-cell>
          <table:table-cell office:value-type="float" office:value="2381285" calcext:value-type="float">
            <text:p>2381285</text:p>
          </table:table-cell>
          <table:table-cell office:value-type="float" office:value="307243509" calcext:value-type="float">
            <text:p>307243509</text:p>
          </table:table-cell>
          <table:table-cell office:value-type="float" office:value="277223982" calcext:value-type="float">
            <text:p>277223982</text:p>
          </table:table-cell>
          <table:table-cell office:value-type="float" office:value="15828460" calcext:value-type="float">
            <text:p>15828460</text:p>
          </table:table-cell>
          <table:table-cell office:value-type="float" office:value="23517703" calcext:value-type="float">
            <text:p>23517703</text:p>
          </table:table-cell>
          <table:table-cell office:value-type="float" office:value="10726573" calcext:value-type="float">
            <text:p>10726573</text:p>
          </table:table-cell>
          <table:table-cell office:value-type="float" office:value="10949072" calcext:value-type="float">
            <text:p>10949072</text:p>
          </table:table-cell>
          <table:table-cell office:value-type="float" office:value="25385734" calcext:value-type="float">
            <text:p>25385734</text:p>
          </table:table-cell>
          <table:table-cell table:number-columns-repeated="1015"/>
        </table:table-row>
        <table:table-row table:style-name="ro1">
          <table:table-cell office:value-type="float" office:value="32001" calcext:value-type="float">
            <text:p>32001</text:p>
          </table:table-cell>
          <table:table-cell office:value-type="float" office:value="2354945" calcext:value-type="float">
            <text:p>2354945</text:p>
          </table:table-cell>
          <table:table-cell office:value-type="float" office:value="321227246" calcext:value-type="float">
            <text:p>321227246</text:p>
          </table:table-cell>
          <table:table-cell office:value-type="float" office:value="292202388" calcext:value-type="float">
            <text:p>292202388</text:p>
          </table:table-cell>
          <table:table-cell office:value-type="float" office:value="16447091" calcext:value-type="float">
            <text:p>16447091</text:p>
          </table:table-cell>
          <table:table-cell office:value-type="float" office:value="29997863" calcext:value-type="float">
            <text:p>29997863</text:p>
          </table:table-cell>
          <table:table-cell office:value-type="float" office:value="11066975" calcext:value-type="float">
            <text:p>11066975</text:p>
          </table:table-cell>
          <table:table-cell office:value-type="float" office:value="11435774" calcext:value-type="float">
            <text:p>11435774</text:p>
          </table:table-cell>
          <table:table-cell office:value-type="float" office:value="29311622" calcext:value-type="float">
            <text:p>29311622</text:p>
          </table:table-cell>
          <table:table-cell table:number-columns-repeated="1015"/>
        </table:table-row>
        <table:table-row table:style-name="ro1">
          <table:table-cell office:value-type="float" office:value="33001" calcext:value-type="float">
            <text:p>33001</text:p>
          </table:table-cell>
          <table:table-cell office:value-type="float" office:value="2404870" calcext:value-type="float">
            <text:p>2404870</text:p>
          </table:table-cell>
          <table:table-cell office:value-type="float" office:value="336312029" calcext:value-type="float">
            <text:p>336312029</text:p>
          </table:table-cell>
          <table:table-cell office:value-type="float" office:value="303907446" calcext:value-type="float">
            <text:p>303907446</text:p>
          </table:table-cell>
          <table:table-cell office:value-type="float" office:value="17006972" calcext:value-type="float">
            <text:p>17006972</text:p>
          </table:table-cell>
          <table:table-cell office:value-type="float" office:value="30810460" calcext:value-type="float">
            <text:p>30810460</text:p>
          </table:table-cell>
          <table:table-cell office:value-type="float" office:value="11383399" calcext:value-type="float">
            <text:p>11383399</text:p>
          </table:table-cell>
          <table:table-cell office:value-type="float" office:value="11636801" calcext:value-type="float">
            <text:p>11636801</text:p>
          </table:table-cell>
          <table:table-cell office:value-type="float" office:value="28708538" calcext:value-type="float">
            <text:p>28708538</text:p>
          </table:table-cell>
          <table:table-cell table:number-columns-repeated="1015"/>
        </table:table-row>
        <table:table-row table:style-name="ro1">
          <table:table-cell office:value-type="float" office:value="34001" calcext:value-type="float">
            <text:p>34001</text:p>
          </table:table-cell>
          <table:table-cell office:value-type="float" office:value="2049121" calcext:value-type="float">
            <text:p>2049121</text:p>
          </table:table-cell>
          <table:table-cell office:value-type="float" office:value="353197879" calcext:value-type="float">
            <text:p>353197879</text:p>
          </table:table-cell>
          <table:table-cell office:value-type="float" office:value="320842254" calcext:value-type="float">
            <text:p>320842254</text:p>
          </table:table-cell>
          <table:table-cell office:value-type="float" office:value="16374543" calcext:value-type="float">
            <text:p>16374543</text:p>
          </table:table-cell>
          <table:table-cell office:value-type="float" office:value="27661591" calcext:value-type="float">
            <text:p>27661591</text:p>
          </table:table-cell>
          <table:table-cell office:value-type="float" office:value="11535141" calcext:value-type="float">
            <text:p>11535141</text:p>
          </table:table-cell>
          <table:table-cell office:value-type="float" office:value="11882887" calcext:value-type="float">
            <text:p>11882887</text:p>
          </table:table-cell>
          <table:table-cell office:value-type="float" office:value="28485499" calcext:value-type="float">
            <text:p>28485499</text:p>
          </table:table-cell>
          <table:table-cell table:number-columns-repeated="1015"/>
        </table:table-row>
        <table:table-row table:style-name="ro1">
          <table:table-cell office:value-type="float" office:value="35001" calcext:value-type="float">
            <text:p>35001</text:p>
          </table:table-cell>
          <table:table-cell office:value-type="float" office:value="2019334" calcext:value-type="float">
            <text:p>2019334</text:p>
          </table:table-cell>
          <table:table-cell office:value-type="float" office:value="369577632" calcext:value-type="float">
            <text:p>369577632</text:p>
          </table:table-cell>
          <table:table-cell office:value-type="float" office:value="345885523" calcext:value-type="float">
            <text:p>345885523</text:p>
          </table:table-cell>
          <table:table-cell office:value-type="float" office:value="17029123" calcext:value-type="float">
            <text:p>17029123</text:p>
          </table:table-cell>
          <table:table-cell office:value-type="float" office:value="22597909" calcext:value-type="float">
            <text:p>22597909</text:p>
          </table:table-cell>
          <table:table-cell office:value-type="float" office:value="11826193" calcext:value-type="float">
            <text:p>11826193</text:p>
          </table:table-cell>
          <table:table-cell office:value-type="float" office:value="12219881" calcext:value-type="float">
            <text:p>12219881</text:p>
          </table:table-cell>
          <table:table-cell office:value-type="float" office:value="31196546" calcext:value-type="float">
            <text:p>31196546</text:p>
          </table:table-cell>
          <table:table-cell table:number-columns-repeated="1015"/>
        </table:table-row>
        <table:table-row table:style-name="ro1">
          <table:table-cell office:value-type="float" office:value="36001" calcext:value-type="float">
            <text:p>36001</text:p>
          </table:table-cell>
          <table:table-cell office:value-type="float" office:value="2638751" calcext:value-type="float">
            <text:p>2638751</text:p>
          </table:table-cell>
          <table:table-cell office:value-type="float" office:value="384723211" calcext:value-type="float">
            <text:p>384723211</text:p>
          </table:table-cell>
          <table:table-cell office:value-type="float" office:value="343216042" calcext:value-type="float">
            <text:p>343216042</text:p>
          </table:table-cell>
          <table:table-cell office:value-type="float" office:value="17554906" calcext:value-type="float">
            <text:p>17554906</text:p>
          </table:table-cell>
          <table:table-cell office:value-type="float" office:value="22903365" calcext:value-type="float">
            <text:p>22903365</text:p>
          </table:table-cell>
          <table:table-cell office:value-type="float" office:value="12036663" calcext:value-type="float">
            <text:p>12036663</text:p>
          </table:table-cell>
          <table:table-cell office:value-type="float" office:value="12557621" calcext:value-type="float">
            <text:p>12557621</text:p>
          </table:table-cell>
          <table:table-cell office:value-type="float" office:value="32647253" calcext:value-type="float">
            <text:p>32647253</text:p>
          </table:table-cell>
          <table:table-cell table:number-columns-repeated="1015"/>
        </table:table-row>
        <table:table-row table:style-name="ro1">
          <table:table-cell office:value-type="float" office:value="37001" calcext:value-type="float">
            <text:p>37001</text:p>
          </table:table-cell>
          <table:table-cell office:value-type="float" office:value="2429267" calcext:value-type="float">
            <text:p>2429267</text:p>
          </table:table-cell>
          <table:table-cell office:value-type="float" office:value="400580067" calcext:value-type="float">
            <text:p>400580067</text:p>
          </table:table-cell>
          <table:table-cell office:value-type="float" office:value="364480227" calcext:value-type="float">
            <text:p>364480227</text:p>
          </table:table-cell>
          <table:table-cell office:value-type="float" office:value="18141161" calcext:value-type="float">
            <text:p>18141161</text:p>
          </table:table-cell>
          <table:table-cell office:value-type="float" office:value="22383694" calcext:value-type="float">
            <text:p>22383694</text:p>
          </table:table-cell>
          <table:table-cell office:value-type="float" office:value="12172545" calcext:value-type="float">
            <text:p>12172545</text:p>
          </table:table-cell>
          <table:table-cell office:value-type="float" office:value="12564035" calcext:value-type="float">
            <text:p>12564035</text:p>
          </table:table-cell>
          <table:table-cell office:value-type="float" office:value="34726436" calcext:value-type="float">
            <text:p>34726436</text:p>
          </table:table-cell>
          <table:table-cell table:number-columns-repeated="1015"/>
        </table:table-row>
        <table:table-row table:style-name="ro1">
          <table:table-cell office:value-type="float" office:value="38001" calcext:value-type="float">
            <text:p>38001</text:p>
          </table:table-cell>
          <table:table-cell office:value-type="float" office:value="2528928" calcext:value-type="float">
            <text:p>2528928</text:p>
          </table:table-cell>
          <table:table-cell office:value-type="float" office:value="418578343" calcext:value-type="float">
            <text:p>418578343</text:p>
          </table:table-cell>
          <table:table-cell office:value-type="float" office:value="401358661" calcext:value-type="float">
            <text:p>401358661</text:p>
          </table:table-cell>
          <table:table-cell office:value-type="float" office:value="18956313" calcext:value-type="float">
            <text:p>18956313</text:p>
          </table:table-cell>
          <table:table-cell office:value-type="float" office:value="21960512" calcext:value-type="float">
            <text:p>21960512</text:p>
          </table:table-cell>
          <table:table-cell office:value-type="float" office:value="12438311" calcext:value-type="float">
            <text:p>12438311</text:p>
          </table:table-cell>
          <table:table-cell office:value-type="float" office:value="12826175" calcext:value-type="float">
            <text:p>12826175</text:p>
          </table:table-cell>
          <table:table-cell office:value-type="float" office:value="36655006" calcext:value-type="float">
            <text:p>36655006</text:p>
          </table:table-cell>
          <table:table-cell table:number-columns-repeated="1015"/>
        </table:table-row>
        <table:table-row table:style-name="ro1">
          <table:table-cell office:value-type="float" office:value="39001" calcext:value-type="float">
            <text:p>39001</text:p>
          </table:table-cell>
          <table:table-cell office:value-type="float" office:value="2649548" calcext:value-type="float">
            <text:p>2649548</text:p>
          </table:table-cell>
          <table:table-cell office:value-type="float" office:value="439699111" calcext:value-type="float">
            <text:p>439699111</text:p>
          </table:table-cell>
          <table:table-cell office:value-type="float" office:value="394691649" calcext:value-type="float">
            <text:p>394691649</text:p>
          </table:table-cell>
          <table:table-cell office:value-type="float" office:value="20486247" calcext:value-type="float">
            <text:p>20486247</text:p>
          </table:table-cell>
          <table:table-cell office:value-type="float" office:value="22442549" calcext:value-type="float">
            <text:p>22442549</text:p>
          </table:table-cell>
          <table:table-cell office:value-type="float" office:value="12781482" calcext:value-type="float">
            <text:p>12781482</text:p>
          </table:table-cell>
          <table:table-cell office:value-type="float" office:value="13187721" calcext:value-type="float">
            <text:p>13187721</text:p>
          </table:table-cell>
          <table:table-cell office:value-type="float" office:value="39242097" calcext:value-type="float">
            <text:p>39242097</text:p>
          </table:table-cell>
          <table:table-cell table:number-columns-repeated="1015"/>
        </table:table-row>
        <table:table-row table:style-name="ro1">
          <table:table-cell office:value-type="float" office:value="40001" calcext:value-type="float">
            <text:p>40001</text:p>
          </table:table-cell>
          <table:table-cell office:value-type="float" office:value="2848294" calcext:value-type="float">
            <text:p>2848294</text:p>
          </table:table-cell>
          <table:table-cell office:value-type="float" office:value="464126416" calcext:value-type="float">
            <text:p>464126416</text:p>
          </table:table-cell>
          <table:table-cell office:value-type="float" office:value="423998980" calcext:value-type="float">
            <text:p>423998980</text:p>
          </table:table-cell>
          <table:table-cell office:value-type="float" office:value="23395143" calcext:value-type="float">
            <text:p>23395143</text:p>
          </table:table-cell>
          <table:table-cell office:value-type="float" office:value="23259889" calcext:value-type="float">
            <text:p>23259889</text:p>
          </table:table-cell>
          <table:table-cell office:value-type="float" office:value="13833870" calcext:value-type="float">
            <text:p>13833870</text:p>
          </table:table-cell>
          <table:table-cell office:value-type="float" office:value="13630115" calcext:value-type="float">
            <text:p>13630115</text:p>
          </table:table-cell>
          <table:table-cell office:value-type="float" office:value="39406750" calcext:value-type="float">
            <text:p>39406750</text:p>
          </table:table-cell>
          <table:table-cell table:number-columns-repeated="1015"/>
        </table:table-row>
        <table:table-row table:style-name="ro1">
          <table:table-cell office:value-type="float" office:value="41001" calcext:value-type="float">
            <text:p>41001</text:p>
          </table:table-cell>
          <table:table-cell office:value-type="float" office:value="3073209" calcext:value-type="float">
            <text:p>3073209</text:p>
          </table:table-cell>
          <table:table-cell office:value-type="float" office:value="485482618" calcext:value-type="float">
            <text:p>485482618</text:p>
          </table:table-cell>
          <table:table-cell office:value-type="float" office:value="431108680" calcext:value-type="float">
            <text:p>431108680</text:p>
          </table:table-cell>
          <table:table-cell office:value-type="float" office:value="22613446" calcext:value-type="float">
            <text:p>22613446</text:p>
          </table:table-cell>
          <table:table-cell office:value-type="float" office:value="25890610" calcext:value-type="float">
            <text:p>25890610</text:p>
          </table:table-cell>
          <table:table-cell office:value-type="float" office:value="13493345" calcext:value-type="float">
            <text:p>13493345</text:p>
          </table:table-cell>
          <table:table-cell office:value-type="float" office:value="13726650" calcext:value-type="float">
            <text:p>13726650</text:p>
          </table:table-cell>
          <table:table-cell office:value-type="float" office:value="47406433" calcext:value-type="float">
            <text:p>47406433</text:p>
          </table:table-cell>
          <table:table-cell table:number-columns-repeated="1015"/>
        </table:table-row>
        <table:table-row table:style-name="ro1">
          <table:table-cell office:value-type="float" office:value="42001" calcext:value-type="float">
            <text:p>42001</text:p>
          </table:table-cell>
          <table:table-cell office:value-type="float" office:value="11656884" calcext:value-type="float">
            <text:p>11656884</text:p>
          </table:table-cell>
          <table:table-cell office:value-type="float" office:value="508843120" calcext:value-type="float">
            <text:p>508843120</text:p>
          </table:table-cell>
          <table:table-cell office:value-type="float" office:value="452664649" calcext:value-type="float">
            <text:p>452664649</text:p>
          </table:table-cell>
          <table:table-cell office:value-type="float" office:value="23048808" calcext:value-type="float">
            <text:p>23048808</text:p>
          </table:table-cell>
          <table:table-cell office:value-type="float" office:value="27265822" calcext:value-type="float">
            <text:p>27265822</text:p>
          </table:table-cell>
          <table:table-cell office:value-type="float" office:value="13424034" calcext:value-type="float">
            <text:p>13424034</text:p>
          </table:table-cell>
          <table:table-cell office:value-type="float" office:value="13934125" calcext:value-type="float">
            <text:p>13934125</text:p>
          </table:table-cell>
          <table:table-cell office:value-type="float" office:value="56336155" calcext:value-type="float">
            <text:p>56336155</text:p>
          </table:table-cell>
          <table:table-cell table:number-columns-repeated="1015"/>
        </table:table-row>
        <table:table-row table:style-name="ro1">
          <table:table-cell office:value-type="float" office:value="43001" calcext:value-type="float">
            <text:p>43001</text:p>
          </table:table-cell>
          <table:table-cell office:value-type="float" office:value="6770506" calcext:value-type="float">
            <text:p>6770506</text:p>
          </table:table-cell>
          <table:table-cell office:value-type="float" office:value="532387377" calcext:value-type="float">
            <text:p>532387377</text:p>
          </table:table-cell>
          <table:table-cell office:value-type="float" office:value="468417454" calcext:value-type="float">
            <text:p>468417454</text:p>
          </table:table-cell>
          <table:table-cell office:value-type="float" office:value="26551612" calcext:value-type="float">
            <text:p>26551612</text:p>
          </table:table-cell>
          <table:table-cell office:value-type="float" office:value="25062167" calcext:value-type="float">
            <text:p>25062167</text:p>
          </table:table-cell>
          <table:table-cell office:value-type="float" office:value="13748483" calcext:value-type="float">
            <text:p>13748483</text:p>
          </table:table-cell>
          <table:table-cell office:value-type="float" office:value="14554120" calcext:value-type="float">
            <text:p>14554120</text:p>
          </table:table-cell>
          <table:table-cell office:value-type="float" office:value="55583739" calcext:value-type="float">
            <text:p>55583739</text:p>
          </table:table-cell>
          <table:table-cell table:number-columns-repeated="1015"/>
        </table:table-row>
        <table:table-row table:style-name="ro1">
          <table:table-cell office:value-type="float" office:value="44001" calcext:value-type="float">
            <text:p>44001</text:p>
          </table:table-cell>
          <table:table-cell office:value-type="float" office:value="5069218" calcext:value-type="float">
            <text:p>5069218</text:p>
          </table:table-cell>
          <table:table-cell office:value-type="float" office:value="561469972" calcext:value-type="float">
            <text:p>561469972</text:p>
          </table:table-cell>
          <table:table-cell office:value-type="float" office:value="493099390" calcext:value-type="float">
            <text:p>493099390</text:p>
          </table:table-cell>
          <table:table-cell office:value-type="float" office:value="22236104" calcext:value-type="float">
            <text:p>22236104</text:p>
          </table:table-cell>
          <table:table-cell office:value-type="float" office:value="25286954" calcext:value-type="float">
            <text:p>25286954</text:p>
          </table:table-cell>
          <table:table-cell office:value-type="float" office:value="15051692" calcext:value-type="float">
            <text:p>15051692</text:p>
          </table:table-cell>
          <table:table-cell office:value-type="float" office:value="14632378" calcext:value-type="float">
            <text:p>14632378</text:p>
          </table:table-cell>
          <table:table-cell office:value-type="float" office:value="51645564" calcext:value-type="float">
            <text:p>51645564</text:p>
          </table:table-cell>
          <table:table-cell table:number-columns-repeated="1015"/>
        </table:table-row>
        <table:table-row table:style-name="ro1">
          <table:table-cell office:value-type="float" office:value="45001" calcext:value-type="float">
            <text:p>45001</text:p>
          </table:table-cell>
          <table:table-cell office:value-type="float" office:value="5212781" calcext:value-type="float">
            <text:p>5212781</text:p>
          </table:table-cell>
          <table:table-cell office:value-type="float" office:value="576322062" calcext:value-type="float">
            <text:p>576322062</text:p>
          </table:table-cell>
          <table:table-cell office:value-type="float" office:value="519990960" calcext:value-type="float">
            <text:p>519990960</text:p>
          </table:table-cell>
          <table:table-cell office:value-type="float" office:value="22043802" calcext:value-type="float">
            <text:p>22043802</text:p>
          </table:table-cell>
          <table:table-cell office:value-type="float" office:value="26202529" calcext:value-type="float">
            <text:p>26202529</text:p>
          </table:table-cell>
          <table:table-cell office:value-type="float" office:value="15248531" calcext:value-type="float">
            <text:p>15248531</text:p>
          </table:table-cell>
          <table:table-cell office:value-type="float" office:value="14934835" calcext:value-type="float">
            <text:p>14934835</text:p>
          </table:table-cell>
          <table:table-cell office:value-type="float" office:value="52199225" calcext:value-type="float">
            <text:p>52199225</text:p>
          </table:table-cell>
          <table:table-cell table:number-columns-repeated="1015"/>
        </table:table-row>
        <table:table-row table:style-name="ro1">
          <table:table-cell office:value-type="float" office:value="46001" calcext:value-type="float">
            <text:p>46001</text:p>
          </table:table-cell>
          <table:table-cell office:value-type="float" office:value="4566874" calcext:value-type="float">
            <text:p>4566874</text:p>
          </table:table-cell>
          <table:table-cell office:value-type="float" office:value="607342355" calcext:value-type="float">
            <text:p>607342355</text:p>
          </table:table-cell>
          <table:table-cell office:value-type="float" office:value="545194661" calcext:value-type="float">
            <text:p>545194661</text:p>
          </table:table-cell>
          <table:table-cell office:value-type="float" office:value="24962391" calcext:value-type="float">
            <text:p>24962391</text:p>
          </table:table-cell>
          <table:table-cell office:value-type="float" office:value="25776570" calcext:value-type="float">
            <text:p>25776570</text:p>
          </table:table-cell>
          <table:table-cell office:value-type="float" office:value="14376021" calcext:value-type="float">
            <text:p>14376021</text:p>
          </table:table-cell>
          <table:table-cell office:value-type="float" office:value="14954756" calcext:value-type="float">
            <text:p>14954756</text:p>
          </table:table-cell>
          <table:table-cell office:value-type="float" office:value="53956020" calcext:value-type="float">
            <text:p>53956020</text:p>
          </table:table-cell>
          <table:table-cell table:number-columns-repeated="1015"/>
        </table:table-row>
        <table:table-row table:style-name="ro1">
          <table:table-cell office:value-type="float" office:value="47001" calcext:value-type="float">
            <text:p>47001</text:p>
          </table:table-cell>
          <table:table-cell office:value-type="float" office:value="3624334" calcext:value-type="float">
            <text:p>3624334</text:p>
          </table:table-cell>
          <table:table-cell office:value-type="float" office:value="633997906" calcext:value-type="float">
            <text:p>633997906</text:p>
          </table:table-cell>
          <table:table-cell office:value-type="float" office:value="575719042" calcext:value-type="float">
            <text:p>575719042</text:p>
          </table:table-cell>
          <table:table-cell office:value-type="float" office:value="24668947" calcext:value-type="float">
            <text:p>24668947</text:p>
          </table:table-cell>
          <table:table-cell office:value-type="float" office:value="25574549" calcext:value-type="float">
            <text:p>25574549</text:p>
          </table:table-cell>
          <table:table-cell office:value-type="float" office:value="14851389" calcext:value-type="float">
            <text:p>14851389</text:p>
          </table:table-cell>
          <table:table-cell office:value-type="float" office:value="15248497" calcext:value-type="float">
            <text:p>15248497</text:p>
          </table:table-cell>
          <table:table-cell office:value-type="float" office:value="56374527" calcext:value-type="float">
            <text:p>56374527</text:p>
          </table:table-cell>
          <table:table-cell table:number-columns-repeated="1015"/>
        </table:table-row>
        <table:table-row table:style-name="ro1">
          <table:table-cell office:value-type="float" office:value="48001" calcext:value-type="float">
            <text:p>48001</text:p>
          </table:table-cell>
          <table:table-cell office:value-type="float" office:value="5497448" calcext:value-type="float">
            <text:p>5497448</text:p>
          </table:table-cell>
          <table:table-cell office:value-type="float" office:value="667909901" calcext:value-type="float">
            <text:p>667909901</text:p>
          </table:table-cell>
          <table:table-cell office:value-type="float" office:value="593242844" calcext:value-type="float">
            <text:p>593242844</text:p>
          </table:table-cell>
          <table:table-cell office:value-type="float" office:value="25942905" calcext:value-type="float">
            <text:p>25942905</text:p>
          </table:table-cell>
          <table:table-cell office:value-type="float" office:value="26987607" calcext:value-type="float">
            <text:p>26987607</text:p>
          </table:table-cell>
          <table:table-cell office:value-type="float" office:value="15317395" calcext:value-type="float">
            <text:p>15317395</text:p>
          </table:table-cell>
          <table:table-cell office:value-type="float" office:value="15596222" calcext:value-type="float">
            <text:p>15596222</text:p>
          </table:table-cell>
          <table:table-cell office:value-type="float" office:value="59955447" calcext:value-type="float">
            <text:p>59955447</text:p>
          </table:table-cell>
          <table:table-cell table:number-columns-repeated="1015"/>
        </table:table-row>
        <table:table-row table:style-name="ro1">
          <table:table-cell office:value-type="float" office:value="49001" calcext:value-type="float">
            <text:p>49001</text:p>
          </table:table-cell>
          <table:table-cell office:value-type="float" office:value="4260120" calcext:value-type="float">
            <text:p>4260120</text:p>
          </table:table-cell>
          <table:table-cell office:value-type="float" office:value="698785522" calcext:value-type="float">
            <text:p>698785522</text:p>
          </table:table-cell>
          <table:table-cell office:value-type="float" office:value="624050827" calcext:value-type="float">
            <text:p>624050827</text:p>
          </table:table-cell>
          <table:table-cell office:value-type="float" office:value="23978164" calcext:value-type="float">
            <text:p>23978164</text:p>
          </table:table-cell>
          <table:table-cell office:value-type="float" office:value="27357154" calcext:value-type="float">
            <text:p>27357154</text:p>
          </table:table-cell>
          <table:table-cell office:value-type="float" office:value="18141811" calcext:value-type="float">
            <text:p>18141811</text:p>
          </table:table-cell>
          <table:table-cell office:value-type="float" office:value="16588357" calcext:value-type="float">
            <text:p>16588357</text:p>
          </table:table-cell>
          <table:table-cell office:value-type="float" office:value="66229587" calcext:value-type="float">
            <text:p>66229587</text:p>
          </table:table-cell>
          <table:table-cell table:number-columns-repeated="1015"/>
        </table:table-row>
        <table:table-row table:style-name="ro1">
          <table:table-cell office:value-type="float" office:value="50001" calcext:value-type="float">
            <text:p>50001</text:p>
          </table:table-cell>
          <table:table-cell office:value-type="float" office:value="4009031" calcext:value-type="float">
            <text:p>4009031</text:p>
          </table:table-cell>
          <table:table-cell office:value-type="float" office:value="711178763" calcext:value-type="float">
            <text:p>711178763</text:p>
          </table:table-cell>
          <table:table-cell office:value-type="float" office:value="651654528" calcext:value-type="float">
            <text:p>651654528</text:p>
          </table:table-cell>
          <table:table-cell office:value-type="float" office:value="24175978" calcext:value-type="float">
            <text:p>24175978</text:p>
          </table:table-cell>
          <table:table-cell office:value-type="float" office:value="28997923" calcext:value-type="float">
            <text:p>28997923</text:p>
          </table:table-cell>
          <table:table-cell office:value-type="float" office:value="15707909" calcext:value-type="float">
            <text:p>15707909</text:p>
          </table:table-cell>
          <table:table-cell office:value-type="float" office:value="16278686" calcext:value-type="float">
            <text:p>16278686</text:p>
          </table:table-cell>
          <table:table-cell office:value-type="float" office:value="66036400" calcext:value-type="float">
            <text:p>66036400</text:p>
          </table:table-cell>
          <table:table-cell table:number-columns-repeated="1015"/>
        </table:table-row>
        <table:table-row table:style-name="ro1">
          <table:table-cell office:value-type="float" office:value="51001" calcext:value-type="float">
            <text:p>51001</text:p>
          </table:table-cell>
          <table:table-cell office:value-type="float" office:value="4211550" calcext:value-type="float">
            <text:p>4211550</text:p>
          </table:table-cell>
          <table:table-cell office:value-type="float" office:value="741107912" calcext:value-type="float">
            <text:p>741107912</text:p>
          </table:table-cell>
          <table:table-cell office:value-type="float" office:value="718356923" calcext:value-type="float">
            <text:p>718356923</text:p>
          </table:table-cell>
          <table:table-cell office:value-type="float" office:value="24173077" calcext:value-type="float">
            <text:p>24173077</text:p>
          </table:table-cell>
          <table:table-cell office:value-type="float" office:value="27946555" calcext:value-type="float">
            <text:p>27946555</text:p>
          </table:table-cell>
          <table:table-cell office:value-type="float" office:value="17414692" calcext:value-type="float">
            <text:p>17414692</text:p>
          </table:table-cell>
          <table:table-cell office:value-type="float" office:value="16922347" calcext:value-type="float">
            <text:p>16922347</text:p>
          </table:table-cell>
          <table:table-cell office:value-type="float" office:value="65570564" calcext:value-type="float">
            <text:p>65570564</text:p>
          </table:table-cell>
          <table:table-cell table:number-columns-repeated="1015"/>
        </table:table-row>
        <table:table-row table:style-name="ro1">
          <table:table-cell office:value-type="float" office:value="52001" calcext:value-type="float">
            <text:p>52001</text:p>
          </table:table-cell>
          <table:table-cell office:value-type="float" office:value="4106736" calcext:value-type="float">
            <text:p>4106736</text:p>
          </table:table-cell>
          <table:table-cell office:value-type="float" office:value="780715496" calcext:value-type="float">
            <text:p>780715496</text:p>
          </table:table-cell>
          <table:table-cell office:value-type="float" office:value="685380853" calcext:value-type="float">
            <text:p>685380853</text:p>
          </table:table-cell>
          <table:table-cell office:value-type="float" office:value="24335691" calcext:value-type="float">
            <text:p>24335691</text:p>
          </table:table-cell>
          <table:table-cell office:value-type="float" office:value="28406845" calcext:value-type="float">
            <text:p>28406845</text:p>
          </table:table-cell>
          <table:table-cell office:value-type="float" office:value="16356076" calcext:value-type="float">
            <text:p>16356076</text:p>
          </table:table-cell>
          <table:table-cell office:value-type="float" office:value="16878488" calcext:value-type="float">
            <text:p>16878488</text:p>
          </table:table-cell>
          <table:table-cell office:value-type="float" office:value="67973814" calcext:value-type="float">
            <text:p>67973814</text:p>
          </table:table-cell>
          <table:table-cell table:number-columns-repeated="1015"/>
        </table:table-row>
        <table:table-row table:style-name="ro1">
          <table:table-cell office:value-type="float" office:value="53001" calcext:value-type="float">
            <text:p>53001</text:p>
          </table:table-cell>
          <table:table-cell office:value-type="float" office:value="4397322" calcext:value-type="float">
            <text:p>4397322</text:p>
          </table:table-cell>
          <table:table-cell office:value-type="float" office:value="789505046" calcext:value-type="float">
            <text:p>789505046</text:p>
          </table:table-cell>
          <table:table-cell office:value-type="float" office:value="741357456" calcext:value-type="float">
            <text:p>741357456</text:p>
          </table:table-cell>
          <table:table-cell office:value-type="float" office:value="23914995" calcext:value-type="float">
            <text:p>23914995</text:p>
          </table:table-cell>
          <table:table-cell office:value-type="float" office:value="28835579" calcext:value-type="float">
            <text:p>28835579</text:p>
          </table:table-cell>
          <table:table-cell office:value-type="float" office:value="16993778" calcext:value-type="float">
            <text:p>16993778</text:p>
          </table:table-cell>
          <table:table-cell office:value-type="float" office:value="17247252" calcext:value-type="float">
            <text:p>17247252</text:p>
          </table:table-cell>
          <table:table-cell office:value-type="float" office:value="71712136" calcext:value-type="float">
            <text:p>71712136</text:p>
          </table:table-cell>
          <table:table-cell table:number-columns-repeated="1015"/>
        </table:table-row>
        <table:table-row table:style-name="ro1">
          <table:table-cell office:value-type="float" office:value="54001" calcext:value-type="float">
            <text:p>54001</text:p>
          </table:table-cell>
          <table:table-cell office:value-type="float" office:value="4818523" calcext:value-type="float">
            <text:p>4818523</text:p>
          </table:table-cell>
          <table:table-cell office:value-type="float" office:value="812148198" calcext:value-type="float">
            <text:p>812148198</text:p>
          </table:table-cell>
          <table:table-cell office:value-type="float" office:value="802227432" calcext:value-type="float">
            <text:p>802227432</text:p>
          </table:table-cell>
          <table:table-cell office:value-type="float" office:value="25245155" calcext:value-type="float">
            <text:p>25245155</text:p>
          </table:table-cell>
          <table:table-cell office:value-type="float" office:value="33001071" calcext:value-type="float">
            <text:p>33001071</text:p>
          </table:table-cell>
          <table:table-cell office:value-type="float" office:value="16579220" calcext:value-type="float">
            <text:p>16579220</text:p>
          </table:table-cell>
          <table:table-cell office:value-type="float" office:value="17586777" calcext:value-type="float">
            <text:p>17586777</text:p>
          </table:table-cell>
          <table:table-cell office:value-type="float" office:value="77995286" calcext:value-type="float">
            <text:p>77995286</text:p>
          </table:table-cell>
          <table:table-cell table:number-columns-repeated="1015"/>
        </table:table-row>
        <table:table-row table:style-name="ro1">
          <table:table-cell office:value-type="float" office:value="55001" calcext:value-type="float">
            <text:p>55001</text:p>
          </table:table-cell>
          <table:table-cell office:value-type="float" office:value="4797707" calcext:value-type="float">
            <text:p>4797707</text:p>
          </table:table-cell>
          <table:table-cell office:value-type="float" office:value="834239403" calcext:value-type="float">
            <text:p>834239403</text:p>
          </table:table-cell>
          <table:table-cell office:value-type="float" office:value="773266051" calcext:value-type="float">
            <text:p>773266051</text:p>
          </table:table-cell>
          <table:table-cell office:value-type="float" office:value="25154689" calcext:value-type="float">
            <text:p>25154689</text:p>
          </table:table-cell>
          <table:table-cell office:value-type="float" office:value="35925703" calcext:value-type="float">
            <text:p>35925703</text:p>
          </table:table-cell>
          <table:table-cell office:value-type="float" office:value="16924814" calcext:value-type="float">
            <text:p>16924814</text:p>
          </table:table-cell>
          <table:table-cell office:value-type="float" office:value="17692681" calcext:value-type="float">
            <text:p>17692681</text:p>
          </table:table-cell>
          <table:table-cell office:value-type="float" office:value="60747769" calcext:value-type="float">
            <text:p>60747769</text:p>
          </table:table-cell>
          <table:table-cell table:number-columns-repeated="1015"/>
        </table:table-row>
        <table:table-row table:style-name="ro1">
          <table:table-cell office:value-type="float" office:value="56001" calcext:value-type="float">
            <text:p>56001</text:p>
          </table:table-cell>
          <table:table-cell office:value-type="float" office:value="4637744" calcext:value-type="float">
            <text:p>4637744</text:p>
          </table:table-cell>
          <table:table-cell office:value-type="float" office:value="860743111" calcext:value-type="float">
            <text:p>860743111</text:p>
          </table:table-cell>
          <table:table-cell office:value-type="float" office:value="852549748" calcext:value-type="float">
            <text:p>852549748</text:p>
          </table:table-cell>
          <table:table-cell office:value-type="float" office:value="25485129" calcext:value-type="float">
            <text:p>25485129</text:p>
          </table:table-cell>
          <table:table-cell office:value-type="float" office:value="32816727" calcext:value-type="float">
            <text:p>32816727</text:p>
          </table:table-cell>
          <table:table-cell office:value-type="float" office:value="17586598" calcext:value-type="float">
            <text:p>17586598</text:p>
          </table:table-cell>
          <table:table-cell office:value-type="float" office:value="18087208" calcext:value-type="float">
            <text:p>18087208</text:p>
          </table:table-cell>
          <table:table-cell office:value-type="float" office:value="82507998" calcext:value-type="float">
            <text:p>82507998</text:p>
          </table:table-cell>
          <table:table-cell table:number-columns-repeated="1015"/>
        </table:table-row>
        <table:table-row table:style-name="ro1">
          <table:table-cell office:value-type="float" office:value="57001" calcext:value-type="float">
            <text:p>57001</text:p>
          </table:table-cell>
          <table:table-cell office:value-type="float" office:value="17361362" calcext:value-type="float">
            <text:p>17361362</text:p>
          </table:table-cell>
          <table:table-cell office:value-type="float" office:value="926997294" calcext:value-type="float">
            <text:p>926997294</text:p>
          </table:table-cell>
          <table:table-cell office:value-type="float" office:value="800434279" calcext:value-type="float">
            <text:p>800434279</text:p>
          </table:table-cell>
          <table:table-cell office:value-type="float" office:value="27930974" calcext:value-type="float">
            <text:p>27930974</text:p>
          </table:table-cell>
          <table:table-cell office:value-type="float" office:value="32988618" calcext:value-type="float">
            <text:p>32988618</text:p>
          </table:table-cell>
          <table:table-cell office:value-type="float" office:value="17417024" calcext:value-type="float">
            <text:p>17417024</text:p>
          </table:table-cell>
          <table:table-cell office:value-type="float" office:value="18772583" calcext:value-type="float">
            <text:p>18772583</text:p>
          </table:table-cell>
          <table:table-cell office:value-type="float" office:value="81248939" calcext:value-type="float">
            <text:p>81248939</text:p>
          </table:table-cell>
          <table:table-cell table:number-columns-repeated="1015"/>
        </table:table-row>
        <table:table-row table:style-name="ro1">
          <table:table-cell office:value-type="float" office:value="58001" calcext:value-type="float">
            <text:p>58001</text:p>
          </table:table-cell>
          <table:table-cell office:value-type="float" office:value="5483576" calcext:value-type="float">
            <text:p>5483576</text:p>
          </table:table-cell>
          <table:table-cell office:value-type="float" office:value="919591530" calcext:value-type="float">
            <text:p>919591530</text:p>
          </table:table-cell>
          <table:table-cell office:value-type="float" office:value="839472724" calcext:value-type="float">
            <text:p>839472724</text:p>
          </table:table-cell>
          <table:table-cell office:value-type="float" office:value="28181110" calcext:value-type="float">
            <text:p>28181110</text:p>
          </table:table-cell>
          <table:table-cell office:value-type="float" office:value="33449662" calcext:value-type="float">
            <text:p>33449662</text:p>
          </table:table-cell>
          <table:table-cell office:value-type="float" office:value="18487965" calcext:value-type="float">
            <text:p>18487965</text:p>
          </table:table-cell>
          <table:table-cell office:value-type="float" office:value="18125744" calcext:value-type="float">
            <text:p>18125744</text:p>
          </table:table-cell>
          <table:table-cell office:value-type="float" office:value="83509929" calcext:value-type="float">
            <text:p>83509929</text:p>
          </table:table-cell>
          <table:table-cell table:number-columns-repeated="1015"/>
        </table:table-row>
        <table:table-row table:style-name="ro1">
          <table:table-cell office:value-type="float" office:value="59001" calcext:value-type="float">
            <text:p>59001</text:p>
          </table:table-cell>
          <table:table-cell office:value-type="float" office:value="7210863" calcext:value-type="float">
            <text:p>7210863</text:p>
          </table:table-cell>
          <table:table-cell office:value-type="float" office:value="946985046" calcext:value-type="float">
            <text:p>946985046</text:p>
          </table:table-cell>
          <table:table-cell office:value-type="float" office:value="867559411" calcext:value-type="float">
            <text:p>867559411</text:p>
          </table:table-cell>
          <table:table-cell office:value-type="float" office:value="28609407" calcext:value-type="float">
            <text:p>28609407</text:p>
          </table:table-cell>
          <table:table-cell office:value-type="float" office:value="32664177" calcext:value-type="float">
            <text:p>32664177</text:p>
          </table:table-cell>
          <table:table-cell office:value-type="float" office:value="18824248" calcext:value-type="float">
            <text:p>18824248</text:p>
          </table:table-cell>
          <table:table-cell office:value-type="float" office:value="18687285" calcext:value-type="float">
            <text:p>18687285</text:p>
          </table:table-cell>
          <table:table-cell office:value-type="float" office:value="96340469" calcext:value-type="float">
            <text:p>96340469</text:p>
          </table:table-cell>
          <table:table-cell table:number-columns-repeated="1015"/>
        </table:table-row>
        <table:table-row table:style-name="ro1">
          <table:table-cell office:value-type="float" office:value="60001" calcext:value-type="float">
            <text:p>60001</text:p>
          </table:table-cell>
          <table:table-cell office:value-type="float" office:value="6489313" calcext:value-type="float">
            <text:p>6489313</text:p>
          </table:table-cell>
          <table:table-cell office:value-type="float" office:value="977287320" calcext:value-type="float">
            <text:p>977287320</text:p>
          </table:table-cell>
          <table:table-cell office:value-type="float" office:value="933089938" calcext:value-type="float">
            <text:p>933089938</text:p>
          </table:table-cell>
          <table:table-cell office:value-type="float" office:value="28150517" calcext:value-type="float">
            <text:p>28150517</text:p>
          </table:table-cell>
          <table:table-cell office:value-type="float" office:value="33278723" calcext:value-type="float">
            <text:p>33278723</text:p>
          </table:table-cell>
          <table:table-cell office:value-type="float" office:value="19208081" calcext:value-type="float">
            <text:p>19208081</text:p>
          </table:table-cell>
          <table:table-cell office:value-type="float" office:value="18880956" calcext:value-type="float">
            <text:p>18880956</text:p>
          </table:table-cell>
          <table:table-cell office:value-type="float" office:value="92846507" calcext:value-type="float">
            <text:p>92846507</text:p>
          </table:table-cell>
          <table:table-cell table:number-columns-repeated="1015"/>
        </table:table-row>
        <table:table-row table:style-name="ro1">
          <table:table-cell office:value-type="float" office:value="61001" calcext:value-type="float">
            <text:p>61001</text:p>
          </table:table-cell>
          <table:table-cell office:value-type="float" office:value="6306667" calcext:value-type="float">
            <text:p>6306667</text:p>
          </table:table-cell>
          <table:table-cell office:value-type="float" office:value="1008332501" calcext:value-type="float">
            <text:p>1008332501</text:p>
          </table:table-cell>
          <table:table-cell office:value-type="float" office:value="1011091185" calcext:value-type="float">
            <text:p>1011091185</text:p>
          </table:table-cell>
          <table:table-cell office:value-type="float" office:value="34735809" calcext:value-type="float">
            <text:p>34735809</text:p>
          </table:table-cell>
          <table:table-cell office:value-type="float" office:value="35725808" calcext:value-type="float">
            <text:p>35725808</text:p>
          </table:table-cell>
          <table:table-cell office:value-type="float" office:value="18550312" calcext:value-type="float">
            <text:p>18550312</text:p>
          </table:table-cell>
          <table:table-cell office:value-type="float" office:value="20188625" calcext:value-type="float">
            <text:p>20188625</text:p>
          </table:table-cell>
          <table:table-cell office:value-type="float" office:value="92953957" calcext:value-type="float">
            <text:p>92953957</text:p>
          </table:table-cell>
          <table:table-cell table:number-columns-repeated="1015"/>
        </table:table-row>
        <table:table-row table:style-name="ro1">
          <table:table-cell office:value-type="float" office:value="62001" calcext:value-type="float">
            <text:p>62001</text:p>
          </table:table-cell>
          <table:table-cell office:value-type="float" office:value="6092291" calcext:value-type="float">
            <text:p>6092291</text:p>
          </table:table-cell>
          <table:table-cell office:value-type="float" office:value="1041807696" calcext:value-type="float">
            <text:p>1041807696</text:p>
          </table:table-cell>
          <table:table-cell office:value-type="float" office:value="912738842" calcext:value-type="float">
            <text:p>912738842</text:p>
          </table:table-cell>
          <table:table-cell office:value-type="float" office:value="30695947" calcext:value-type="float">
            <text:p>30695947</text:p>
          </table:table-cell>
          <table:table-cell office:value-type="float" office:value="35502288" calcext:value-type="float">
            <text:p>35502288</text:p>
          </table:table-cell>
          <table:table-cell office:value-type="float" office:value="18801559" calcext:value-type="float">
            <text:p>18801559</text:p>
          </table:table-cell>
          <table:table-cell office:value-type="float" office:value="20299266" calcext:value-type="float">
            <text:p>20299266</text:p>
          </table:table-cell>
          <table:table-cell office:value-type="float" office:value="96984022" calcext:value-type="float">
            <text:p>96984022</text:p>
          </table:table-cell>
          <table:table-cell table:number-columns-repeated="1015"/>
        </table:table-row>
        <table:table-row table:style-name="ro1">
          <table:table-cell office:value-type="float" office:value="63001" calcext:value-type="float">
            <text:p>63001</text:p>
          </table:table-cell>
          <table:table-cell office:value-type="float" office:value="5707399" calcext:value-type="float">
            <text:p>5707399</text:p>
          </table:table-cell>
          <table:table-cell office:value-type="float" office:value="1066581181" calcext:value-type="float">
            <text:p>1066581181</text:p>
          </table:table-cell>
          <table:table-cell office:value-type="float" office:value="954730998" calcext:value-type="float">
            <text:p>954730998</text:p>
          </table:table-cell>
          <table:table-cell office:value-type="float" office:value="30806499" calcext:value-type="float">
            <text:p>30806499</text:p>
          </table:table-cell>
          <table:table-cell office:value-type="float" office:value="35073513" calcext:value-type="float">
            <text:p>35073513</text:p>
          </table:table-cell>
          <table:table-cell office:value-type="float" office:value="19079041" calcext:value-type="float">
            <text:p>19079041</text:p>
          </table:table-cell>
          <table:table-cell office:value-type="float" office:value="19671292" calcext:value-type="float">
            <text:p>19671292</text:p>
          </table:table-cell>
          <table:table-cell office:value-type="float" office:value="99974022" calcext:value-type="float">
            <text:p>99974022</text:p>
          </table:table-cell>
          <table:table-cell table:number-columns-repeated="1015"/>
        </table:table-row>
        <table:table-row table:style-name="ro1">
          <table:table-cell office:value-type="float" office:value="64001" calcext:value-type="float">
            <text:p>64001</text:p>
          </table:table-cell>
          <table:table-cell office:value-type="float" office:value="6721577" calcext:value-type="float">
            <text:p>6721577</text:p>
          </table:table-cell>
          <table:table-cell office:value-type="float" office:value="1102288765" calcext:value-type="float">
            <text:p>1102288765</text:p>
          </table:table-cell>
          <table:table-cell office:value-type="float" office:value="960250732" calcext:value-type="float">
            <text:p>960250732</text:p>
          </table:table-cell>
          <table:table-cell office:value-type="float" office:value="32400188" calcext:value-type="float">
            <text:p>32400188</text:p>
          </table:table-cell>
          <table:table-cell office:value-type="float" office:value="34900715" calcext:value-type="float">
            <text:p>34900715</text:p>
          </table:table-cell>
          <table:table-cell office:value-type="float" office:value="23332371" calcext:value-type="float">
            <text:p>23332371</text:p>
          </table:table-cell>
          <table:table-cell office:value-type="float" office:value="19837183" calcext:value-type="float">
            <text:p>19837183</text:p>
          </table:table-cell>
          <table:table-cell office:value-type="float" office:value="113757424" calcext:value-type="float">
            <text:p>113757424</text:p>
          </table:table-cell>
          <table:table-cell table:number-columns-repeated="1015"/>
        </table:table-row>
        <table:table-row table:style-name="ro1">
          <table:table-cell office:value-type="float" office:value="65001" calcext:value-type="float">
            <text:p>65001</text:p>
          </table:table-cell>
          <table:table-cell office:value-type="float" office:value="5505754" calcext:value-type="float">
            <text:p>5505754</text:p>
          </table:table-cell>
          <table:table-cell office:value-type="float" office:value="1128384249" calcext:value-type="float">
            <text:p>1128384249</text:p>
          </table:table-cell>
          <table:table-cell office:value-type="float" office:value="1074068249" calcext:value-type="float">
            <text:p>1074068249</text:p>
          </table:table-cell>
          <table:table-cell office:value-type="float" office:value="33811038" calcext:value-type="float">
            <text:p>33811038</text:p>
          </table:table-cell>
          <table:table-cell office:value-type="float" office:value="35893631" calcext:value-type="float">
            <text:p>35893631</text:p>
          </table:table-cell>
          <table:table-cell office:value-type="float" office:value="19471648" calcext:value-type="float">
            <text:p>19471648</text:p>
          </table:table-cell>
          <table:table-cell office:value-type="float" office:value="20175233" calcext:value-type="float">
            <text:p>20175233</text:p>
          </table:table-cell>
          <table:table-cell office:value-type="float" office:value="116161744" calcext:value-type="float">
            <text:p>116161744</text:p>
          </table:table-cell>
          <table:table-cell table:number-columns-repeated="1015"/>
        </table:table-row>
        <table:table-row table:style-name="ro1">
          <table:table-cell office:value-type="float" office:value="66001" calcext:value-type="float">
            <text:p>66001</text:p>
          </table:table-cell>
          <table:table-cell office:value-type="float" office:value="6940163" calcext:value-type="float">
            <text:p>6940163</text:p>
          </table:table-cell>
          <table:table-cell office:value-type="float" office:value="1164778153" calcext:value-type="float">
            <text:p>1164778153</text:p>
          </table:table-cell>
          <table:table-cell office:value-type="float" office:value="1116584554" calcext:value-type="float">
            <text:p>1116584554</text:p>
          </table:table-cell>
          <table:table-cell office:value-type="float" office:value="32165540" calcext:value-type="float">
            <text:p>32165540</text:p>
          </table:table-cell>
          <table:table-cell office:value-type="float" office:value="35297083" calcext:value-type="float">
            <text:p>35297083</text:p>
          </table:table-cell>
          <table:table-cell office:value-type="float" office:value="19867505" calcext:value-type="float">
            <text:p>19867505</text:p>
          </table:table-cell>
          <table:table-cell office:value-type="float" office:value="21023181" calcext:value-type="float">
            <text:p>21023181</text:p>
          </table:table-cell>
          <table:table-cell office:value-type="float" office:value="117381910" calcext:value-type="float">
            <text:p>117381910</text:p>
          </table:table-cell>
          <table:table-cell table:number-columns-repeated="1015"/>
        </table:table-row>
        <table:table-row table:style-name="ro1">
          <table:table-cell office:value-type="float" office:value="67001" calcext:value-type="float">
            <text:p>67001</text:p>
          </table:table-cell>
          <table:table-cell office:value-type="float" office:value="5606818" calcext:value-type="float">
            <text:p>5606818</text:p>
          </table:table-cell>
          <table:table-cell office:value-type="float" office:value="1191062640" calcext:value-type="float">
            <text:p>1191062640</text:p>
          </table:table-cell>
          <table:table-cell office:value-type="float" office:value="1045469214" calcext:value-type="float">
            <text:p>1045469214</text:p>
          </table:table-cell>
          <table:table-cell office:value-type="float" office:value="33544403" calcext:value-type="float">
            <text:p>33544403</text:p>
          </table:table-cell>
          <table:table-cell office:value-type="float" office:value="38865625" calcext:value-type="float">
            <text:p>38865625</text:p>
          </table:table-cell>
          <table:table-cell office:value-type="float" office:value="19833728" calcext:value-type="float">
            <text:p>19833728</text:p>
          </table:table-cell>
          <table:table-cell office:value-type="float" office:value="21469868" calcext:value-type="float">
            <text:p>21469868</text:p>
          </table:table-cell>
          <table:table-cell office:value-type="float" office:value="109028675" calcext:value-type="float">
            <text:p>109028675</text:p>
          </table:table-cell>
          <table:table-cell table:number-columns-repeated="1015"/>
        </table:table-row>
        <table:table-row table:style-name="ro1">
          <table:table-cell office:value-type="float" office:value="68001" calcext:value-type="float">
            <text:p>68001</text:p>
          </table:table-cell>
          <table:table-cell office:value-type="float" office:value="5875358" calcext:value-type="float">
            <text:p>5875358</text:p>
          </table:table-cell>
          <table:table-cell office:value-type="float" office:value="1223527406" calcext:value-type="float">
            <text:p>1223527406</text:p>
          </table:table-cell>
          <table:table-cell office:value-type="float" office:value="1074374154" calcext:value-type="float">
            <text:p>1074374154</text:p>
          </table:table-cell>
          <table:table-cell office:value-type="float" office:value="33190626" calcext:value-type="float">
            <text:p>33190626</text:p>
          </table:table-cell>
          <table:table-cell office:value-type="float" office:value="38201888" calcext:value-type="float">
            <text:p>38201888</text:p>
          </table:table-cell>
          <table:table-cell office:value-type="float" office:value="21419064" calcext:value-type="float">
            <text:p>21419064</text:p>
          </table:table-cell>
          <table:table-cell office:value-type="float" office:value="20853907" calcext:value-type="float">
            <text:p>20853907</text:p>
          </table:table-cell>
          <table:table-cell office:value-type="float" office:value="106693822" calcext:value-type="float">
            <text:p>106693822</text:p>
          </table:table-cell>
          <table:table-cell table:number-columns-repeated="1015"/>
        </table:table-row>
        <table:table-row table:style-name="ro1">
          <table:table-cell office:value-type="float" office:value="69001" calcext:value-type="float">
            <text:p>69001</text:p>
          </table:table-cell>
          <table:table-cell office:value-type="float" office:value="6972044" calcext:value-type="float">
            <text:p>6972044</text:p>
          </table:table-cell>
          <table:table-cell office:value-type="float" office:value="1252610023" calcext:value-type="float">
            <text:p>1252610023</text:p>
          </table:table-cell>
          <table:table-cell office:value-type="float" office:value="1179065375" calcext:value-type="float">
            <text:p>1179065375</text:p>
          </table:table-cell>
          <table:table-cell office:value-type="float" office:value="32710158" calcext:value-type="float">
            <text:p>32710158</text:p>
          </table:table-cell>
          <table:table-cell office:value-type="float" office:value="37900414" calcext:value-type="float">
            <text:p>37900414</text:p>
          </table:table-cell>
          <table:table-cell office:value-type="float" office:value="21106366" calcext:value-type="float">
            <text:p>21106366</text:p>
          </table:table-cell>
          <table:table-cell office:value-type="float" office:value="22697951" calcext:value-type="float">
            <text:p>22697951</text:p>
          </table:table-cell>
          <table:table-cell office:value-type="float" office:value="108988394" calcext:value-type="float">
            <text:p>108988394</text:p>
          </table:table-cell>
          <table:table-cell table:number-columns-repeated="1015"/>
        </table:table-row>
        <table:table-row table:style-name="ro1">
          <table:table-cell office:value-type="float" office:value="70001" calcext:value-type="float">
            <text:p>70001</text:p>
          </table:table-cell>
          <table:table-cell office:value-type="float" office:value="5711123" calcext:value-type="float">
            <text:p>5711123</text:p>
          </table:table-cell>
          <table:table-cell office:value-type="float" office:value="1289478598" calcext:value-type="float">
            <text:p>1289478598</text:p>
          </table:table-cell>
          <table:table-cell office:value-type="float" office:value="1130407843" calcext:value-type="float">
            <text:p>1130407843</text:p>
          </table:table-cell>
          <table:table-cell office:value-type="float" office:value="35190779" calcext:value-type="float">
            <text:p>35190779</text:p>
          </table:table-cell>
          <table:table-cell office:value-type="float" office:value="38372793" calcext:value-type="float">
            <text:p>38372793</text:p>
          </table:table-cell>
          <table:table-cell office:value-type="float" office:value="21819373" calcext:value-type="float">
            <text:p>21819373</text:p>
          </table:table-cell>
          <table:table-cell office:value-type="float" office:value="29536894" calcext:value-type="float">
            <text:p>29536894</text:p>
          </table:table-cell>
          <table:table-cell office:value-type="float" office:value="134893957" calcext:value-type="float">
            <text:p>134893957</text:p>
          </table:table-cell>
          <table:table-cell table:number-columns-repeated="1015"/>
        </table:table-row>
        <table:table-row table:style-name="ro1">
          <table:table-cell office:value-type="float" office:value="71001" calcext:value-type="float">
            <text:p>71001</text:p>
          </table:table-cell>
          <table:table-cell office:value-type="float" office:value="7649304" calcext:value-type="float">
            <text:p>7649304</text:p>
          </table:table-cell>
          <table:table-cell office:value-type="float" office:value="1296302885" calcext:value-type="float">
            <text:p>1296302885</text:p>
          </table:table-cell>
          <table:table-cell office:value-type="float" office:value="1175351756" calcext:value-type="float">
            <text:p>1175351756</text:p>
          </table:table-cell>
          <table:table-cell office:value-type="float" office:value="37304128" calcext:value-type="float">
            <text:p>37304128</text:p>
          </table:table-cell>
          <table:table-cell office:value-type="float" office:value="38153091" calcext:value-type="float">
            <text:p>38153091</text:p>
          </table:table-cell>
          <table:table-cell office:value-type="float" office:value="20915273" calcext:value-type="float">
            <text:p>20915273</text:p>
          </table:table-cell>
          <table:table-cell office:value-type="float" office:value="21778076" calcext:value-type="float">
            <text:p>21778076</text:p>
          </table:table-cell>
          <table:table-cell office:value-type="float" office:value="126228712" calcext:value-type="float">
            <text:p>126228712</text:p>
          </table:table-cell>
          <table:table-cell table:number-columns-repeated="1015"/>
        </table:table-row>
        <table:table-row table:style-name="ro1">
          <table:table-cell office:value-type="float" office:value="72001" calcext:value-type="float">
            <text:p>72001</text:p>
          </table:table-cell>
          <table:table-cell office:value-type="float" office:value="6141342" calcext:value-type="float">
            <text:p>6141342</text:p>
          </table:table-cell>
          <table:table-cell office:value-type="float" office:value="1313602407" calcext:value-type="float">
            <text:p>1313602407</text:p>
          </table:table-cell>
          <table:table-cell office:value-type="float" office:value="1199445011" calcext:value-type="float">
            <text:p>1199445011</text:p>
          </table:table-cell>
          <table:table-cell office:value-type="float" office:value="36896762" calcext:value-type="float">
            <text:p>36896762</text:p>
          </table:table-cell>
          <table:table-cell office:value-type="float" office:value="41051686" calcext:value-type="float">
            <text:p>41051686</text:p>
          </table:table-cell>
          <table:table-cell office:value-type="float" office:value="20876924" calcext:value-type="float">
            <text:p>20876924</text:p>
          </table:table-cell>
          <table:table-cell office:value-type="float" office:value="33330191" calcext:value-type="float">
            <text:p>33330191</text:p>
          </table:table-cell>
          <table:table-cell office:value-type="float" office:value="129398975" calcext:value-type="float">
            <text:p>129398975</text:p>
          </table:table-cell>
          <table:table-cell table:number-columns-repeated="1015"/>
        </table:table-row>
        <table:table-row table:style-name="ro1">
          <table:table-cell office:value-type="float" office:value="73001" calcext:value-type="float">
            <text:p>73001</text:p>
          </table:table-cell>
          <table:table-cell office:value-type="float" office:value="6226546" calcext:value-type="float">
            <text:p>6226546</text:p>
          </table:table-cell>
          <table:table-cell office:value-type="float" office:value="1337350805" calcext:value-type="float">
            <text:p>1337350805</text:p>
          </table:table-cell>
          <table:table-cell office:value-type="float" office:value="1348965132" calcext:value-type="float">
            <text:p>1348965132</text:p>
          </table:table-cell>
          <table:table-cell office:value-type="float" office:value="36669382" calcext:value-type="float">
            <text:p>36669382</text:p>
          </table:table-cell>
          <table:table-cell office:value-type="float" office:value="38287154" calcext:value-type="float">
            <text:p>38287154</text:p>
          </table:table-cell>
          <table:table-cell office:value-type="float" office:value="21296438" calcext:value-type="float">
            <text:p>21296438</text:p>
          </table:table-cell>
          <table:table-cell office:value-type="float" office:value="22832502" calcext:value-type="float">
            <text:p>22832502</text:p>
          </table:table-cell>
          <table:table-cell office:value-type="float" office:value="125293405" calcext:value-type="float">
            <text:p>125293405</text:p>
          </table:table-cell>
          <table:table-cell table:number-columns-repeated="1015"/>
        </table:table-row>
        <table:table-row table:style-name="ro1">
          <table:table-cell office:value-type="float" office:value="74001" calcext:value-type="float">
            <text:p>74001</text:p>
          </table:table-cell>
          <table:table-cell office:value-type="float" office:value="6875987" calcext:value-type="float">
            <text:p>6875987</text:p>
          </table:table-cell>
          <table:table-cell office:value-type="float" office:value="1368223489" calcext:value-type="float">
            <text:p>1368223489</text:p>
          </table:table-cell>
          <table:table-cell office:value-type="float" office:value="1220876648" calcext:value-type="float">
            <text:p>1220876648</text:p>
          </table:table-cell>
          <table:table-cell office:value-type="float" office:value="36640294" calcext:value-type="float">
            <text:p>36640294</text:p>
          </table:table-cell>
          <table:table-cell office:value-type="float" office:value="40400477" calcext:value-type="float">
            <text:p>40400477</text:p>
          </table:table-cell>
          <table:table-cell office:value-type="float" office:value="22038939" calcext:value-type="float">
            <text:p>22038939</text:p>
          </table:table-cell>
          <table:table-cell office:value-type="float" office:value="24561142" calcext:value-type="float">
            <text:p>24561142</text:p>
          </table:table-cell>
          <table:table-cell office:value-type="float" office:value="124225409" calcext:value-type="float">
            <text:p>124225409</text:p>
          </table:table-cell>
          <table:table-cell table:number-columns-repeated="1015"/>
        </table:table-row>
        <table:table-row table:style-name="ro1">
          <table:table-cell office:value-type="float" office:value="75001" calcext:value-type="float">
            <text:p>75001</text:p>
          </table:table-cell>
          <table:table-cell office:value-type="float" office:value="6075112" calcext:value-type="float">
            <text:p>6075112</text:p>
          </table:table-cell>
          <table:table-cell office:value-type="float" office:value="1449012210" calcext:value-type="float">
            <text:p>1449012210</text:p>
          </table:table-cell>
          <table:table-cell office:value-type="float" office:value="1299568332" calcext:value-type="float">
            <text:p>1299568332</text:p>
          </table:table-cell>
          <table:table-cell office:value-type="float" office:value="37278786" calcext:value-type="float">
            <text:p>37278786</text:p>
          </table:table-cell>
          <table:table-cell office:value-type="float" office:value="41425998" calcext:value-type="float">
            <text:p>41425998</text:p>
          </table:table-cell>
          <table:table-cell office:value-type="float" office:value="24350805" calcext:value-type="float">
            <text:p>24350805</text:p>
          </table:table-cell>
          <table:table-cell office:value-type="float" office:value="22350046" calcext:value-type="float">
            <text:p>22350046</text:p>
          </table:table-cell>
          <table:table-cell office:value-type="float" office:value="122757263" calcext:value-type="float">
            <text:p>122757263</text:p>
          </table:table-cell>
          <table:table-cell table:number-columns-repeated="1015"/>
        </table:table-row>
        <table:table-row table:style-name="ro1">
          <table:table-cell office:value-type="float" office:value="76001" calcext:value-type="float">
            <text:p>76001</text:p>
          </table:table-cell>
          <table:table-cell office:value-type="float" office:value="6266206" calcext:value-type="float">
            <text:p>6266206</text:p>
          </table:table-cell>
          <table:table-cell office:value-type="float" office:value="1414509632" calcext:value-type="float">
            <text:p>1414509632</text:p>
          </table:table-cell>
          <table:table-cell office:value-type="float" office:value="1345875885" calcext:value-type="float">
            <text:p>1345875885</text:p>
          </table:table-cell>
          <table:table-cell office:value-type="float" office:value="38248775" calcext:value-type="float">
            <text:p>38248775</text:p>
          </table:table-cell>
          <table:table-cell office:value-type="float" office:value="39367989" calcext:value-type="float">
            <text:p>39367989</text:p>
          </table:table-cell>
          <table:table-cell office:value-type="float" office:value="22070789" calcext:value-type="float">
            <text:p>22070789</text:p>
          </table:table-cell>
          <table:table-cell office:value-type="float" office:value="24126126" calcext:value-type="float">
            <text:p>24126126</text:p>
          </table:table-cell>
          <table:table-cell office:value-type="float" office:value="123776250" calcext:value-type="float">
            <text:p>123776250</text:p>
          </table:table-cell>
          <table:table-cell table:number-columns-repeated="1015"/>
        </table:table-row>
        <table:table-row table:style-name="ro1">
          <table:table-cell office:value-type="float" office:value="77001" calcext:value-type="float">
            <text:p>77001</text:p>
          </table:table-cell>
          <table:table-cell office:value-type="float" office:value="6532539" calcext:value-type="float">
            <text:p>6532539</text:p>
          </table:table-cell>
          <table:table-cell office:value-type="float" office:value="1422702895" calcext:value-type="float">
            <text:p>1422702895</text:p>
          </table:table-cell>
          <table:table-cell office:value-type="float" office:value="1471645248" calcext:value-type="float">
            <text:p>1471645248</text:p>
          </table:table-cell>
          <table:table-cell office:value-type="float" office:value="39034735" calcext:value-type="float">
            <text:p>39034735</text:p>
          </table:table-cell>
          <table:table-cell office:value-type="float" office:value="41673629" calcext:value-type="float">
            <text:p>41673629</text:p>
          </table:table-cell>
          <table:table-cell office:value-type="float" office:value="22341514" calcext:value-type="float">
            <text:p>22341514</text:p>
          </table:table-cell>
          <table:table-cell office:value-type="float" office:value="22659870" calcext:value-type="float">
            <text:p>22659870</text:p>
          </table:table-cell>
          <table:table-cell office:value-type="float" office:value="126869560" calcext:value-type="float">
            <text:p>126869560</text:p>
          </table:table-cell>
          <table:table-cell table:number-columns-repeated="1015"/>
        </table:table-row>
        <table:table-row table:style-name="ro1">
          <table:table-cell office:value-type="float" office:value="78001" calcext:value-type="float">
            <text:p>78001</text:p>
          </table:table-cell>
          <table:table-cell office:value-type="float" office:value="6467235" calcext:value-type="float">
            <text:p>6467235</text:p>
          </table:table-cell>
          <table:table-cell office:value-type="float" office:value="1442617233" calcext:value-type="float">
            <text:p>1442617233</text:p>
          </table:table-cell>
          <table:table-cell office:value-type="float" office:value="1367321841" calcext:value-type="float">
            <text:p>1367321841</text:p>
          </table:table-cell>
          <table:table-cell office:value-type="float" office:value="41269574" calcext:value-type="float">
            <text:p>41269574</text:p>
          </table:table-cell>
          <table:table-cell office:value-type="float" office:value="41750919" calcext:value-type="float">
            <text:p>41750919</text:p>
          </table:table-cell>
          <table:table-cell office:value-type="float" office:value="22633197" calcext:value-type="float">
            <text:p>22633197</text:p>
          </table:table-cell>
          <table:table-cell office:value-type="float" office:value="23288123" calcext:value-type="float">
            <text:p>23288123</text:p>
          </table:table-cell>
          <table:table-cell office:value-type="float" office:value="128961139" calcext:value-type="float">
            <text:p>128961139</text:p>
          </table:table-cell>
          <table:table-cell table:number-columns-repeated="1015"/>
        </table:table-row>
        <table:table-row table:style-name="ro1">
          <table:table-cell office:value-type="float" office:value="79001" calcext:value-type="float">
            <text:p>79001</text:p>
          </table:table-cell>
          <table:table-cell office:value-type="float" office:value="7124284" calcext:value-type="float">
            <text:p>7124284</text:p>
          </table:table-cell>
          <table:table-cell office:value-type="float" office:value="1475388141" calcext:value-type="float">
            <text:p>1475388141</text:p>
          </table:table-cell>
          <table:table-cell office:value-type="float" office:value="1549865463" calcext:value-type="float">
            <text:p>1549865463</text:p>
          </table:table-cell>
          <table:table-cell office:value-type="float" office:value="40172334" calcext:value-type="float">
            <text:p>40172334</text:p>
          </table:table-cell>
          <table:table-cell office:value-type="float" office:value="41384928" calcext:value-type="float">
            <text:p>41384928</text:p>
          </table:table-cell>
          <table:table-cell office:value-type="float" office:value="23581235" calcext:value-type="float">
            <text:p>23581235</text:p>
          </table:table-cell>
          <table:table-cell office:value-type="float" office:value="23034312" calcext:value-type="float">
            <text:p>23034312</text:p>
          </table:table-cell>
          <table:table-cell office:value-type="float" office:value="133748443" calcext:value-type="float">
            <text:p>133748443</text:p>
          </table:table-cell>
          <table:table-cell table:number-columns-repeated="1015"/>
        </table:table-row>
        <table:table-row table:style-name="ro1">
          <table:table-cell office:value-type="float" office:value="80001" calcext:value-type="float">
            <text:p>80001</text:p>
          </table:table-cell>
          <table:table-cell office:value-type="float" office:value="6855301" calcext:value-type="float">
            <text:p>6855301</text:p>
          </table:table-cell>
          <table:table-cell office:value-type="float" office:value="1496579507" calcext:value-type="float">
            <text:p>1496579507</text:p>
          </table:table-cell>
          <table:table-cell office:value-type="float" office:value="1542732182" calcext:value-type="float">
            <text:p>1542732182</text:p>
          </table:table-cell>
          <table:table-cell office:value-type="float" office:value="38975946" calcext:value-type="float">
            <text:p>38975946</text:p>
          </table:table-cell>
          <table:table-cell office:value-type="float" office:value="41377837" calcext:value-type="float">
            <text:p>41377837</text:p>
          </table:table-cell>
          <table:table-cell office:value-type="float" office:value="22996736" calcext:value-type="float">
            <text:p>22996736</text:p>
          </table:table-cell>
          <table:table-cell office:value-type="float" office:value="25415077" calcext:value-type="float">
            <text:p>25415077</text:p>
          </table:table-cell>
          <table:table-cell office:value-type="float" office:value="132003912" calcext:value-type="float">
            <text:p>132003912</text:p>
          </table:table-cell>
          <table:table-cell table:number-columns-repeated="1015"/>
        </table:table-row>
        <table:table-row table:style-name="ro1">
          <table:table-cell office:value-type="float" office:value="81001" calcext:value-type="float">
            <text:p>81001</text:p>
          </table:table-cell>
          <table:table-cell office:value-type="float" office:value="6812594" calcext:value-type="float">
            <text:p>6812594</text:p>
          </table:table-cell>
          <table:table-cell office:value-type="float" office:value="1512941179" calcext:value-type="float">
            <text:p>1512941179</text:p>
          </table:table-cell>
          <table:table-cell office:value-type="float" office:value="1395843050" calcext:value-type="float">
            <text:p>1395843050</text:p>
          </table:table-cell>
          <table:table-cell office:value-type="float" office:value="40083056" calcext:value-type="float">
            <text:p>40083056</text:p>
          </table:table-cell>
          <table:table-cell office:value-type="float" office:value="41449721" calcext:value-type="float">
            <text:p>41449721</text:p>
          </table:table-cell>
          <table:table-cell office:value-type="float" office:value="22859327" calcext:value-type="float">
            <text:p>22859327</text:p>
          </table:table-cell>
          <table:table-cell office:value-type="float" office:value="23703496" calcext:value-type="float">
            <text:p>23703496</text:p>
          </table:table-cell>
          <table:table-cell office:value-type="float" office:value="141791190" calcext:value-type="float">
            <text:p>141791190</text:p>
          </table:table-cell>
          <table:table-cell table:number-columns-repeated="1015"/>
        </table:table-row>
        <table:table-row table:style-name="ro1">
          <table:table-cell office:value-type="float" office:value="82001" calcext:value-type="float">
            <text:p>82001</text:p>
          </table:table-cell>
          <table:table-cell office:value-type="float" office:value="7146860" calcext:value-type="float">
            <text:p>7146860</text:p>
          </table:table-cell>
          <table:table-cell office:value-type="float" office:value="1533122908" calcext:value-type="float">
            <text:p>1533122908</text:p>
          </table:table-cell>
          <table:table-cell office:value-type="float" office:value="1343289384" calcext:value-type="float">
            <text:p>1343289384</text:p>
          </table:table-cell>
          <table:table-cell office:value-type="float" office:value="46384754" calcext:value-type="float">
            <text:p>46384754</text:p>
          </table:table-cell>
          <table:table-cell office:value-type="float" office:value="42761834" calcext:value-type="float">
            <text:p>42761834</text:p>
          </table:table-cell>
          <table:table-cell office:value-type="float" office:value="22869799" calcext:value-type="float">
            <text:p>22869799</text:p>
          </table:table-cell>
          <table:table-cell office:value-type="float" office:value="27229167" calcext:value-type="float">
            <text:p>27229167</text:p>
          </table:table-cell>
          <table:table-cell office:value-type="float" office:value="141554688" calcext:value-type="float">
            <text:p>141554688</text:p>
          </table:table-cell>
          <table:table-cell table:number-columns-repeated="1015"/>
        </table:table-row>
        <table:table-row table:style-name="ro1">
          <table:table-cell office:value-type="float" office:value="83001" calcext:value-type="float">
            <text:p>83001</text:p>
          </table:table-cell>
          <table:table-cell office:value-type="float" office:value="7133512" calcext:value-type="float">
            <text:p>7133512</text:p>
          </table:table-cell>
          <table:table-cell office:value-type="float" office:value="1565121430" calcext:value-type="float">
            <text:p>1565121430</text:p>
          </table:table-cell>
          <table:table-cell office:value-type="float" office:value="1357090156" calcext:value-type="float">
            <text:p>1357090156</text:p>
          </table:table-cell>
          <table:table-cell office:value-type="float" office:value="46973173" calcext:value-type="float">
            <text:p>46973173</text:p>
          </table:table-cell>
          <table:table-cell office:value-type="float" office:value="41926073" calcext:value-type="float">
            <text:p>41926073</text:p>
          </table:table-cell>
          <table:table-cell office:value-type="float" office:value="24831306" calcext:value-type="float">
            <text:p>24831306</text:p>
          </table:table-cell>
          <table:table-cell office:value-type="float" office:value="24693550" calcext:value-type="float">
            <text:p>24693550</text:p>
          </table:table-cell>
          <table:table-cell office:value-type="float" office:value="150312963" calcext:value-type="float">
            <text:p>150312963</text:p>
          </table:table-cell>
          <table:table-cell table:number-columns-repeated="1015"/>
        </table:table-row>
        <table:table-row table:style-name="ro1">
          <table:table-cell office:value-type="float" office:value="84001" calcext:value-type="float">
            <text:p>84001</text:p>
          </table:table-cell>
          <table:table-cell office:value-type="float" office:value="7545827" calcext:value-type="float">
            <text:p>7545827</text:p>
          </table:table-cell>
          <table:table-cell office:value-type="float" office:value="1595554678" calcext:value-type="float">
            <text:p>1595554678</text:p>
          </table:table-cell>
          <table:table-cell office:value-type="float" office:value="1379005165" calcext:value-type="float">
            <text:p>1379005165</text:p>
          </table:table-cell>
          <table:table-cell office:value-type="float" office:value="45519365" calcext:value-type="float">
            <text:p>45519365</text:p>
          </table:table-cell>
          <table:table-cell office:value-type="float" office:value="42843957" calcext:value-type="float">
            <text:p>42843957</text:p>
          </table:table-cell>
          <table:table-cell office:value-type="float" office:value="23436566" calcext:value-type="float">
            <text:p>23436566</text:p>
          </table:table-cell>
          <table:table-cell office:value-type="float" office:value="23967453" calcext:value-type="float">
            <text:p>23967453</text:p>
          </table:table-cell>
          <table:table-cell office:value-type="float" office:value="158941001" calcext:value-type="float">
            <text:p>158941001</text:p>
          </table:table-cell>
          <table:table-cell table:number-columns-repeated="1015"/>
        </table:table-row>
        <table:table-row table:style-name="ro1">
          <table:table-cell office:value-type="float" office:value="85001" calcext:value-type="float">
            <text:p>85001</text:p>
          </table:table-cell>
          <table:table-cell office:value-type="float" office:value="7877013" calcext:value-type="float">
            <text:p>7877013</text:p>
          </table:table-cell>
          <table:table-cell office:value-type="float" office:value="1615441895" calcext:value-type="float">
            <text:p>1615441895</text:p>
          </table:table-cell>
          <table:table-cell office:value-type="float" office:value="1403557753" calcext:value-type="float">
            <text:p>1403557753</text:p>
          </table:table-cell>
          <table:table-cell office:value-type="float" office:value="42191496" calcext:value-type="float">
            <text:p>42191496</text:p>
          </table:table-cell>
          <table:table-cell office:value-type="float" office:value="42775483" calcext:value-type="float">
            <text:p>42775483</text:p>
          </table:table-cell>
          <table:table-cell office:value-type="float" office:value="24452568" calcext:value-type="float">
            <text:p>24452568</text:p>
          </table:table-cell>
          <table:table-cell office:value-type="float" office:value="24932091" calcext:value-type="float">
            <text:p>24932091</text:p>
          </table:table-cell>
          <table:table-cell office:value-type="float" office:value="158862060" calcext:value-type="float">
            <text:p>158862060</text:p>
          </table:table-cell>
          <table:table-cell table:number-columns-repeated="1015"/>
        </table:table-row>
        <table:table-row table:style-name="ro1">
          <table:table-cell office:value-type="float" office:value="86001" calcext:value-type="float">
            <text:p>86001</text:p>
          </table:table-cell>
          <table:table-cell office:value-type="float" office:value="8289070" calcext:value-type="float">
            <text:p>8289070</text:p>
          </table:table-cell>
          <table:table-cell office:value-type="float" office:value="1641449523" calcext:value-type="float">
            <text:p>1641449523</text:p>
          </table:table-cell>
          <table:table-cell office:value-type="float" office:value="1421648344" calcext:value-type="float">
            <text:p>1421648344</text:p>
          </table:table-cell>
          <table:table-cell office:value-type="float" office:value="44484026" calcext:value-type="float">
            <text:p>44484026</text:p>
          </table:table-cell>
          <table:table-cell office:value-type="float" office:value="42948415" calcext:value-type="float">
            <text:p>42948415</text:p>
          </table:table-cell>
          <table:table-cell office:value-type="float" office:value="24262581" calcext:value-type="float">
            <text:p>24262581</text:p>
          </table:table-cell>
          <table:table-cell office:value-type="float" office:value="34292262" calcext:value-type="float">
            <text:p>34292262</text:p>
          </table:table-cell>
          <table:table-cell office:value-type="float" office:value="148872602" calcext:value-type="float">
            <text:p>148872602</text:p>
          </table:table-cell>
          <table:table-cell table:number-columns-repeated="1015"/>
        </table:table-row>
        <table:table-row table:style-name="ro1">
          <table:table-cell office:value-type="float" office:value="87001" calcext:value-type="float">
            <text:p>87001</text:p>
          </table:table-cell>
          <table:table-cell office:value-type="float" office:value="8469835" calcext:value-type="float">
            <text:p>8469835</text:p>
          </table:table-cell>
          <table:table-cell office:value-type="float" office:value="1684364270" calcext:value-type="float">
            <text:p>1684364270</text:p>
          </table:table-cell>
          <table:table-cell office:value-type="float" office:value="1452831160" calcext:value-type="float">
            <text:p>1452831160</text:p>
          </table:table-cell>
          <table:table-cell office:value-type="float" office:value="42789537" calcext:value-type="float">
            <text:p>42789537</text:p>
          </table:table-cell>
          <table:table-cell office:value-type="float" office:value="46808406" calcext:value-type="float">
            <text:p>46808406</text:p>
          </table:table-cell>
          <table:table-cell office:value-type="float" office:value="24068245" calcext:value-type="float">
            <text:p>24068245</text:p>
          </table:table-cell>
          <table:table-cell office:value-type="float" office:value="24421140" calcext:value-type="float">
            <text:p>24421140</text:p>
          </table:table-cell>
          <table:table-cell office:value-type="float" office:value="148882136" calcext:value-type="float">
            <text:p>148882136</text:p>
          </table:table-cell>
          <table:table-cell table:number-columns-repeated="1015"/>
        </table:table-row>
        <table:table-row table:style-name="ro1">
          <table:table-cell office:value-type="float" office:value="88001" calcext:value-type="float">
            <text:p>88001</text:p>
          </table:table-cell>
          <table:table-cell office:value-type="float" office:value="11517791" calcext:value-type="float">
            <text:p>11517791</text:p>
          </table:table-cell>
          <table:table-cell office:value-type="float" office:value="1703110679" calcext:value-type="float">
            <text:p>1703110679</text:p>
          </table:table-cell>
          <table:table-cell office:value-type="float" office:value="1479845482" calcext:value-type="float">
            <text:p>1479845482</text:p>
          </table:table-cell>
          <table:table-cell office:value-type="float" office:value="48747720" calcext:value-type="float">
            <text:p>48747720</text:p>
          </table:table-cell>
          <table:table-cell office:value-type="float" office:value="42565141" calcext:value-type="float">
            <text:p>42565141</text:p>
          </table:table-cell>
          <table:table-cell office:value-type="float" office:value="27665005" calcext:value-type="float">
            <text:p>27665005</text:p>
          </table:table-cell>
          <table:table-cell office:value-type="float" office:value="24981575" calcext:value-type="float">
            <text:p>24981575</text:p>
          </table:table-cell>
          <table:table-cell office:value-type="float" office:value="149607953" calcext:value-type="float">
            <text:p>149607953</text:p>
          </table:table-cell>
          <table:table-cell table:number-columns-repeated="1015"/>
        </table:table-row>
        <table:table-row table:style-name="ro1">
          <table:table-cell office:value-type="float" office:value="89001" calcext:value-type="float">
            <text:p>89001</text:p>
          </table:table-cell>
          <table:table-cell office:value-type="float" office:value="10524568" calcext:value-type="float">
            <text:p>10524568</text:p>
          </table:table-cell>
          <table:table-cell office:value-type="float" office:value="1730848608" calcext:value-type="float">
            <text:p>1730848608</text:p>
          </table:table-cell>
          <table:table-cell office:value-type="float" office:value="1633527873" calcext:value-type="float">
            <text:p>1633527873</text:p>
          </table:table-cell>
          <table:table-cell office:value-type="float" office:value="48074789" calcext:value-type="float">
            <text:p>48074789</text:p>
          </table:table-cell>
          <table:table-cell office:value-type="float" office:value="42419680" calcext:value-type="float">
            <text:p>42419680</text:p>
          </table:table-cell>
          <table:table-cell office:value-type="float" office:value="26929831" calcext:value-type="float">
            <text:p>26929831</text:p>
          </table:table-cell>
          <table:table-cell office:value-type="float" office:value="24813801" calcext:value-type="float">
            <text:p>24813801</text:p>
          </table:table-cell>
          <table:table-cell office:value-type="float" office:value="154167780" calcext:value-type="float">
            <text:p>154167780</text:p>
          </table:table-cell>
          <table:table-cell table:number-columns-repeated="1015"/>
        </table:table-row>
        <table:table-row table:style-name="ro1">
          <table:table-cell office:value-type="float" office:value="90001" calcext:value-type="float">
            <text:p>90001</text:p>
          </table:table-cell>
          <table:table-cell office:value-type="float" office:value="9321460" calcext:value-type="float">
            <text:p>9321460</text:p>
          </table:table-cell>
          <table:table-cell office:value-type="float" office:value="1762526877" calcext:value-type="float">
            <text:p>1762526877</text:p>
          </table:table-cell>
          <table:table-cell office:value-type="float" office:value="1744809063" calcext:value-type="float">
            <text:p>1744809063</text:p>
          </table:table-cell>
          <table:table-cell office:value-type="float" office:value="47748043" calcext:value-type="float">
            <text:p>47748043</text:p>
          </table:table-cell>
          <table:table-cell office:value-type="float" office:value="43838950" calcext:value-type="float">
            <text:p>43838950</text:p>
          </table:table-cell>
          <table:table-cell office:value-type="float" office:value="24768656" calcext:value-type="float">
            <text:p>24768656</text:p>
          </table:table-cell>
          <table:table-cell office:value-type="float" office:value="32283247" calcext:value-type="float">
            <text:p>32283247</text:p>
          </table:table-cell>
          <table:table-cell office:value-type="float" office:value="168336749" calcext:value-type="float">
            <text:p>168336749</text:p>
          </table:table-cell>
          <table:table-cell table:number-columns-repeated="1015"/>
        </table:table-row>
        <table:table-row table:style-name="ro1">
          <table:table-cell office:value-type="float" office:value="91001" calcext:value-type="float">
            <text:p>91001</text:p>
          </table:table-cell>
          <table:table-cell office:value-type="float" office:value="11932751" calcext:value-type="float">
            <text:p>11932751</text:p>
          </table:table-cell>
          <table:table-cell office:value-type="float" office:value="1805202059" calcext:value-type="float">
            <text:p>1805202059</text:p>
          </table:table-cell>
          <table:table-cell office:value-type="float" office:value="1753835201" calcext:value-type="float">
            <text:p>1753835201</text:p>
          </table:table-cell>
          <table:table-cell office:value-type="float" office:value="48628378" calcext:value-type="float">
            <text:p>48628378</text:p>
          </table:table-cell>
          <table:table-cell office:value-type="float" office:value="43362269" calcext:value-type="float">
            <text:p>43362269</text:p>
          </table:table-cell>
          <table:table-cell office:value-type="float" office:value="26209409" calcext:value-type="float">
            <text:p>26209409</text:p>
          </table:table-cell>
          <table:table-cell office:value-type="float" office:value="27231779" calcext:value-type="float">
            <text:p>27231779</text:p>
          </table:table-cell>
          <table:table-cell office:value-type="float" office:value="163339452" calcext:value-type="float">
            <text:p>163339452</text:p>
          </table:table-cell>
          <table:table-cell table:number-columns-repeated="1015"/>
        </table:table-row>
        <table:table-row table:style-name="ro1">
          <table:table-cell office:value-type="float" office:value="92001" calcext:value-type="float">
            <text:p>92001</text:p>
          </table:table-cell>
          <table:table-cell office:value-type="float" office:value="10960565" calcext:value-type="float">
            <text:p>10960565</text:p>
          </table:table-cell>
          <table:table-cell office:value-type="float" office:value="1833628336" calcext:value-type="float">
            <text:p>1833628336</text:p>
          </table:table-cell>
          <table:table-cell office:value-type="float" office:value="1823955619" calcext:value-type="float">
            <text:p>1823955619</text:p>
          </table:table-cell>
          <table:table-cell office:value-type="float" office:value="48208705" calcext:value-type="float">
            <text:p>48208705</text:p>
          </table:table-cell>
          <table:table-cell office:value-type="float" office:value="48008177" calcext:value-type="float">
            <text:p>48008177</text:p>
          </table:table-cell>
          <table:table-cell office:value-type="float" office:value="25354440" calcext:value-type="float">
            <text:p>25354440</text:p>
          </table:table-cell>
          <table:table-cell office:value-type="float" office:value="42953085" calcext:value-type="float">
            <text:p>42953085</text:p>
          </table:table-cell>
          <table:table-cell office:value-type="float" office:value="159928067" calcext:value-type="float">
            <text:p>159928067</text:p>
          </table:table-cell>
          <table:table-cell table:number-columns-repeated="1015"/>
        </table:table-row>
        <table:table-row table:style-name="ro1">
          <table:table-cell office:value-type="float" office:value="93001" calcext:value-type="float">
            <text:p>93001</text:p>
          </table:table-cell>
          <table:table-cell office:value-type="float" office:value="9733156" calcext:value-type="float">
            <text:p>9733156</text:p>
          </table:table-cell>
          <table:table-cell office:value-type="float" office:value="1871961272" calcext:value-type="float">
            <text:p>1871961272</text:p>
          </table:table-cell>
          <table:table-cell office:value-type="float" office:value="1714979457" calcext:value-type="float">
            <text:p>1714979457</text:p>
          </table:table-cell>
          <table:table-cell office:value-type="float" office:value="49700644" calcext:value-type="float">
            <text:p>49700644</text:p>
          </table:table-cell>
          <table:table-cell office:value-type="float" office:value="44983814" calcext:value-type="float">
            <text:p>44983814</text:p>
          </table:table-cell>
          <table:table-cell office:value-type="float" office:value="26906863" calcext:value-type="float">
            <text:p>26906863</text:p>
          </table:table-cell>
          <table:table-cell office:value-type="float" office:value="50340106" calcext:value-type="float">
            <text:p>50340106</text:p>
          </table:table-cell>
          <table:table-cell office:value-type="float" office:value="166411824" calcext:value-type="float">
            <text:p>166411824</text:p>
          </table:table-cell>
          <table:table-cell table:number-columns-repeated="1015"/>
        </table:table-row>
        <table:table-row table:style-name="ro1">
          <table:table-cell office:value-type="float" office:value="94001" calcext:value-type="float">
            <text:p>94001</text:p>
          </table:table-cell>
          <table:table-cell office:value-type="float" office:value="17622499" calcext:value-type="float">
            <text:p>17622499</text:p>
          </table:table-cell>
          <table:table-cell office:value-type="float" office:value="1897681178" calcext:value-type="float">
            <text:p>1897681178</text:p>
          </table:table-cell>
          <table:table-cell office:value-type="float" office:value="1732214095" calcext:value-type="float">
            <text:p>1732214095</text:p>
          </table:table-cell>
          <table:table-cell office:value-type="float" office:value="53913833" calcext:value-type="float">
            <text:p>53913833</text:p>
          </table:table-cell>
          <table:table-cell office:value-type="float" office:value="43983220" calcext:value-type="float">
            <text:p>43983220</text:p>
          </table:table-cell>
          <table:table-cell office:value-type="float" office:value="25451265" calcext:value-type="float">
            <text:p>25451265</text:p>
          </table:table-cell>
          <table:table-cell office:value-type="float" office:value="25986901" calcext:value-type="float">
            <text:p>25986901</text:p>
          </table:table-cell>
          <table:table-cell office:value-type="float" office:value="163275624" calcext:value-type="float">
            <text:p>163275624</text:p>
          </table:table-cell>
          <table:table-cell table:number-columns-repeated="1015"/>
        </table:table-row>
        <table:table-row table:style-name="ro1">
          <table:table-cell office:value-type="float" office:value="95001" calcext:value-type="float">
            <text:p>95001</text:p>
          </table:table-cell>
          <table:table-cell office:value-type="float" office:value="10442228" calcext:value-type="float">
            <text:p>10442228</text:p>
          </table:table-cell>
          <table:table-cell office:value-type="float" office:value="1929883407" calcext:value-type="float">
            <text:p>1929883407</text:p>
          </table:table-cell>
          <table:table-cell office:value-type="float" office:value="1690892769" calcext:value-type="float">
            <text:p>1690892769</text:p>
          </table:table-cell>
          <table:table-cell office:value-type="float" office:value="49055423" calcext:value-type="float">
            <text:p>49055423</text:p>
          </table:table-cell>
          <table:table-cell office:value-type="float" office:value="46188391" calcext:value-type="float">
            <text:p>46188391</text:p>
          </table:table-cell>
          <table:table-cell office:value-type="float" office:value="26825036" calcext:value-type="float">
            <text:p>26825036</text:p>
          </table:table-cell>
          <table:table-cell office:value-type="float" office:value="27068249" calcext:value-type="float">
            <text:p>27068249</text:p>
          </table:table-cell>
          <table:table-cell office:value-type="float" office:value="167107544" calcext:value-type="float">
            <text:p>167107544</text:p>
          </table:table-cell>
          <table:table-cell table:number-columns-repeated="1015"/>
        </table:table-row>
        <table:table-row table:style-name="ro1">
          <table:table-cell office:value-type="float" office:value="96001" calcext:value-type="float">
            <text:p>96001</text:p>
          </table:table-cell>
          <table:table-cell office:value-type="float" office:value="10700804" calcext:value-type="float">
            <text:p>10700804</text:p>
          </table:table-cell>
          <table:table-cell office:value-type="float" office:value="1965786548" calcext:value-type="float">
            <text:p>1965786548</text:p>
          </table:table-cell>
          <table:table-cell office:value-type="float" office:value="1747111737" calcext:value-type="float">
            <text:p>1747111737</text:p>
          </table:table-cell>
          <table:table-cell office:value-type="float" office:value="51294899" calcext:value-type="float">
            <text:p>51294899</text:p>
          </table:table-cell>
          <table:table-cell office:value-type="float" office:value="47108470" calcext:value-type="float">
            <text:p>47108470</text:p>
          </table:table-cell>
          <table:table-cell office:value-type="float" office:value="26613316" calcext:value-type="float">
            <text:p>26613316</text:p>
          </table:table-cell>
          <table:table-cell office:value-type="float" office:value="31706202" calcext:value-type="float">
            <text:p>31706202</text:p>
          </table:table-cell>
          <table:table-cell office:value-type="float" office:value="168140429" calcext:value-type="float">
            <text:p>168140429</text:p>
          </table:table-cell>
          <table:table-cell table:number-columns-repeated="1015"/>
        </table:table-row>
        <table:table-row table:style-name="ro1">
          <table:table-cell office:value-type="float" office:value="97001" calcext:value-type="float">
            <text:p>97001</text:p>
          </table:table-cell>
          <table:table-cell office:value-type="float" office:value="8512922" calcext:value-type="float">
            <text:p>8512922</text:p>
          </table:table-cell>
          <table:table-cell office:value-type="float" office:value="2143939448" calcext:value-type="float">
            <text:p>2143939448</text:p>
          </table:table-cell>
          <table:table-cell office:value-type="float" office:value="1812642307" calcext:value-type="float">
            <text:p>1812642307</text:p>
          </table:table-cell>
          <table:table-cell office:value-type="float" office:value="51846350" calcext:value-type="float">
            <text:p>51846350</text:p>
          </table:table-cell>
          <table:table-cell office:value-type="float" office:value="46577409" calcext:value-type="float">
            <text:p>46577409</text:p>
          </table:table-cell>
          <table:table-cell office:value-type="float" office:value="26262598" calcext:value-type="float">
            <text:p>26262598</text:p>
          </table:table-cell>
          <table:table-cell office:value-type="float" office:value="27083103" calcext:value-type="float">
            <text:p>27083103</text:p>
          </table:table-cell>
          <table:table-cell office:value-type="float" office:value="176023444" calcext:value-type="float">
            <text:p>176023444</text:p>
          </table:table-cell>
          <table:table-cell table:number-columns-repeated="1015"/>
        </table:table-row>
        <table:table-row table:style-name="ro1">
          <table:table-cell office:value-type="float" office:value="98001" calcext:value-type="float">
            <text:p>98001</text:p>
          </table:table-cell>
          <table:table-cell office:value-type="float" office:value="7936736" calcext:value-type="float">
            <text:p>7936736</text:p>
          </table:table-cell>
          <table:table-cell office:value-type="float" office:value="2044232836" calcext:value-type="float">
            <text:p>2044232836</text:p>
          </table:table-cell>
          <table:table-cell office:value-type="float" office:value="1772964417" calcext:value-type="float">
            <text:p>1772964417</text:p>
          </table:table-cell>
          <table:table-cell office:value-type="float" office:value="50294998" calcext:value-type="float">
            <text:p>50294998</text:p>
          </table:table-cell>
          <table:table-cell office:value-type="float" office:value="46668114" calcext:value-type="float">
            <text:p>46668114</text:p>
          </table:table-cell>
          <table:table-cell office:value-type="float" office:value="30690996" calcext:value-type="float">
            <text:p>30690996</text:p>
          </table:table-cell>
          <table:table-cell office:value-type="float" office:value="28073978" calcext:value-type="float">
            <text:p>28073978</text:p>
          </table:table-cell>
          <table:table-cell office:value-type="float" office:value="172673257" calcext:value-type="float">
            <text:p>172673257</text:p>
          </table:table-cell>
          <table:table-cell table:number-columns-repeated="1015"/>
        </table:table-row>
        <table:table-row table:style-name="ro1">
          <table:table-cell office:value-type="float" office:value="99001" calcext:value-type="float">
            <text:p>99001</text:p>
          </table:table-cell>
          <table:table-cell office:value-type="float" office:value="8151979" calcext:value-type="float">
            <text:p>8151979</text:p>
          </table:table-cell>
          <table:table-cell office:value-type="float" office:value="2088897187" calcext:value-type="float">
            <text:p>2088897187</text:p>
          </table:table-cell>
          <table:table-cell office:value-type="float" office:value="1948290340" calcext:value-type="float">
            <text:p>1948290340</text:p>
          </table:table-cell>
          <table:table-cell office:value-type="float" office:value="53029762" calcext:value-type="float">
            <text:p>53029762</text:p>
          </table:table-cell>
          <table:table-cell office:value-type="float" office:value="46052993" calcext:value-type="float">
            <text:p>46052993</text:p>
          </table:table-cell>
          <table:table-cell office:value-type="float" office:value="27688969" calcext:value-type="float">
            <text:p>27688969</text:p>
          </table:table-cell>
          <table:table-cell office:value-type="float" office:value="35416018" calcext:value-type="float">
            <text:p>35416018</text:p>
          </table:table-cell>
          <table:table-cell office:value-type="float" office:value="136390121" calcext:value-type="float">
            <text:p>136390121</text:p>
          </table:table-cell>
          <table:table-cell table:number-columns-repeated="1015"/>
        </table:table-row>
        <table:table-row table:style-name="ro1">
          <table:table-cell office:value-type="float" office:value="100001" calcext:value-type="float">
            <text:p>100001</text:p>
          </table:table-cell>
          <table:table-cell office:value-type="float" office:value="8312252" calcext:value-type="float">
            <text:p>8312252</text:p>
          </table:table-cell>
          <table:table-cell office:value-type="float" office:value="2167025481" calcext:value-type="float">
            <text:p>2167025481</text:p>
          </table:table-cell>
          <table:table-cell office:value-type="float" office:value="1897501159" calcext:value-type="float">
            <text:p>1897501159</text:p>
          </table:table-cell>
          <table:table-cell office:value-type="float" office:value="59185689" calcext:value-type="float">
            <text:p>59185689</text:p>
          </table:table-cell>
          <table:table-cell office:value-type="float" office:value="49404767" calcext:value-type="float">
            <text:p>49404767</text:p>
          </table:table-cell>
          <table:table-cell office:value-type="float" office:value="82906095" calcext:value-type="float">
            <text:p>82906095</text:p>
          </table:table-cell>
          <table:table-cell office:value-type="float" office:value="27809120" calcext:value-type="float">
            <text:p>27809120</text:p>
          </table:table-cell>
          <table:table-cell office:value-type="float" office:value="183680515" calcext:value-type="float">
            <text:p>183680515</text:p>
          </table:table-cell>
          <table:table-cell table:number-columns-repeated="1015"/>
        </table:table-row>
        <table:table-row table:style-name="ro1">
          <table:table-cell office:value-type="float" office:value="101001" calcext:value-type="float">
            <text:p>101001</text:p>
          </table:table-cell>
          <table:table-cell office:value-type="float" office:value="13803484" calcext:value-type="float">
            <text:p>13803484</text:p>
          </table:table-cell>
          <table:table-cell office:value-type="float" office:value="2170280977" calcext:value-type="float">
            <text:p>2170280977</text:p>
          </table:table-cell>
          <table:table-cell office:value-type="float" office:value="1915892557" calcext:value-type="float">
            <text:p>1915892557</text:p>
          </table:table-cell>
          <table:table-cell office:value-type="float" office:value="61518109" calcext:value-type="float">
            <text:p>61518109</text:p>
          </table:table-cell>
          <table:table-cell office:value-type="float" office:value="46672744" calcext:value-type="float">
            <text:p>46672744</text:p>
          </table:table-cell>
          <table:table-cell office:value-type="float" office:value="29581430" calcext:value-type="float">
            <text:p>29581430</text:p>
          </table:table-cell>
          <table:table-cell office:value-type="float" office:value="47377402" calcext:value-type="float">
            <text:p>47377402</text:p>
          </table:table-cell>
          <table:table-cell office:value-type="float" office:value="185125407" calcext:value-type="float">
            <text:p>185125407</text:p>
          </table:table-cell>
          <table:table-cell table:number-columns-repeated="1015"/>
        </table:table-row>
        <table:table-row table:style-name="ro1">
          <table:table-cell office:value-type="float" office:value="102001" calcext:value-type="float">
            <text:p>102001</text:p>
          </table:table-cell>
          <table:table-cell office:value-type="float" office:value="9924686" calcext:value-type="float">
            <text:p>9924686</text:p>
          </table:table-cell>
          <table:table-cell office:value-type="float" office:value="2197111933" calcext:value-type="float">
            <text:p>2197111933</text:p>
          </table:table-cell>
          <table:table-cell office:value-type="float" office:value="1892850123" calcext:value-type="float">
            <text:p>1892850123</text:p>
          </table:table-cell>
          <table:table-cell office:value-type="float" office:value="63580731" calcext:value-type="float">
            <text:p>63580731</text:p>
          </table:table-cell>
          <table:table-cell office:value-type="float" office:value="47286431" calcext:value-type="float">
            <text:p>47286431</text:p>
          </table:table-cell>
          <table:table-cell office:value-type="float" office:value="27634642" calcext:value-type="float">
            <text:p>27634642</text:p>
          </table:table-cell>
          <table:table-cell office:value-type="float" office:value="37459223" calcext:value-type="float">
            <text:p>37459223</text:p>
          </table:table-cell>
          <table:table-cell office:value-type="float" office:value="183186047" calcext:value-type="float">
            <text:p>183186047</text:p>
          </table:table-cell>
          <table:table-cell table:number-columns-repeated="1015"/>
        </table:table-row>
        <table:table-row table:style-name="ro1">
          <table:table-cell office:value-type="float" office:value="103001" calcext:value-type="float">
            <text:p>103001</text:p>
          </table:table-cell>
          <table:table-cell office:value-type="float" office:value="9816497" calcext:value-type="float">
            <text:p>9816497</text:p>
          </table:table-cell>
          <table:table-cell office:value-type="float" office:value="2275422677" calcext:value-type="float">
            <text:p>2275422677</text:p>
          </table:table-cell>
          <table:table-cell office:value-type="float" office:value="1950794376" calcext:value-type="float">
            <text:p>1950794376</text:p>
          </table:table-cell>
          <table:table-cell office:value-type="float" office:value="87458203" calcext:value-type="float">
            <text:p>87458203</text:p>
          </table:table-cell>
          <table:table-cell office:value-type="float" office:value="46635457" calcext:value-type="float">
            <text:p>46635457</text:p>
          </table:table-cell>
          <table:table-cell office:value-type="float" office:value="28056423" calcext:value-type="float">
            <text:p>28056423</text:p>
          </table:table-cell>
          <table:table-cell office:value-type="float" office:value="36466700" calcext:value-type="float">
            <text:p>36466700</text:p>
          </table:table-cell>
          <table:table-cell office:value-type="float" office:value="186280781" calcext:value-type="float">
            <text:p>186280781</text:p>
          </table:table-cell>
          <table:table-cell table:number-columns-repeated="1015"/>
        </table:table-row>
        <table:table-row table:style-name="ro1">
          <table:table-cell office:value-type="float" office:value="104001" calcext:value-type="float">
            <text:p>104001</text:p>
          </table:table-cell>
          <table:table-cell office:value-type="float" office:value="9364741" calcext:value-type="float">
            <text:p>9364741</text:p>
          </table:table-cell>
          <table:table-cell office:value-type="float" office:value="2687196268" calcext:value-type="float">
            <text:p>2687196268</text:p>
          </table:table-cell>
          <table:table-cell office:value-type="float" office:value="1989478609" calcext:value-type="float">
            <text:p>1989478609</text:p>
          </table:table-cell>
          <table:table-cell office:value-type="float" office:value="98677382" calcext:value-type="float">
            <text:p>98677382</text:p>
          </table:table-cell>
          <table:table-cell office:value-type="float" office:value="50504028" calcext:value-type="float">
            <text:p>50504028</text:p>
          </table:table-cell>
          <table:table-cell office:value-type="float" office:value="28777357" calcext:value-type="float">
            <text:p>28777357</text:p>
          </table:table-cell>
          <table:table-cell office:value-type="float" office:value="37881178" calcext:value-type="float">
            <text:p>37881178</text:p>
          </table:table-cell>
          <table:table-cell office:value-type="float" office:value="189869115" calcext:value-type="float">
            <text:p>189869115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2">00/00/0000</text:date>, <text:time style:data-style-name="N2" text:time-value="04:21:03.4083165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02:54:48.743059183</meta:creation-date>
    <dc:date>2016-12-12T04:30:26.540873815</dc:date>
    <meta:editing-duration>PT34M51S</meta:editing-duration>
    <meta:editing-cycles>7</meta:editing-cycles>
    <meta:generator>LibreOffice/5.1.4.2$Linux_X86_64 LibreOffice_project/10m0$Build-2</meta:generator>
    <meta:document-statistic meta:table-count="1" meta:cell-count="954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2cm" svg:height="8.976cm" xlink:href=".." xlink:type="simple" chart:class="chart:line" chart:style-name="ch1">
        <chart:legend chart:legend-position="end" svg:x="12.349cm" svg:y="3.918cm" style:legend-expansion="high" chart:style-name="ch2"/>
        <chart:plot-area chart:style-name="ch3" table:cell-range-address="Sheet1.A1:Sheet1.B106" chart:data-source-has-labels="row" svg:x="0.319cm" svg:y="0.179cm" svg:width="11.711cm" svg:height="8.618cm">
          <chartooo:coordinate-region svg:x="2.133cm" svg:y="0.39cm" svg:width="9.897cm" svg:height="7.58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106" chart:label-cell-address="Sheet1.A1:Sheet1.A1" chart:class="chart:line">
            <chart:data-point chart:repeated="105"/>
          </chart:series>
          <chart:series chart:style-name="ch7" chart:values-cell-range-address="Sheet1.B2:Sheet1.B106" chart:label-cell-address="Sheet1.B1:Sheet1.B1" chart:class="chart:line">
            <chart:data-point chart:repeated="10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ords count</text:p>
                <draw:g>
                  <svg:desc>Sheet1.A1:Sheet1.A1</svg:desc>
                </draw:g>
              </table:table-cell>
              <table:table-cell office:value-type="string">
                <text:p>Add HashMap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06</svg:desc>
                </draw:g>
              </table:table-cell>
              <table:table-cell office:value-type="float" office:value="83444">
                <text:p>83444</text:p>
                <draw:g>
                  <svg:desc>Sheet1.B2:Sheet1.B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1">
                <text:p>1001</text:p>
              </table:table-cell>
              <table:table-cell office:value-type="float" office:value="1493714">
                <text:p>14937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1">
                <text:p>2001</text:p>
              </table:table-cell>
              <table:table-cell office:value-type="float" office:value="1644837">
                <text:p>16448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1">
                <text:p>3001</text:p>
              </table:table-cell>
              <table:table-cell office:value-type="float" office:value="1694895">
                <text:p>16948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1">
                <text:p>4001</text:p>
              </table:table-cell>
              <table:table-cell office:value-type="float" office:value="2494358">
                <text:p>24943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1">
                <text:p>5001</text:p>
              </table:table-cell>
              <table:table-cell office:value-type="float" office:value="21891989">
                <text:p>218919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1">
                <text:p>6001</text:p>
              </table:table-cell>
              <table:table-cell office:value-type="float" office:value="1789065">
                <text:p>17890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1">
                <text:p>7001</text:p>
              </table:table-cell>
              <table:table-cell office:value-type="float" office:value="1955161">
                <text:p>19551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1">
                <text:p>8001</text:p>
              </table:table-cell>
              <table:table-cell office:value-type="float" office:value="2440610">
                <text:p>24406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1">
                <text:p>9001</text:p>
              </table:table-cell>
              <table:table-cell office:value-type="float" office:value="2444062">
                <text:p>24440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1">
                <text:p>10001</text:p>
              </table:table-cell>
              <table:table-cell office:value-type="float" office:value="3115775">
                <text:p>31157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1">
                <text:p>11001</text:p>
              </table:table-cell>
              <table:table-cell office:value-type="float" office:value="3643202">
                <text:p>36432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1">
                <text:p>12001</text:p>
              </table:table-cell>
              <table:table-cell office:value-type="float" office:value="1607678">
                <text:p>16076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1">
                <text:p>13001</text:p>
              </table:table-cell>
              <table:table-cell office:value-type="float" office:value="2350262">
                <text:p>23502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1">
                <text:p>14001</text:p>
              </table:table-cell>
              <table:table-cell office:value-type="float" office:value="1722437">
                <text:p>17224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1">
                <text:p>15001</text:p>
              </table:table-cell>
              <table:table-cell office:value-type="float" office:value="1784347">
                <text:p>17843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1">
                <text:p>16001</text:p>
              </table:table-cell>
              <table:table-cell office:value-type="float" office:value="2368447">
                <text:p>23684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1">
                <text:p>17001</text:p>
              </table:table-cell>
              <table:table-cell office:value-type="float" office:value="2189019">
                <text:p>21890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1">
                <text:p>18001</text:p>
              </table:table-cell>
              <table:table-cell office:value-type="float" office:value="2649765">
                <text:p>26497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1">
                <text:p>19001</text:p>
              </table:table-cell>
              <table:table-cell office:value-type="float" office:value="2142659">
                <text:p>21426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1">
                <text:p>20001</text:p>
              </table:table-cell>
              <table:table-cell office:value-type="float" office:value="1693096">
                <text:p>16930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1">
                <text:p>21001</text:p>
              </table:table-cell>
              <table:table-cell office:value-type="float" office:value="2127580">
                <text:p>212758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01">
                <text:p>22001</text:p>
              </table:table-cell>
              <table:table-cell office:value-type="float" office:value="2183728">
                <text:p>21837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1">
                <text:p>23001</text:p>
              </table:table-cell>
              <table:table-cell office:value-type="float" office:value="2074695">
                <text:p>20746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1">
                <text:p>24001</text:p>
              </table:table-cell>
              <table:table-cell office:value-type="float" office:value="4763356">
                <text:p>47633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1">
                <text:p>25001</text:p>
              </table:table-cell>
              <table:table-cell office:value-type="float" office:value="3297134">
                <text:p>32971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01">
                <text:p>26001</text:p>
              </table:table-cell>
              <table:table-cell office:value-type="float" office:value="1998702">
                <text:p>19987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1">
                <text:p>27001</text:p>
              </table:table-cell>
              <table:table-cell office:value-type="float" office:value="1784564">
                <text:p>17845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1">
                <text:p>28001</text:p>
              </table:table-cell>
              <table:table-cell office:value-type="float" office:value="1701116">
                <text:p>17011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01">
                <text:p>29001</text:p>
              </table:table-cell>
              <table:table-cell office:value-type="float" office:value="1880345">
                <text:p>18803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1">
                <text:p>30001</text:p>
              </table:table-cell>
              <table:table-cell office:value-type="float" office:value="1906625">
                <text:p>19066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01">
                <text:p>31001</text:p>
              </table:table-cell>
              <table:table-cell office:value-type="float" office:value="2381285">
                <text:p>23812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01">
                <text:p>32001</text:p>
              </table:table-cell>
              <table:table-cell office:value-type="float" office:value="2354945">
                <text:p>23549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01">
                <text:p>33001</text:p>
              </table:table-cell>
              <table:table-cell office:value-type="float" office:value="2404870">
                <text:p>240487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01">
                <text:p>34001</text:p>
              </table:table-cell>
              <table:table-cell office:value-type="float" office:value="2049121">
                <text:p>20491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01">
                <text:p>35001</text:p>
              </table:table-cell>
              <table:table-cell office:value-type="float" office:value="2019334">
                <text:p>20193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01">
                <text:p>36001</text:p>
              </table:table-cell>
              <table:table-cell office:value-type="float" office:value="2638751">
                <text:p>26387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01">
                <text:p>37001</text:p>
              </table:table-cell>
              <table:table-cell office:value-type="float" office:value="2429267">
                <text:p>24292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01">
                <text:p>38001</text:p>
              </table:table-cell>
              <table:table-cell office:value-type="float" office:value="2528928">
                <text:p>25289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01">
                <text:p>39001</text:p>
              </table:table-cell>
              <table:table-cell office:value-type="float" office:value="2649548">
                <text:p>26495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1">
                <text:p>40001</text:p>
              </table:table-cell>
              <table:table-cell office:value-type="float" office:value="2848294">
                <text:p>28482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01">
                <text:p>41001</text:p>
              </table:table-cell>
              <table:table-cell office:value-type="float" office:value="3073209">
                <text:p>30732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01">
                <text:p>42001</text:p>
              </table:table-cell>
              <table:table-cell office:value-type="float" office:value="11656884">
                <text:p>116568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01">
                <text:p>43001</text:p>
              </table:table-cell>
              <table:table-cell office:value-type="float" office:value="6770506">
                <text:p>67705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01">
                <text:p>44001</text:p>
              </table:table-cell>
              <table:table-cell office:value-type="float" office:value="5069218">
                <text:p>50692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01">
                <text:p>45001</text:p>
              </table:table-cell>
              <table:table-cell office:value-type="float" office:value="5212781">
                <text:p>52127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01">
                <text:p>46001</text:p>
              </table:table-cell>
              <table:table-cell office:value-type="float" office:value="4566874">
                <text:p>45668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01">
                <text:p>47001</text:p>
              </table:table-cell>
              <table:table-cell office:value-type="float" office:value="3624334">
                <text:p>36243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01">
                <text:p>48001</text:p>
              </table:table-cell>
              <table:table-cell office:value-type="float" office:value="5497448">
                <text:p>54974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01">
                <text:p>49001</text:p>
              </table:table-cell>
              <table:table-cell office:value-type="float" office:value="4260120">
                <text:p>426012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01">
                <text:p>50001</text:p>
              </table:table-cell>
              <table:table-cell office:value-type="float" office:value="4009031">
                <text:p>40090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01">
                <text:p>51001</text:p>
              </table:table-cell>
              <table:table-cell office:value-type="float" office:value="4211550">
                <text:p>421155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01">
                <text:p>52001</text:p>
              </table:table-cell>
              <table:table-cell office:value-type="float" office:value="4106736">
                <text:p>41067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01">
                <text:p>53001</text:p>
              </table:table-cell>
              <table:table-cell office:value-type="float" office:value="4397322">
                <text:p>43973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01">
                <text:p>54001</text:p>
              </table:table-cell>
              <table:table-cell office:value-type="float" office:value="4818523">
                <text:p>48185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01">
                <text:p>55001</text:p>
              </table:table-cell>
              <table:table-cell office:value-type="float" office:value="4797707">
                <text:p>47977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01">
                <text:p>56001</text:p>
              </table:table-cell>
              <table:table-cell office:value-type="float" office:value="4637744">
                <text:p>46377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01">
                <text:p>57001</text:p>
              </table:table-cell>
              <table:table-cell office:value-type="float" office:value="17361362">
                <text:p>173613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01">
                <text:p>58001</text:p>
              </table:table-cell>
              <table:table-cell office:value-type="float" office:value="5483576">
                <text:p>54835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01">
                <text:p>59001</text:p>
              </table:table-cell>
              <table:table-cell office:value-type="float" office:value="7210863">
                <text:p>72108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01">
                <text:p>60001</text:p>
              </table:table-cell>
              <table:table-cell office:value-type="float" office:value="6489313">
                <text:p>64893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01">
                <text:p>61001</text:p>
              </table:table-cell>
              <table:table-cell office:value-type="float" office:value="6306667">
                <text:p>63066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01">
                <text:p>62001</text:p>
              </table:table-cell>
              <table:table-cell office:value-type="float" office:value="6092291">
                <text:p>60922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01">
                <text:p>63001</text:p>
              </table:table-cell>
              <table:table-cell office:value-type="float" office:value="5707399">
                <text:p>57073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01">
                <text:p>64001</text:p>
              </table:table-cell>
              <table:table-cell office:value-type="float" office:value="6721577">
                <text:p>67215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01">
                <text:p>65001</text:p>
              </table:table-cell>
              <table:table-cell office:value-type="float" office:value="5505754">
                <text:p>55057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01">
                <text:p>66001</text:p>
              </table:table-cell>
              <table:table-cell office:value-type="float" office:value="6940163">
                <text:p>694016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01">
                <text:p>67001</text:p>
              </table:table-cell>
              <table:table-cell office:value-type="float" office:value="5606818">
                <text:p>56068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01">
                <text:p>68001</text:p>
              </table:table-cell>
              <table:table-cell office:value-type="float" office:value="5875358">
                <text:p>58753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01">
                <text:p>69001</text:p>
              </table:table-cell>
              <table:table-cell office:value-type="float" office:value="6972044">
                <text:p>69720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01">
                <text:p>70001</text:p>
              </table:table-cell>
              <table:table-cell office:value-type="float" office:value="5711123">
                <text:p>57111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01">
                <text:p>71001</text:p>
              </table:table-cell>
              <table:table-cell office:value-type="float" office:value="7649304">
                <text:p>76493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01">
                <text:p>72001</text:p>
              </table:table-cell>
              <table:table-cell office:value-type="float" office:value="6141342">
                <text:p>614134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01">
                <text:p>73001</text:p>
              </table:table-cell>
              <table:table-cell office:value-type="float" office:value="6226546">
                <text:p>622654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01">
                <text:p>74001</text:p>
              </table:table-cell>
              <table:table-cell office:value-type="float" office:value="6875987">
                <text:p>687598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01">
                <text:p>75001</text:p>
              </table:table-cell>
              <table:table-cell office:value-type="float" office:value="6075112">
                <text:p>60751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01">
                <text:p>76001</text:p>
              </table:table-cell>
              <table:table-cell office:value-type="float" office:value="6266206">
                <text:p>62662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01">
                <text:p>77001</text:p>
              </table:table-cell>
              <table:table-cell office:value-type="float" office:value="6532539">
                <text:p>65325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01">
                <text:p>78001</text:p>
              </table:table-cell>
              <table:table-cell office:value-type="float" office:value="6467235">
                <text:p>64672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01">
                <text:p>79001</text:p>
              </table:table-cell>
              <table:table-cell office:value-type="float" office:value="7124284">
                <text:p>71242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01">
                <text:p>80001</text:p>
              </table:table-cell>
              <table:table-cell office:value-type="float" office:value="6855301">
                <text:p>68553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01">
                <text:p>81001</text:p>
              </table:table-cell>
              <table:table-cell office:value-type="float" office:value="6812594">
                <text:p>681259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01">
                <text:p>82001</text:p>
              </table:table-cell>
              <table:table-cell office:value-type="float" office:value="7146860">
                <text:p>714686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01">
                <text:p>83001</text:p>
              </table:table-cell>
              <table:table-cell office:value-type="float" office:value="7133512">
                <text:p>71335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01">
                <text:p>84001</text:p>
              </table:table-cell>
              <table:table-cell office:value-type="float" office:value="7545827">
                <text:p>75458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01">
                <text:p>85001</text:p>
              </table:table-cell>
              <table:table-cell office:value-type="float" office:value="7877013">
                <text:p>787701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01">
                <text:p>86001</text:p>
              </table:table-cell>
              <table:table-cell office:value-type="float" office:value="8289070">
                <text:p>828907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01">
                <text:p>87001</text:p>
              </table:table-cell>
              <table:table-cell office:value-type="float" office:value="8469835">
                <text:p>84698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01">
                <text:p>88001</text:p>
              </table:table-cell>
              <table:table-cell office:value-type="float" office:value="11517791">
                <text:p>115177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01">
                <text:p>89001</text:p>
              </table:table-cell>
              <table:table-cell office:value-type="float" office:value="10524568">
                <text:p>1052456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01">
                <text:p>90001</text:p>
              </table:table-cell>
              <table:table-cell office:value-type="float" office:value="9321460">
                <text:p>932146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01">
                <text:p>91001</text:p>
              </table:table-cell>
              <table:table-cell office:value-type="float" office:value="11932751">
                <text:p>1193275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01">
                <text:p>92001</text:p>
              </table:table-cell>
              <table:table-cell office:value-type="float" office:value="10960565">
                <text:p>109605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01">
                <text:p>93001</text:p>
              </table:table-cell>
              <table:table-cell office:value-type="float" office:value="9733156">
                <text:p>97331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01">
                <text:p>94001</text:p>
              </table:table-cell>
              <table:table-cell office:value-type="float" office:value="17622499">
                <text:p>176224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01">
                <text:p>95001</text:p>
              </table:table-cell>
              <table:table-cell office:value-type="float" office:value="10442228">
                <text:p>104422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01">
                <text:p>96001</text:p>
              </table:table-cell>
              <table:table-cell office:value-type="float" office:value="10700804">
                <text:p>107008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01">
                <text:p>97001</text:p>
              </table:table-cell>
              <table:table-cell office:value-type="float" office:value="8512922">
                <text:p>851292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01">
                <text:p>98001</text:p>
              </table:table-cell>
              <table:table-cell office:value-type="float" office:value="7936736">
                <text:p>79367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01">
                <text:p>99001</text:p>
              </table:table-cell>
              <table:table-cell office:value-type="float" office:value="8151979">
                <text:p>81519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01">
                <text:p>100001</text:p>
              </table:table-cell>
              <table:table-cell office:value-type="float" office:value="8312252">
                <text:p>831225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01">
                <text:p>101001</text:p>
              </table:table-cell>
              <table:table-cell office:value-type="float" office:value="13803484">
                <text:p>1380348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01">
                <text:p>102001</text:p>
              </table:table-cell>
              <table:table-cell office:value-type="float" office:value="9924686">
                <text:p>992468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01">
                <text:p>103001</text:p>
              </table:table-cell>
              <table:table-cell office:value-type="float" office:value="9816497">
                <text:p>981649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01">
                <text:p>104001</text:p>
              </table:table-cell>
              <table:table-cell office:value-type="float" office:value="9364741">
                <text:p>93647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924cm" svg:height="9.835cm" xlink:href=".." xlink:type="simple" chart:class="chart:line" chart:style-name="ch1">
        <chart:legend chart:legend-position="end" svg:x="36.677cm" svg:y="3.827cm" style:legend-expansion="high" chart:style-name="ch2"/>
        <chart:plot-area chart:style-name="ch3" table:cell-range-address="Sheet1.F1:Sheet1.I106" chart:data-source-has-labels="row" svg:x="0.818cm" svg:y="0.196cm" svg:width="35.041cm" svg:height="9.443cm">
          <chartooo:coordinate-region svg:x="2.632cm" svg:y="0.325cm" svg:width="32.883cm" svg:height="8.2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106" chart:label-cell-address="Sheet1.F1:Sheet1.F1" chart:class="chart:line">
            <chart:data-point chart:repeated="105"/>
          </chart:series>
          <chart:series chart:style-name="ch7" chart:values-cell-range-address="Sheet1.G2:Sheet1.G106" chart:label-cell-address="Sheet1.G1:Sheet1.G1" chart:class="chart:line">
            <chart:data-point chart:repeated="105"/>
          </chart:series>
          <chart:series chart:style-name="ch8" chart:values-cell-range-address="Sheet1.H2:Sheet1.H106" chart:label-cell-address="Sheet1.H1:Sheet1.H1" chart:class="chart:line">
            <chart:data-point chart:repeated="105"/>
          </chart:series>
          <chart:series chart:style-name="ch9" chart:values-cell-range-address="Sheet1.I2:Sheet1.I106" chart:label-cell-address="Sheet1.I1:Sheet1.I1" chart:class="chart:line">
            <chart:data-point chart:repeated="10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arch HashMap</text:p>
                <draw:g>
                  <svg:desc>Sheet1.F1:Sheet1.F1</svg:desc>
                </draw:g>
              </table:table-cell>
              <table:table-cell office:value-type="string">
                <text:p>Search LinkedList</text:p>
                <draw:g>
                  <svg:desc>Sheet1.G1:Sheet1.G1</svg:desc>
                </draw:g>
              </table:table-cell>
              <table:table-cell office:value-type="string">
                <text:p>Search ArrayList</text:p>
                <draw:g>
                  <svg:desc>Sheet1.H1:Sheet1.H1</svg:desc>
                </draw:g>
              </table:table-cell>
              <table:table-cell office:value-type="string">
                <text:p>Search TreeMap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1545">
                <text:p>1021545</text:p>
                <draw:g>
                  <svg:desc>Sheet1.F2:Sheet1.F106</svg:desc>
                </draw:g>
              </table:table-cell>
              <table:table-cell office:value-type="float" office:value="1299603">
                <text:p>1299603</text:p>
                <draw:g>
                  <svg:desc>Sheet1.G2:Sheet1.G106</svg:desc>
                </draw:g>
              </table:table-cell>
              <table:table-cell office:value-type="float" office:value="1292825">
                <text:p>1292825</text:p>
                <draw:g>
                  <svg:desc>Sheet1.H2:Sheet1.H106</svg:desc>
                </draw:g>
              </table:table-cell>
              <table:table-cell office:value-type="float" office:value="1860986">
                <text:p>1860986</text:p>
                <draw:g>
                  <svg:desc>Sheet1.I2:Sheet1.I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53492">
                <text:p>6053492</text:p>
              </table:table-cell>
              <table:table-cell office:value-type="float" office:value="4103976">
                <text:p>4103976</text:p>
              </table:table-cell>
              <table:table-cell office:value-type="float" office:value="4411804">
                <text:p>4411804</text:p>
              </table:table-cell>
              <table:table-cell office:value-type="float" office:value="8855718">
                <text:p>88557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663389">
                <text:p>5663389</text:p>
              </table:table-cell>
              <table:table-cell office:value-type="float" office:value="4275371">
                <text:p>4275371</text:p>
              </table:table-cell>
              <table:table-cell office:value-type="float" office:value="4124996">
                <text:p>4124996</text:p>
              </table:table-cell>
              <table:table-cell office:value-type="float" office:value="4703699">
                <text:p>47036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110531">
                <text:p>7110531</text:p>
              </table:table-cell>
              <table:table-cell office:value-type="float" office:value="2193759">
                <text:p>2193759</text:p>
              </table:table-cell>
              <table:table-cell office:value-type="float" office:value="2102340">
                <text:p>2102340</text:p>
              </table:table-cell>
              <table:table-cell office:value-type="float" office:value="3255270">
                <text:p>32552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698794">
                <text:p>11698794</text:p>
              </table:table-cell>
              <table:table-cell office:value-type="float" office:value="2554799">
                <text:p>2554799</text:p>
              </table:table-cell>
              <table:table-cell office:value-type="float" office:value="2706691">
                <text:p>2706691</text:p>
              </table:table-cell>
              <table:table-cell office:value-type="float" office:value="4722782">
                <text:p>47227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596358">
                <text:p>16596358</text:p>
              </table:table-cell>
              <table:table-cell office:value-type="float" office:value="3024751">
                <text:p>3024751</text:p>
              </table:table-cell>
              <table:table-cell office:value-type="float" office:value="2330395">
                <text:p>2330395</text:p>
              </table:table-cell>
              <table:table-cell office:value-type="float" office:value="4627530">
                <text:p>46275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143375">
                <text:p>18143375</text:p>
              </table:table-cell>
              <table:table-cell office:value-type="float" office:value="3127098">
                <text:p>3127098</text:p>
              </table:table-cell>
              <table:table-cell office:value-type="float" office:value="2687272">
                <text:p>2687272</text:p>
              </table:table-cell>
              <table:table-cell office:value-type="float" office:value="2832965">
                <text:p>28329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917603">
                <text:p>9917603</text:p>
              </table:table-cell>
              <table:table-cell office:value-type="float" office:value="3531335">
                <text:p>3531335</text:p>
              </table:table-cell>
              <table:table-cell office:value-type="float" office:value="2981053">
                <text:p>2981053</text:p>
              </table:table-cell>
              <table:table-cell office:value-type="float" office:value="3435711">
                <text:p>34357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204933">
                <text:p>10204933</text:p>
              </table:table-cell>
              <table:table-cell office:value-type="float" office:value="3907025">
                <text:p>3907025</text:p>
              </table:table-cell>
              <table:table-cell office:value-type="float" office:value="3270809">
                <text:p>3270809</text:p>
              </table:table-cell>
              <table:table-cell office:value-type="float" office:value="3090469">
                <text:p>30904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742343">
                <text:p>11742343</text:p>
              </table:table-cell>
              <table:table-cell office:value-type="float" office:value="4633671">
                <text:p>4633671</text:p>
              </table:table-cell>
              <table:table-cell office:value-type="float" office:value="3898675">
                <text:p>3898675</text:p>
              </table:table-cell>
              <table:table-cell office:value-type="float" office:value="3829034">
                <text:p>38290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869422">
                <text:p>12869422</text:p>
              </table:table-cell>
              <table:table-cell office:value-type="float" office:value="4444306">
                <text:p>4444306</text:p>
              </table:table-cell>
              <table:table-cell office:value-type="float" office:value="3733312">
                <text:p>3733312</text:p>
              </table:table-cell>
              <table:table-cell office:value-type="float" office:value="3833937">
                <text:p>38339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078973">
                <text:p>13078973</text:p>
              </table:table-cell>
              <table:table-cell office:value-type="float" office:value="4984411">
                <text:p>4984411</text:p>
              </table:table-cell>
              <table:table-cell office:value-type="float" office:value="4108238">
                <text:p>4108238</text:p>
              </table:table-cell>
              <table:table-cell office:value-type="float" office:value="4595101">
                <text:p>45951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532751">
                <text:p>10532751</text:p>
              </table:table-cell>
              <table:table-cell office:value-type="float" office:value="5099064">
                <text:p>5099064</text:p>
              </table:table-cell>
              <table:table-cell office:value-type="float" office:value="4363754">
                <text:p>4363754</text:p>
              </table:table-cell>
              <table:table-cell office:value-type="float" office:value="5056912">
                <text:p>50569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143204">
                <text:p>12143204</text:p>
              </table:table-cell>
              <table:table-cell office:value-type="float" office:value="5622363">
                <text:p>5622363</text:p>
              </table:table-cell>
              <table:table-cell office:value-type="float" office:value="4512691">
                <text:p>4512691</text:p>
              </table:table-cell>
              <table:table-cell office:value-type="float" office:value="5785539">
                <text:p>57855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69938">
                <text:p>14069938</text:p>
              </table:table-cell>
              <table:table-cell office:value-type="float" office:value="6216680">
                <text:p>6216680</text:p>
              </table:table-cell>
              <table:table-cell office:value-type="float" office:value="4740711">
                <text:p>4740711</text:p>
              </table:table-cell>
              <table:table-cell office:value-type="float" office:value="7071763">
                <text:p>70717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659440">
                <text:p>17659440</text:p>
              </table:table-cell>
              <table:table-cell office:value-type="float" office:value="6109899">
                <text:p>6109899</text:p>
              </table:table-cell>
              <table:table-cell office:value-type="float" office:value="6083704">
                <text:p>6083704</text:p>
              </table:table-cell>
              <table:table-cell office:value-type="float" office:value="7293284">
                <text:p>72932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680587">
                <text:p>14680587</text:p>
              </table:table-cell>
              <table:table-cell office:value-type="float" office:value="6608782">
                <text:p>6608782</text:p>
              </table:table-cell>
              <table:table-cell office:value-type="float" office:value="6794980">
                <text:p>6794980</text:p>
              </table:table-cell>
              <table:table-cell office:value-type="float" office:value="7829738">
                <text:p>78297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505425">
                <text:p>13505425</text:p>
              </table:table-cell>
              <table:table-cell office:value-type="float" office:value="6718047">
                <text:p>6718047</text:p>
              </table:table-cell>
              <table:table-cell office:value-type="float" office:value="7219594">
                <text:p>7219594</text:p>
              </table:table-cell>
              <table:table-cell office:value-type="float" office:value="8777412">
                <text:p>87774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919791">
                <text:p>13919791</text:p>
              </table:table-cell>
              <table:table-cell office:value-type="float" office:value="7127236">
                <text:p>7127236</text:p>
              </table:table-cell>
              <table:table-cell office:value-type="float" office:value="8003975">
                <text:p>8003975</text:p>
              </table:table-cell>
              <table:table-cell office:value-type="float" office:value="9744666">
                <text:p>97446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145761">
                <text:p>14145761</text:p>
              </table:table-cell>
              <table:table-cell office:value-type="float" office:value="7437484">
                <text:p>7437484</text:p>
              </table:table-cell>
              <table:table-cell office:value-type="float" office:value="7541615">
                <text:p>7541615</text:p>
              </table:table-cell>
              <table:table-cell office:value-type="float" office:value="9464124">
                <text:p>94641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440035">
                <text:p>14440035</text:p>
              </table:table-cell>
              <table:table-cell office:value-type="float" office:value="7578246">
                <text:p>7578246</text:p>
              </table:table-cell>
              <table:table-cell office:value-type="float" office:value="7945717">
                <text:p>7945717</text:p>
              </table:table-cell>
              <table:table-cell office:value-type="float" office:value="12111877">
                <text:p>121118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056108">
                <text:p>15056108</text:p>
              </table:table-cell>
              <table:table-cell office:value-type="float" office:value="7892647">
                <text:p>7892647</text:p>
              </table:table-cell>
              <table:table-cell office:value-type="float" office:value="8211666">
                <text:p>8211666</text:p>
              </table:table-cell>
              <table:table-cell office:value-type="float" office:value="15438576">
                <text:p>154385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626785">
                <text:p>16626785</text:p>
              </table:table-cell>
              <table:table-cell office:value-type="float" office:value="8513095">
                <text:p>8513095</text:p>
              </table:table-cell>
              <table:table-cell office:value-type="float" office:value="8640575">
                <text:p>8640575</text:p>
              </table:table-cell>
              <table:table-cell office:value-type="float" office:value="15184232">
                <text:p>151842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745151">
                <text:p>17745151</text:p>
              </table:table-cell>
              <table:table-cell office:value-type="float" office:value="8466035">
                <text:p>8466035</text:p>
              </table:table-cell>
              <table:table-cell office:value-type="float" office:value="8786888">
                <text:p>8786888</text:p>
              </table:table-cell>
              <table:table-cell office:value-type="float" office:value="14252774">
                <text:p>142527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699851">
                <text:p>19699851</text:p>
              </table:table-cell>
              <table:table-cell office:value-type="float" office:value="9184421">
                <text:p>9184421</text:p>
              </table:table-cell>
              <table:table-cell office:value-type="float" office:value="9341473">
                <text:p>9341473</text:p>
              </table:table-cell>
              <table:table-cell office:value-type="float" office:value="14643476">
                <text:p>146434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936688">
                <text:p>27936688</text:p>
              </table:table-cell>
              <table:table-cell office:value-type="float" office:value="9486752">
                <text:p>9486752</text:p>
              </table:table-cell>
              <table:table-cell office:value-type="float" office:value="10313426">
                <text:p>10313426</text:p>
              </table:table-cell>
              <table:table-cell office:value-type="float" office:value="16179594">
                <text:p>161795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361800">
                <text:p>27361800</text:p>
              </table:table-cell>
              <table:table-cell office:value-type="float" office:value="9957606">
                <text:p>9957606</text:p>
              </table:table-cell>
              <table:table-cell office:value-type="float" office:value="10555479">
                <text:p>10555479</text:p>
              </table:table-cell>
              <table:table-cell office:value-type="float" office:value="18798888">
                <text:p>187988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668131">
                <text:p>23668131</text:p>
              </table:table-cell>
              <table:table-cell office:value-type="float" office:value="9757513">
                <text:p>9757513</text:p>
              </table:table-cell>
              <table:table-cell office:value-type="float" office:value="9910225">
                <text:p>9910225</text:p>
              </table:table-cell>
              <table:table-cell office:value-type="float" office:value="20803299">
                <text:p>208032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417061">
                <text:p>25417061</text:p>
              </table:table-cell>
              <table:table-cell office:value-type="float" office:value="9965121">
                <text:p>9965121</text:p>
              </table:table-cell>
              <table:table-cell office:value-type="float" office:value="10290226">
                <text:p>10290226</text:p>
              </table:table-cell>
              <table:table-cell office:value-type="float" office:value="21921650">
                <text:p>219216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445183">
                <text:p>23445183</text:p>
              </table:table-cell>
              <table:table-cell office:value-type="float" office:value="10105439">
                <text:p>10105439</text:p>
              </table:table-cell>
              <table:table-cell office:value-type="float" office:value="10519685">
                <text:p>10519685</text:p>
              </table:table-cell>
              <table:table-cell office:value-type="float" office:value="23017738">
                <text:p>230177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125320">
                <text:p>21125320</text:p>
              </table:table-cell>
              <table:table-cell office:value-type="float" office:value="11742978">
                <text:p>11742978</text:p>
              </table:table-cell>
              <table:table-cell office:value-type="float" office:value="10804024">
                <text:p>10804024</text:p>
              </table:table-cell>
              <table:table-cell office:value-type="float" office:value="23516288">
                <text:p>235162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517703">
                <text:p>23517703</text:p>
              </table:table-cell>
              <table:table-cell office:value-type="float" office:value="10726573">
                <text:p>10726573</text:p>
              </table:table-cell>
              <table:table-cell office:value-type="float" office:value="10949072">
                <text:p>10949072</text:p>
              </table:table-cell>
              <table:table-cell office:value-type="float" office:value="25385734">
                <text:p>253857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997863">
                <text:p>29997863</text:p>
              </table:table-cell>
              <table:table-cell office:value-type="float" office:value="11066975">
                <text:p>11066975</text:p>
              </table:table-cell>
              <table:table-cell office:value-type="float" office:value="11435774">
                <text:p>11435774</text:p>
              </table:table-cell>
              <table:table-cell office:value-type="float" office:value="29311622">
                <text:p>293116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810460">
                <text:p>30810460</text:p>
              </table:table-cell>
              <table:table-cell office:value-type="float" office:value="11383399">
                <text:p>11383399</text:p>
              </table:table-cell>
              <table:table-cell office:value-type="float" office:value="11636801">
                <text:p>11636801</text:p>
              </table:table-cell>
              <table:table-cell office:value-type="float" office:value="28708538">
                <text:p>287085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661591">
                <text:p>27661591</text:p>
              </table:table-cell>
              <table:table-cell office:value-type="float" office:value="11535141">
                <text:p>11535141</text:p>
              </table:table-cell>
              <table:table-cell office:value-type="float" office:value="11882887">
                <text:p>11882887</text:p>
              </table:table-cell>
              <table:table-cell office:value-type="float" office:value="28485499">
                <text:p>284854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597909">
                <text:p>22597909</text:p>
              </table:table-cell>
              <table:table-cell office:value-type="float" office:value="11826193">
                <text:p>11826193</text:p>
              </table:table-cell>
              <table:table-cell office:value-type="float" office:value="12219881">
                <text:p>12219881</text:p>
              </table:table-cell>
              <table:table-cell office:value-type="float" office:value="31196546">
                <text:p>311965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903365">
                <text:p>22903365</text:p>
              </table:table-cell>
              <table:table-cell office:value-type="float" office:value="12036663">
                <text:p>12036663</text:p>
              </table:table-cell>
              <table:table-cell office:value-type="float" office:value="12557621">
                <text:p>12557621</text:p>
              </table:table-cell>
              <table:table-cell office:value-type="float" office:value="32647253">
                <text:p>326472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383694">
                <text:p>22383694</text:p>
              </table:table-cell>
              <table:table-cell office:value-type="float" office:value="12172545">
                <text:p>12172545</text:p>
              </table:table-cell>
              <table:table-cell office:value-type="float" office:value="12564035">
                <text:p>12564035</text:p>
              </table:table-cell>
              <table:table-cell office:value-type="float" office:value="34726436">
                <text:p>347264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1960512">
                <text:p>21960512</text:p>
              </table:table-cell>
              <table:table-cell office:value-type="float" office:value="12438311">
                <text:p>12438311</text:p>
              </table:table-cell>
              <table:table-cell office:value-type="float" office:value="12826175">
                <text:p>12826175</text:p>
              </table:table-cell>
              <table:table-cell office:value-type="float" office:value="36655006">
                <text:p>366550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442549">
                <text:p>22442549</text:p>
              </table:table-cell>
              <table:table-cell office:value-type="float" office:value="12781482">
                <text:p>12781482</text:p>
              </table:table-cell>
              <table:table-cell office:value-type="float" office:value="13187721">
                <text:p>13187721</text:p>
              </table:table-cell>
              <table:table-cell office:value-type="float" office:value="39242097">
                <text:p>392420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259889">
                <text:p>23259889</text:p>
              </table:table-cell>
              <table:table-cell office:value-type="float" office:value="13833870">
                <text:p>13833870</text:p>
              </table:table-cell>
              <table:table-cell office:value-type="float" office:value="13630115">
                <text:p>13630115</text:p>
              </table:table-cell>
              <table:table-cell office:value-type="float" office:value="39406750">
                <text:p>3940675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890610">
                <text:p>25890610</text:p>
              </table:table-cell>
              <table:table-cell office:value-type="float" office:value="13493345">
                <text:p>13493345</text:p>
              </table:table-cell>
              <table:table-cell office:value-type="float" office:value="13726650">
                <text:p>13726650</text:p>
              </table:table-cell>
              <table:table-cell office:value-type="float" office:value="47406433">
                <text:p>474064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7265822">
                <text:p>27265822</text:p>
              </table:table-cell>
              <table:table-cell office:value-type="float" office:value="13424034">
                <text:p>13424034</text:p>
              </table:table-cell>
              <table:table-cell office:value-type="float" office:value="13934125">
                <text:p>13934125</text:p>
              </table:table-cell>
              <table:table-cell office:value-type="float" office:value="56336155">
                <text:p>563361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062167">
                <text:p>25062167</text:p>
              </table:table-cell>
              <table:table-cell office:value-type="float" office:value="13748483">
                <text:p>13748483</text:p>
              </table:table-cell>
              <table:table-cell office:value-type="float" office:value="14554120">
                <text:p>14554120</text:p>
              </table:table-cell>
              <table:table-cell office:value-type="float" office:value="55583739">
                <text:p>555837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286954">
                <text:p>25286954</text:p>
              </table:table-cell>
              <table:table-cell office:value-type="float" office:value="15051692">
                <text:p>15051692</text:p>
              </table:table-cell>
              <table:table-cell office:value-type="float" office:value="14632378">
                <text:p>14632378</text:p>
              </table:table-cell>
              <table:table-cell office:value-type="float" office:value="51645564">
                <text:p>516455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6202529">
                <text:p>26202529</text:p>
              </table:table-cell>
              <table:table-cell office:value-type="float" office:value="15248531">
                <text:p>15248531</text:p>
              </table:table-cell>
              <table:table-cell office:value-type="float" office:value="14934835">
                <text:p>14934835</text:p>
              </table:table-cell>
              <table:table-cell office:value-type="float" office:value="52199225">
                <text:p>521992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776570">
                <text:p>25776570</text:p>
              </table:table-cell>
              <table:table-cell office:value-type="float" office:value="14376021">
                <text:p>14376021</text:p>
              </table:table-cell>
              <table:table-cell office:value-type="float" office:value="14954756">
                <text:p>14954756</text:p>
              </table:table-cell>
              <table:table-cell office:value-type="float" office:value="53956020">
                <text:p>5395602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574549">
                <text:p>25574549</text:p>
              </table:table-cell>
              <table:table-cell office:value-type="float" office:value="14851389">
                <text:p>14851389</text:p>
              </table:table-cell>
              <table:table-cell office:value-type="float" office:value="15248497">
                <text:p>15248497</text:p>
              </table:table-cell>
              <table:table-cell office:value-type="float" office:value="56374527">
                <text:p>563745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6987607">
                <text:p>26987607</text:p>
              </table:table-cell>
              <table:table-cell office:value-type="float" office:value="15317395">
                <text:p>15317395</text:p>
              </table:table-cell>
              <table:table-cell office:value-type="float" office:value="15596222">
                <text:p>15596222</text:p>
              </table:table-cell>
              <table:table-cell office:value-type="float" office:value="59955447">
                <text:p>599554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7357154">
                <text:p>27357154</text:p>
              </table:table-cell>
              <table:table-cell office:value-type="float" office:value="18141811">
                <text:p>18141811</text:p>
              </table:table-cell>
              <table:table-cell office:value-type="float" office:value="16588357">
                <text:p>16588357</text:p>
              </table:table-cell>
              <table:table-cell office:value-type="float" office:value="66229587">
                <text:p>662295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8997923">
                <text:p>28997923</text:p>
              </table:table-cell>
              <table:table-cell office:value-type="float" office:value="15707909">
                <text:p>15707909</text:p>
              </table:table-cell>
              <table:table-cell office:value-type="float" office:value="16278686">
                <text:p>16278686</text:p>
              </table:table-cell>
              <table:table-cell office:value-type="float" office:value="66036400">
                <text:p>660364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7946555">
                <text:p>27946555</text:p>
              </table:table-cell>
              <table:table-cell office:value-type="float" office:value="17414692">
                <text:p>17414692</text:p>
              </table:table-cell>
              <table:table-cell office:value-type="float" office:value="16922347">
                <text:p>16922347</text:p>
              </table:table-cell>
              <table:table-cell office:value-type="float" office:value="65570564">
                <text:p>655705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8406845">
                <text:p>28406845</text:p>
              </table:table-cell>
              <table:table-cell office:value-type="float" office:value="16356076">
                <text:p>16356076</text:p>
              </table:table-cell>
              <table:table-cell office:value-type="float" office:value="16878488">
                <text:p>16878488</text:p>
              </table:table-cell>
              <table:table-cell office:value-type="float" office:value="67973814">
                <text:p>679738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835579">
                <text:p>28835579</text:p>
              </table:table-cell>
              <table:table-cell office:value-type="float" office:value="16993778">
                <text:p>16993778</text:p>
              </table:table-cell>
              <table:table-cell office:value-type="float" office:value="17247252">
                <text:p>17247252</text:p>
              </table:table-cell>
              <table:table-cell office:value-type="float" office:value="71712136">
                <text:p>717121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3001071">
                <text:p>33001071</text:p>
              </table:table-cell>
              <table:table-cell office:value-type="float" office:value="16579220">
                <text:p>16579220</text:p>
              </table:table-cell>
              <table:table-cell office:value-type="float" office:value="17586777">
                <text:p>17586777</text:p>
              </table:table-cell>
              <table:table-cell office:value-type="float" office:value="77995286">
                <text:p>779952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5925703">
                <text:p>35925703</text:p>
              </table:table-cell>
              <table:table-cell office:value-type="float" office:value="16924814">
                <text:p>16924814</text:p>
              </table:table-cell>
              <table:table-cell office:value-type="float" office:value="17692681">
                <text:p>17692681</text:p>
              </table:table-cell>
              <table:table-cell office:value-type="float" office:value="60747769">
                <text:p>607477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2816727">
                <text:p>32816727</text:p>
              </table:table-cell>
              <table:table-cell office:value-type="float" office:value="17586598">
                <text:p>17586598</text:p>
              </table:table-cell>
              <table:table-cell office:value-type="float" office:value="18087208">
                <text:p>18087208</text:p>
              </table:table-cell>
              <table:table-cell office:value-type="float" office:value="82507998">
                <text:p>825079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2988618">
                <text:p>32988618</text:p>
              </table:table-cell>
              <table:table-cell office:value-type="float" office:value="17417024">
                <text:p>17417024</text:p>
              </table:table-cell>
              <table:table-cell office:value-type="float" office:value="18772583">
                <text:p>18772583</text:p>
              </table:table-cell>
              <table:table-cell office:value-type="float" office:value="81248939">
                <text:p>812489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3449662">
                <text:p>33449662</text:p>
              </table:table-cell>
              <table:table-cell office:value-type="float" office:value="18487965">
                <text:p>18487965</text:p>
              </table:table-cell>
              <table:table-cell office:value-type="float" office:value="18125744">
                <text:p>18125744</text:p>
              </table:table-cell>
              <table:table-cell office:value-type="float" office:value="83509929">
                <text:p>835099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2664177">
                <text:p>32664177</text:p>
              </table:table-cell>
              <table:table-cell office:value-type="float" office:value="18824248">
                <text:p>18824248</text:p>
              </table:table-cell>
              <table:table-cell office:value-type="float" office:value="18687285">
                <text:p>18687285</text:p>
              </table:table-cell>
              <table:table-cell office:value-type="float" office:value="96340469">
                <text:p>963404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3278723">
                <text:p>33278723</text:p>
              </table:table-cell>
              <table:table-cell office:value-type="float" office:value="19208081">
                <text:p>19208081</text:p>
              </table:table-cell>
              <table:table-cell office:value-type="float" office:value="18880956">
                <text:p>18880956</text:p>
              </table:table-cell>
              <table:table-cell office:value-type="float" office:value="92846507">
                <text:p>928465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5725808">
                <text:p>35725808</text:p>
              </table:table-cell>
              <table:table-cell office:value-type="float" office:value="18550312">
                <text:p>18550312</text:p>
              </table:table-cell>
              <table:table-cell office:value-type="float" office:value="20188625">
                <text:p>20188625</text:p>
              </table:table-cell>
              <table:table-cell office:value-type="float" office:value="92953957">
                <text:p>929539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5502288">
                <text:p>35502288</text:p>
              </table:table-cell>
              <table:table-cell office:value-type="float" office:value="18801559">
                <text:p>18801559</text:p>
              </table:table-cell>
              <table:table-cell office:value-type="float" office:value="20299266">
                <text:p>20299266</text:p>
              </table:table-cell>
              <table:table-cell office:value-type="float" office:value="96984022">
                <text:p>969840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5073513">
                <text:p>35073513</text:p>
              </table:table-cell>
              <table:table-cell office:value-type="float" office:value="19079041">
                <text:p>19079041</text:p>
              </table:table-cell>
              <table:table-cell office:value-type="float" office:value="19671292">
                <text:p>19671292</text:p>
              </table:table-cell>
              <table:table-cell office:value-type="float" office:value="99974022">
                <text:p>999740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4900715">
                <text:p>34900715</text:p>
              </table:table-cell>
              <table:table-cell office:value-type="float" office:value="23332371">
                <text:p>23332371</text:p>
              </table:table-cell>
              <table:table-cell office:value-type="float" office:value="19837183">
                <text:p>19837183</text:p>
              </table:table-cell>
              <table:table-cell office:value-type="float" office:value="113757424">
                <text:p>1137574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5893631">
                <text:p>35893631</text:p>
              </table:table-cell>
              <table:table-cell office:value-type="float" office:value="19471648">
                <text:p>19471648</text:p>
              </table:table-cell>
              <table:table-cell office:value-type="float" office:value="20175233">
                <text:p>20175233</text:p>
              </table:table-cell>
              <table:table-cell office:value-type="float" office:value="116161744">
                <text:p>1161617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5297083">
                <text:p>35297083</text:p>
              </table:table-cell>
              <table:table-cell office:value-type="float" office:value="19867505">
                <text:p>19867505</text:p>
              </table:table-cell>
              <table:table-cell office:value-type="float" office:value="21023181">
                <text:p>21023181</text:p>
              </table:table-cell>
              <table:table-cell office:value-type="float" office:value="117381910">
                <text:p>11738191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8865625">
                <text:p>38865625</text:p>
              </table:table-cell>
              <table:table-cell office:value-type="float" office:value="19833728">
                <text:p>19833728</text:p>
              </table:table-cell>
              <table:table-cell office:value-type="float" office:value="21469868">
                <text:p>21469868</text:p>
              </table:table-cell>
              <table:table-cell office:value-type="float" office:value="109028675">
                <text:p>1090286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8201888">
                <text:p>38201888</text:p>
              </table:table-cell>
              <table:table-cell office:value-type="float" office:value="21419064">
                <text:p>21419064</text:p>
              </table:table-cell>
              <table:table-cell office:value-type="float" office:value="20853907">
                <text:p>20853907</text:p>
              </table:table-cell>
              <table:table-cell office:value-type="float" office:value="106693822">
                <text:p>1066938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7900414">
                <text:p>37900414</text:p>
              </table:table-cell>
              <table:table-cell office:value-type="float" office:value="21106366">
                <text:p>21106366</text:p>
              </table:table-cell>
              <table:table-cell office:value-type="float" office:value="22697951">
                <text:p>22697951</text:p>
              </table:table-cell>
              <table:table-cell office:value-type="float" office:value="108988394">
                <text:p>1089883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8372793">
                <text:p>38372793</text:p>
              </table:table-cell>
              <table:table-cell office:value-type="float" office:value="21819373">
                <text:p>21819373</text:p>
              </table:table-cell>
              <table:table-cell office:value-type="float" office:value="29536894">
                <text:p>29536894</text:p>
              </table:table-cell>
              <table:table-cell office:value-type="float" office:value="134893957">
                <text:p>1348939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8153091">
                <text:p>38153091</text:p>
              </table:table-cell>
              <table:table-cell office:value-type="float" office:value="20915273">
                <text:p>20915273</text:p>
              </table:table-cell>
              <table:table-cell office:value-type="float" office:value="21778076">
                <text:p>21778076</text:p>
              </table:table-cell>
              <table:table-cell office:value-type="float" office:value="126228712">
                <text:p>1262287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1051686">
                <text:p>41051686</text:p>
              </table:table-cell>
              <table:table-cell office:value-type="float" office:value="20876924">
                <text:p>20876924</text:p>
              </table:table-cell>
              <table:table-cell office:value-type="float" office:value="33330191">
                <text:p>33330191</text:p>
              </table:table-cell>
              <table:table-cell office:value-type="float" office:value="129398975">
                <text:p>1293989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8287154">
                <text:p>38287154</text:p>
              </table:table-cell>
              <table:table-cell office:value-type="float" office:value="21296438">
                <text:p>21296438</text:p>
              </table:table-cell>
              <table:table-cell office:value-type="float" office:value="22832502">
                <text:p>22832502</text:p>
              </table:table-cell>
              <table:table-cell office:value-type="float" office:value="125293405">
                <text:p>1252934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0400477">
                <text:p>40400477</text:p>
              </table:table-cell>
              <table:table-cell office:value-type="float" office:value="22038939">
                <text:p>22038939</text:p>
              </table:table-cell>
              <table:table-cell office:value-type="float" office:value="24561142">
                <text:p>24561142</text:p>
              </table:table-cell>
              <table:table-cell office:value-type="float" office:value="124225409">
                <text:p>12422540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1425998">
                <text:p>41425998</text:p>
              </table:table-cell>
              <table:table-cell office:value-type="float" office:value="24350805">
                <text:p>24350805</text:p>
              </table:table-cell>
              <table:table-cell office:value-type="float" office:value="22350046">
                <text:p>22350046</text:p>
              </table:table-cell>
              <table:table-cell office:value-type="float" office:value="122757263">
                <text:p>1227572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9367989">
                <text:p>39367989</text:p>
              </table:table-cell>
              <table:table-cell office:value-type="float" office:value="22070789">
                <text:p>22070789</text:p>
              </table:table-cell>
              <table:table-cell office:value-type="float" office:value="24126126">
                <text:p>24126126</text:p>
              </table:table-cell>
              <table:table-cell office:value-type="float" office:value="123776250">
                <text:p>12377625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1673629">
                <text:p>41673629</text:p>
              </table:table-cell>
              <table:table-cell office:value-type="float" office:value="22341514">
                <text:p>22341514</text:p>
              </table:table-cell>
              <table:table-cell office:value-type="float" office:value="22659870">
                <text:p>22659870</text:p>
              </table:table-cell>
              <table:table-cell office:value-type="float" office:value="126869560">
                <text:p>12686956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1750919">
                <text:p>41750919</text:p>
              </table:table-cell>
              <table:table-cell office:value-type="float" office:value="22633197">
                <text:p>22633197</text:p>
              </table:table-cell>
              <table:table-cell office:value-type="float" office:value="23288123">
                <text:p>23288123</text:p>
              </table:table-cell>
              <table:table-cell office:value-type="float" office:value="128961139">
                <text:p>12896113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1384928">
                <text:p>41384928</text:p>
              </table:table-cell>
              <table:table-cell office:value-type="float" office:value="23581235">
                <text:p>23581235</text:p>
              </table:table-cell>
              <table:table-cell office:value-type="float" office:value="23034312">
                <text:p>23034312</text:p>
              </table:table-cell>
              <table:table-cell office:value-type="float" office:value="133748443">
                <text:p>13374844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1377837">
                <text:p>41377837</text:p>
              </table:table-cell>
              <table:table-cell office:value-type="float" office:value="22996736">
                <text:p>22996736</text:p>
              </table:table-cell>
              <table:table-cell office:value-type="float" office:value="25415077">
                <text:p>25415077</text:p>
              </table:table-cell>
              <table:table-cell office:value-type="float" office:value="132003912">
                <text:p>1320039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449721">
                <text:p>41449721</text:p>
              </table:table-cell>
              <table:table-cell office:value-type="float" office:value="22859327">
                <text:p>22859327</text:p>
              </table:table-cell>
              <table:table-cell office:value-type="float" office:value="23703496">
                <text:p>23703496</text:p>
              </table:table-cell>
              <table:table-cell office:value-type="float" office:value="141791190">
                <text:p>14179119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2761834">
                <text:p>42761834</text:p>
              </table:table-cell>
              <table:table-cell office:value-type="float" office:value="22869799">
                <text:p>22869799</text:p>
              </table:table-cell>
              <table:table-cell office:value-type="float" office:value="27229167">
                <text:p>27229167</text:p>
              </table:table-cell>
              <table:table-cell office:value-type="float" office:value="141554688">
                <text:p>1415546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1926073">
                <text:p>41926073</text:p>
              </table:table-cell>
              <table:table-cell office:value-type="float" office:value="24831306">
                <text:p>24831306</text:p>
              </table:table-cell>
              <table:table-cell office:value-type="float" office:value="24693550">
                <text:p>24693550</text:p>
              </table:table-cell>
              <table:table-cell office:value-type="float" office:value="150312963">
                <text:p>15031296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843957">
                <text:p>42843957</text:p>
              </table:table-cell>
              <table:table-cell office:value-type="float" office:value="23436566">
                <text:p>23436566</text:p>
              </table:table-cell>
              <table:table-cell office:value-type="float" office:value="23967453">
                <text:p>23967453</text:p>
              </table:table-cell>
              <table:table-cell office:value-type="float" office:value="158941001">
                <text:p>1589410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2775483">
                <text:p>42775483</text:p>
              </table:table-cell>
              <table:table-cell office:value-type="float" office:value="24452568">
                <text:p>24452568</text:p>
              </table:table-cell>
              <table:table-cell office:value-type="float" office:value="24932091">
                <text:p>24932091</text:p>
              </table:table-cell>
              <table:table-cell office:value-type="float" office:value="158862060">
                <text:p>15886206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2948415">
                <text:p>42948415</text:p>
              </table:table-cell>
              <table:table-cell office:value-type="float" office:value="24262581">
                <text:p>24262581</text:p>
              </table:table-cell>
              <table:table-cell office:value-type="float" office:value="34292262">
                <text:p>34292262</text:p>
              </table:table-cell>
              <table:table-cell office:value-type="float" office:value="148872602">
                <text:p>1488726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6808406">
                <text:p>46808406</text:p>
              </table:table-cell>
              <table:table-cell office:value-type="float" office:value="24068245">
                <text:p>24068245</text:p>
              </table:table-cell>
              <table:table-cell office:value-type="float" office:value="24421140">
                <text:p>24421140</text:p>
              </table:table-cell>
              <table:table-cell office:value-type="float" office:value="148882136">
                <text:p>1488821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2565141">
                <text:p>42565141</text:p>
              </table:table-cell>
              <table:table-cell office:value-type="float" office:value="27665005">
                <text:p>27665005</text:p>
              </table:table-cell>
              <table:table-cell office:value-type="float" office:value="24981575">
                <text:p>24981575</text:p>
              </table:table-cell>
              <table:table-cell office:value-type="float" office:value="149607953">
                <text:p>14960795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2419680">
                <text:p>42419680</text:p>
              </table:table-cell>
              <table:table-cell office:value-type="float" office:value="26929831">
                <text:p>26929831</text:p>
              </table:table-cell>
              <table:table-cell office:value-type="float" office:value="24813801">
                <text:p>24813801</text:p>
              </table:table-cell>
              <table:table-cell office:value-type="float" office:value="154167780">
                <text:p>15416778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3838950">
                <text:p>43838950</text:p>
              </table:table-cell>
              <table:table-cell office:value-type="float" office:value="24768656">
                <text:p>24768656</text:p>
              </table:table-cell>
              <table:table-cell office:value-type="float" office:value="32283247">
                <text:p>32283247</text:p>
              </table:table-cell>
              <table:table-cell office:value-type="float" office:value="168336749">
                <text:p>16833674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3362269">
                <text:p>43362269</text:p>
              </table:table-cell>
              <table:table-cell office:value-type="float" office:value="26209409">
                <text:p>26209409</text:p>
              </table:table-cell>
              <table:table-cell office:value-type="float" office:value="27231779">
                <text:p>27231779</text:p>
              </table:table-cell>
              <table:table-cell office:value-type="float" office:value="163339452">
                <text:p>1633394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8008177">
                <text:p>48008177</text:p>
              </table:table-cell>
              <table:table-cell office:value-type="float" office:value="25354440">
                <text:p>25354440</text:p>
              </table:table-cell>
              <table:table-cell office:value-type="float" office:value="42953085">
                <text:p>42953085</text:p>
              </table:table-cell>
              <table:table-cell office:value-type="float" office:value="159928067">
                <text:p>1599280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4983814">
                <text:p>44983814</text:p>
              </table:table-cell>
              <table:table-cell office:value-type="float" office:value="26906863">
                <text:p>26906863</text:p>
              </table:table-cell>
              <table:table-cell office:value-type="float" office:value="50340106">
                <text:p>50340106</text:p>
              </table:table-cell>
              <table:table-cell office:value-type="float" office:value="166411824">
                <text:p>1664118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3983220">
                <text:p>43983220</text:p>
              </table:table-cell>
              <table:table-cell office:value-type="float" office:value="25451265">
                <text:p>25451265</text:p>
              </table:table-cell>
              <table:table-cell office:value-type="float" office:value="25986901">
                <text:p>25986901</text:p>
              </table:table-cell>
              <table:table-cell office:value-type="float" office:value="163275624">
                <text:p>1632756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6188391">
                <text:p>46188391</text:p>
              </table:table-cell>
              <table:table-cell office:value-type="float" office:value="26825036">
                <text:p>26825036</text:p>
              </table:table-cell>
              <table:table-cell office:value-type="float" office:value="27068249">
                <text:p>27068249</text:p>
              </table:table-cell>
              <table:table-cell office:value-type="float" office:value="167107544">
                <text:p>1671075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7108470">
                <text:p>47108470</text:p>
              </table:table-cell>
              <table:table-cell office:value-type="float" office:value="26613316">
                <text:p>26613316</text:p>
              </table:table-cell>
              <table:table-cell office:value-type="float" office:value="31706202">
                <text:p>31706202</text:p>
              </table:table-cell>
              <table:table-cell office:value-type="float" office:value="168140429">
                <text:p>16814042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6577409">
                <text:p>46577409</text:p>
              </table:table-cell>
              <table:table-cell office:value-type="float" office:value="26262598">
                <text:p>26262598</text:p>
              </table:table-cell>
              <table:table-cell office:value-type="float" office:value="27083103">
                <text:p>27083103</text:p>
              </table:table-cell>
              <table:table-cell office:value-type="float" office:value="176023444">
                <text:p>1760234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6668114">
                <text:p>46668114</text:p>
              </table:table-cell>
              <table:table-cell office:value-type="float" office:value="30690996">
                <text:p>30690996</text:p>
              </table:table-cell>
              <table:table-cell office:value-type="float" office:value="28073978">
                <text:p>28073978</text:p>
              </table:table-cell>
              <table:table-cell office:value-type="float" office:value="172673257">
                <text:p>1726732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6052993">
                <text:p>46052993</text:p>
              </table:table-cell>
              <table:table-cell office:value-type="float" office:value="27688969">
                <text:p>27688969</text:p>
              </table:table-cell>
              <table:table-cell office:value-type="float" office:value="35416018">
                <text:p>35416018</text:p>
              </table:table-cell>
              <table:table-cell office:value-type="float" office:value="136390121">
                <text:p>13639012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9404767">
                <text:p>49404767</text:p>
              </table:table-cell>
              <table:table-cell office:value-type="float" office:value="82906095">
                <text:p>82906095</text:p>
              </table:table-cell>
              <table:table-cell office:value-type="float" office:value="27809120">
                <text:p>27809120</text:p>
              </table:table-cell>
              <table:table-cell office:value-type="float" office:value="183680515">
                <text:p>1836805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6672744">
                <text:p>46672744</text:p>
              </table:table-cell>
              <table:table-cell office:value-type="float" office:value="29581430">
                <text:p>29581430</text:p>
              </table:table-cell>
              <table:table-cell office:value-type="float" office:value="47377402">
                <text:p>47377402</text:p>
              </table:table-cell>
              <table:table-cell office:value-type="float" office:value="185125407">
                <text:p>18512540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7286431">
                <text:p>47286431</text:p>
              </table:table-cell>
              <table:table-cell office:value-type="float" office:value="27634642">
                <text:p>27634642</text:p>
              </table:table-cell>
              <table:table-cell office:value-type="float" office:value="37459223">
                <text:p>37459223</text:p>
              </table:table-cell>
              <table:table-cell office:value-type="float" office:value="183186047">
                <text:p>18318604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6635457">
                <text:p>46635457</text:p>
              </table:table-cell>
              <table:table-cell office:value-type="float" office:value="28056423">
                <text:p>28056423</text:p>
              </table:table-cell>
              <table:table-cell office:value-type="float" office:value="36466700">
                <text:p>36466700</text:p>
              </table:table-cell>
              <table:table-cell office:value-type="float" office:value="186280781">
                <text:p>18628078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0504028">
                <text:p>50504028</text:p>
              </table:table-cell>
              <table:table-cell office:value-type="float" office:value="28777357">
                <text:p>28777357</text:p>
              </table:table-cell>
              <table:table-cell office:value-type="float" office:value="37881178">
                <text:p>37881178</text:p>
              </table:table-cell>
              <table:table-cell office:value-type="float" office:value="189869115">
                <text:p>18986911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2cm" svg:height="8.976cm" xlink:href=".." xlink:type="simple" chart:class="chart:line" chart:style-name="ch1">
        <chart:legend chart:legend-position="end" svg:x="12.238cm" svg:y="3.918cm" style:legend-expansion="high" chart:style-name="ch2"/>
        <chart:plot-area chart:style-name="ch3" table:cell-range-address="Sheet1.A1:Sheet1.A106 Sheet1.C1:Sheet1.C106" chart:data-source-has-labels="row" svg:x="0.319cm" svg:y="0.179cm" svg:width="11.6cm" svg:height="8.618cm">
          <chartooo:coordinate-region svg:x="2.524cm" svg:y="0.39cm" svg:width="9.395cm" svg:height="7.58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106" chart:label-cell-address="Sheet1.A1:Sheet1.A1" chart:class="chart:line">
            <chart:data-point chart:repeated="105"/>
          </chart:series>
          <chart:series chart:style-name="ch7" chart:values-cell-range-address="Sheet1.C2:Sheet1.C106" chart:label-cell-address="Sheet1.C1:Sheet1.C1" chart:class="chart:line">
            <chart:data-point chart:repeated="10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ords count</text:p>
                <draw:g>
                  <svg:desc>Sheet1.A1:Sheet1.A1</svg:desc>
                </draw:g>
              </table:table-cell>
              <table:table-cell office:value-type="string">
                <text:p>Add LinkedList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06</svg:desc>
                </draw:g>
              </table:table-cell>
              <table:table-cell office:value-type="float" office:value="437843">
                <text:p>437843</text:p>
                <draw:g>
                  <svg:desc>Sheet1.C2:Sheet1.C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1">
                <text:p>1001</text:p>
              </table:table-cell>
              <table:table-cell office:value-type="float" office:value="8647979">
                <text:p>86479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1">
                <text:p>2001</text:p>
              </table:table-cell>
              <table:table-cell office:value-type="float" office:value="22797543">
                <text:p>227975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1">
                <text:p>3001</text:p>
              </table:table-cell>
              <table:table-cell office:value-type="float" office:value="21154471">
                <text:p>211544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1">
                <text:p>4001</text:p>
              </table:table-cell>
              <table:table-cell office:value-type="float" office:value="31806052">
                <text:p>318060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1">
                <text:p>5001</text:p>
              </table:table-cell>
              <table:table-cell office:value-type="float" office:value="15312677">
                <text:p>153126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1">
                <text:p>6001</text:p>
              </table:table-cell>
              <table:table-cell office:value-type="float" office:value="21002296">
                <text:p>210022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1">
                <text:p>7001</text:p>
              </table:table-cell>
              <table:table-cell office:value-type="float" office:value="27597683">
                <text:p>275976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1">
                <text:p>8001</text:p>
              </table:table-cell>
              <table:table-cell office:value-type="float" office:value="34784885">
                <text:p>347848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1">
                <text:p>9001</text:p>
              </table:table-cell>
              <table:table-cell office:value-type="float" office:value="42558264">
                <text:p>425582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1">
                <text:p>10001</text:p>
              </table:table-cell>
              <table:table-cell office:value-type="float" office:value="50562554">
                <text:p>505625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1">
                <text:p>11001</text:p>
              </table:table-cell>
              <table:table-cell office:value-type="float" office:value="60122061">
                <text:p>601220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1">
                <text:p>12001</text:p>
              </table:table-cell>
              <table:table-cell office:value-type="float" office:value="70538333">
                <text:p>70538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1">
                <text:p>13001</text:p>
              </table:table-cell>
              <table:table-cell office:value-type="float" office:value="85171348">
                <text:p>851713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1">
                <text:p>14001</text:p>
              </table:table-cell>
              <table:table-cell office:value-type="float" office:value="91496351">
                <text:p>914963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1">
                <text:p>15001</text:p>
              </table:table-cell>
              <table:table-cell office:value-type="float" office:value="93726472">
                <text:p>937264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1">
                <text:p>16001</text:p>
              </table:table-cell>
              <table:table-cell office:value-type="float" office:value="103743283">
                <text:p>1037432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1">
                <text:p>17001</text:p>
              </table:table-cell>
              <table:table-cell office:value-type="float" office:value="112417666">
                <text:p>1124176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1">
                <text:p>18001</text:p>
              </table:table-cell>
              <table:table-cell office:value-type="float" office:value="124019995">
                <text:p>1240199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1">
                <text:p>19001</text:p>
              </table:table-cell>
              <table:table-cell office:value-type="float" office:value="133085450">
                <text:p>1330854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1">
                <text:p>20001</text:p>
              </table:table-cell>
              <table:table-cell office:value-type="float" office:value="147952003">
                <text:p>1479520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1">
                <text:p>21001</text:p>
              </table:table-cell>
              <table:table-cell office:value-type="float" office:value="161288576">
                <text:p>1612885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01">
                <text:p>22001</text:p>
              </table:table-cell>
              <table:table-cell office:value-type="float" office:value="174337115">
                <text:p>1743371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1">
                <text:p>23001</text:p>
              </table:table-cell>
              <table:table-cell office:value-type="float" office:value="188827551">
                <text:p>1888275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1">
                <text:p>24001</text:p>
              </table:table-cell>
              <table:table-cell office:value-type="float" office:value="204694919">
                <text:p>2046949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1">
                <text:p>25001</text:p>
              </table:table-cell>
              <table:table-cell office:value-type="float" office:value="214231190">
                <text:p>21423119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01">
                <text:p>26001</text:p>
              </table:table-cell>
              <table:table-cell office:value-type="float" office:value="229002372">
                <text:p>2290023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1">
                <text:p>27001</text:p>
              </table:table-cell>
              <table:table-cell office:value-type="float" office:value="244343746">
                <text:p>2443437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1">
                <text:p>28001</text:p>
              </table:table-cell>
              <table:table-cell office:value-type="float" office:value="258568868">
                <text:p>2585688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01">
                <text:p>29001</text:p>
              </table:table-cell>
              <table:table-cell office:value-type="float" office:value="273385990">
                <text:p>27338599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1">
                <text:p>30001</text:p>
              </table:table-cell>
              <table:table-cell office:value-type="float" office:value="290682867">
                <text:p>2906828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01">
                <text:p>31001</text:p>
              </table:table-cell>
              <table:table-cell office:value-type="float" office:value="307243509">
                <text:p>3072435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01">
                <text:p>32001</text:p>
              </table:table-cell>
              <table:table-cell office:value-type="float" office:value="321227246">
                <text:p>3212272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01">
                <text:p>33001</text:p>
              </table:table-cell>
              <table:table-cell office:value-type="float" office:value="336312029">
                <text:p>3363120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01">
                <text:p>34001</text:p>
              </table:table-cell>
              <table:table-cell office:value-type="float" office:value="353197879">
                <text:p>3531978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01">
                <text:p>35001</text:p>
              </table:table-cell>
              <table:table-cell office:value-type="float" office:value="369577632">
                <text:p>3695776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01">
                <text:p>36001</text:p>
              </table:table-cell>
              <table:table-cell office:value-type="float" office:value="384723211">
                <text:p>3847232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01">
                <text:p>37001</text:p>
              </table:table-cell>
              <table:table-cell office:value-type="float" office:value="400580067">
                <text:p>4005800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01">
                <text:p>38001</text:p>
              </table:table-cell>
              <table:table-cell office:value-type="float" office:value="418578343">
                <text:p>4185783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01">
                <text:p>39001</text:p>
              </table:table-cell>
              <table:table-cell office:value-type="float" office:value="439699111">
                <text:p>4396991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1">
                <text:p>40001</text:p>
              </table:table-cell>
              <table:table-cell office:value-type="float" office:value="464126416">
                <text:p>4641264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01">
                <text:p>41001</text:p>
              </table:table-cell>
              <table:table-cell office:value-type="float" office:value="485482618">
                <text:p>4854826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01">
                <text:p>42001</text:p>
              </table:table-cell>
              <table:table-cell office:value-type="float" office:value="508843120">
                <text:p>50884312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01">
                <text:p>43001</text:p>
              </table:table-cell>
              <table:table-cell office:value-type="float" office:value="532387377">
                <text:p>5323873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01">
                <text:p>44001</text:p>
              </table:table-cell>
              <table:table-cell office:value-type="float" office:value="561469972">
                <text:p>5614699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01">
                <text:p>45001</text:p>
              </table:table-cell>
              <table:table-cell office:value-type="float" office:value="576322062">
                <text:p>5763220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01">
                <text:p>46001</text:p>
              </table:table-cell>
              <table:table-cell office:value-type="float" office:value="607342355">
                <text:p>6073423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01">
                <text:p>47001</text:p>
              </table:table-cell>
              <table:table-cell office:value-type="float" office:value="633997906">
                <text:p>6339979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01">
                <text:p>48001</text:p>
              </table:table-cell>
              <table:table-cell office:value-type="float" office:value="667909901">
                <text:p>6679099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01">
                <text:p>49001</text:p>
              </table:table-cell>
              <table:table-cell office:value-type="float" office:value="698785522">
                <text:p>6987855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01">
                <text:p>50001</text:p>
              </table:table-cell>
              <table:table-cell office:value-type="float" office:value="711178763">
                <text:p>7111787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01">
                <text:p>51001</text:p>
              </table:table-cell>
              <table:table-cell office:value-type="float" office:value="741107912">
                <text:p>7411079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01">
                <text:p>52001</text:p>
              </table:table-cell>
              <table:table-cell office:value-type="float" office:value="780715496">
                <text:p>7807154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01">
                <text:p>53001</text:p>
              </table:table-cell>
              <table:table-cell office:value-type="float" office:value="789505046">
                <text:p>7895050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01">
                <text:p>54001</text:p>
              </table:table-cell>
              <table:table-cell office:value-type="float" office:value="812148198">
                <text:p>8121481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01">
                <text:p>55001</text:p>
              </table:table-cell>
              <table:table-cell office:value-type="float" office:value="834239403">
                <text:p>8342394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01">
                <text:p>56001</text:p>
              </table:table-cell>
              <table:table-cell office:value-type="float" office:value="860743111">
                <text:p>8607431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01">
                <text:p>57001</text:p>
              </table:table-cell>
              <table:table-cell office:value-type="float" office:value="926997294">
                <text:p>9269972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01">
                <text:p>58001</text:p>
              </table:table-cell>
              <table:table-cell office:value-type="float" office:value="919591530">
                <text:p>91959153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01">
                <text:p>59001</text:p>
              </table:table-cell>
              <table:table-cell office:value-type="float" office:value="946985046">
                <text:p>94698504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01">
                <text:p>60001</text:p>
              </table:table-cell>
              <table:table-cell office:value-type="float" office:value="977287320">
                <text:p>97728732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01">
                <text:p>61001</text:p>
              </table:table-cell>
              <table:table-cell office:value-type="float" office:value="1008332501">
                <text:p>10083325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01">
                <text:p>62001</text:p>
              </table:table-cell>
              <table:table-cell office:value-type="float" office:value="1041807696">
                <text:p>10418076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01">
                <text:p>63001</text:p>
              </table:table-cell>
              <table:table-cell office:value-type="float" office:value="1066581181">
                <text:p>10665811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01">
                <text:p>64001</text:p>
              </table:table-cell>
              <table:table-cell office:value-type="float" office:value="1102288765">
                <text:p>11022887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01">
                <text:p>65001</text:p>
              </table:table-cell>
              <table:table-cell office:value-type="float" office:value="1128384249">
                <text:p>11283842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01">
                <text:p>66001</text:p>
              </table:table-cell>
              <table:table-cell office:value-type="float" office:value="1164778153">
                <text:p>11647781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01">
                <text:p>67001</text:p>
              </table:table-cell>
              <table:table-cell office:value-type="float" office:value="1191062640">
                <text:p>119106264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01">
                <text:p>68001</text:p>
              </table:table-cell>
              <table:table-cell office:value-type="float" office:value="1223527406">
                <text:p>12235274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01">
                <text:p>69001</text:p>
              </table:table-cell>
              <table:table-cell office:value-type="float" office:value="1252610023">
                <text:p>12526100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01">
                <text:p>70001</text:p>
              </table:table-cell>
              <table:table-cell office:value-type="float" office:value="1289478598">
                <text:p>12894785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01">
                <text:p>71001</text:p>
              </table:table-cell>
              <table:table-cell office:value-type="float" office:value="1296302885">
                <text:p>129630288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01">
                <text:p>72001</text:p>
              </table:table-cell>
              <table:table-cell office:value-type="float" office:value="1313602407">
                <text:p>13136024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01">
                <text:p>73001</text:p>
              </table:table-cell>
              <table:table-cell office:value-type="float" office:value="1337350805">
                <text:p>13373508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01">
                <text:p>74001</text:p>
              </table:table-cell>
              <table:table-cell office:value-type="float" office:value="1368223489">
                <text:p>136822348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01">
                <text:p>75001</text:p>
              </table:table-cell>
              <table:table-cell office:value-type="float" office:value="1449012210">
                <text:p>144901221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01">
                <text:p>76001</text:p>
              </table:table-cell>
              <table:table-cell office:value-type="float" office:value="1414509632">
                <text:p>14145096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01">
                <text:p>77001</text:p>
              </table:table-cell>
              <table:table-cell office:value-type="float" office:value="1422702895">
                <text:p>14227028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01">
                <text:p>78001</text:p>
              </table:table-cell>
              <table:table-cell office:value-type="float" office:value="1442617233">
                <text:p>14426172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01">
                <text:p>79001</text:p>
              </table:table-cell>
              <table:table-cell office:value-type="float" office:value="1475388141">
                <text:p>147538814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01">
                <text:p>80001</text:p>
              </table:table-cell>
              <table:table-cell office:value-type="float" office:value="1496579507">
                <text:p>14965795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01">
                <text:p>81001</text:p>
              </table:table-cell>
              <table:table-cell office:value-type="float" office:value="1512941179">
                <text:p>151294117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01">
                <text:p>82001</text:p>
              </table:table-cell>
              <table:table-cell office:value-type="float" office:value="1533122908">
                <text:p>15331229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01">
                <text:p>83001</text:p>
              </table:table-cell>
              <table:table-cell office:value-type="float" office:value="1565121430">
                <text:p>156512143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01">
                <text:p>84001</text:p>
              </table:table-cell>
              <table:table-cell office:value-type="float" office:value="1595554678">
                <text:p>159555467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01">
                <text:p>85001</text:p>
              </table:table-cell>
              <table:table-cell office:value-type="float" office:value="1615441895">
                <text:p>16154418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01">
                <text:p>86001</text:p>
              </table:table-cell>
              <table:table-cell office:value-type="float" office:value="1641449523">
                <text:p>16414495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01">
                <text:p>87001</text:p>
              </table:table-cell>
              <table:table-cell office:value-type="float" office:value="1684364270">
                <text:p>168436427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01">
                <text:p>88001</text:p>
              </table:table-cell>
              <table:table-cell office:value-type="float" office:value="1703110679">
                <text:p>17031106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01">
                <text:p>89001</text:p>
              </table:table-cell>
              <table:table-cell office:value-type="float" office:value="1730848608">
                <text:p>173084860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01">
                <text:p>90001</text:p>
              </table:table-cell>
              <table:table-cell office:value-type="float" office:value="1762526877">
                <text:p>176252687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01">
                <text:p>91001</text:p>
              </table:table-cell>
              <table:table-cell office:value-type="float" office:value="1805202059">
                <text:p>180520205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01">
                <text:p>92001</text:p>
              </table:table-cell>
              <table:table-cell office:value-type="float" office:value="1833628336">
                <text:p>18336283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01">
                <text:p>93001</text:p>
              </table:table-cell>
              <table:table-cell office:value-type="float" office:value="1871961272">
                <text:p>18719612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01">
                <text:p>94001</text:p>
              </table:table-cell>
              <table:table-cell office:value-type="float" office:value="1897681178">
                <text:p>189768117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01">
                <text:p>95001</text:p>
              </table:table-cell>
              <table:table-cell office:value-type="float" office:value="1929883407">
                <text:p>192988340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01">
                <text:p>96001</text:p>
              </table:table-cell>
              <table:table-cell office:value-type="float" office:value="1965786548">
                <text:p>19657865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01">
                <text:p>97001</text:p>
              </table:table-cell>
              <table:table-cell office:value-type="float" office:value="2143939448">
                <text:p>21439394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01">
                <text:p>98001</text:p>
              </table:table-cell>
              <table:table-cell office:value-type="float" office:value="2044232836">
                <text:p>20442328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01">
                <text:p>99001</text:p>
              </table:table-cell>
              <table:table-cell office:value-type="float" office:value="2088897187">
                <text:p>208889718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01">
                <text:p>100001</text:p>
              </table:table-cell>
              <table:table-cell office:value-type="float" office:value="2167025481">
                <text:p>216702548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01">
                <text:p>101001</text:p>
              </table:table-cell>
              <table:table-cell office:value-type="float" office:value="2170280977">
                <text:p>217028097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01">
                <text:p>102001</text:p>
              </table:table-cell>
              <table:table-cell office:value-type="float" office:value="2197111933">
                <text:p>219711193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01">
                <text:p>103001</text:p>
              </table:table-cell>
              <table:table-cell office:value-type="float" office:value="2275422677">
                <text:p>227542267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01">
                <text:p>104001</text:p>
              </table:table-cell>
              <table:table-cell office:value-type="float" office:value="2687196268">
                <text:p>26871962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2cm" svg:height="8.975cm" xlink:href=".." xlink:type="simple" chart:class="chart:line" chart:style-name="ch1">
        <chart:legend chart:legend-position="end" svg:x="12.461cm" svg:y="3.917cm" style:legend-expansion="high" chart:style-name="ch2"/>
        <chart:plot-area chart:style-name="ch3" table:cell-range-address="Sheet1.A1:Sheet1.A106 Sheet1.D1:Sheet1.D106" chart:data-source-has-labels="row" svg:x="0.319cm" svg:y="0.179cm" svg:width="11.823cm" svg:height="8.617cm">
          <chartooo:coordinate-region svg:x="2.524cm" svg:y="0.389cm" svg:width="9.618cm" svg:height="7.58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106" chart:label-cell-address="Sheet1.A1:Sheet1.A1" chart:class="chart:line">
            <chart:data-point chart:repeated="105"/>
          </chart:series>
          <chart:series chart:style-name="ch7" chart:values-cell-range-address="Sheet1.D2:Sheet1.D106" chart:label-cell-address="Sheet1.D1:Sheet1.D1" chart:class="chart:line">
            <chart:data-point chart:repeated="10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ords count</text:p>
                <draw:g>
                  <svg:desc>Sheet1.A1:Sheet1.A1</svg:desc>
                </draw:g>
              </table:table-cell>
              <table:table-cell office:value-type="string">
                <text:p>Add ArrayLis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06</svg:desc>
                </draw:g>
              </table:table-cell>
              <table:table-cell office:value-type="float" office:value="445391">
                <text:p>445391</text:p>
                <draw:g>
                  <svg:desc>Sheet1.D2:Sheet1.D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1">
                <text:p>1001</text:p>
              </table:table-cell>
              <table:table-cell office:value-type="float" office:value="9819438">
                <text:p>98194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1">
                <text:p>2001</text:p>
              </table:table-cell>
              <table:table-cell office:value-type="float" office:value="17363376">
                <text:p>173633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1">
                <text:p>3001</text:p>
              </table:table-cell>
              <table:table-cell office:value-type="float" office:value="25071011">
                <text:p>250710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1">
                <text:p>4001</text:p>
              </table:table-cell>
              <table:table-cell office:value-type="float" office:value="22810477">
                <text:p>228104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1">
                <text:p>5001</text:p>
              </table:table-cell>
              <table:table-cell office:value-type="float" office:value="13887531">
                <text:p>138875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1">
                <text:p>6001</text:p>
              </table:table-cell>
              <table:table-cell office:value-type="float" office:value="19712996">
                <text:p>197129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1">
                <text:p>7001</text:p>
              </table:table-cell>
              <table:table-cell office:value-type="float" office:value="25078902">
                <text:p>250789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1">
                <text:p>8001</text:p>
              </table:table-cell>
              <table:table-cell office:value-type="float" office:value="30671977">
                <text:p>306719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1">
                <text:p>9001</text:p>
              </table:table-cell>
              <table:table-cell office:value-type="float" office:value="37719059">
                <text:p>377190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1">
                <text:p>10001</text:p>
              </table:table-cell>
              <table:table-cell office:value-type="float" office:value="47222336">
                <text:p>472223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1">
                <text:p>11001</text:p>
              </table:table-cell>
              <table:table-cell office:value-type="float" office:value="53645831">
                <text:p>536458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1">
                <text:p>12001</text:p>
              </table:table-cell>
              <table:table-cell office:value-type="float" office:value="62836570">
                <text:p>6283657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1">
                <text:p>13001</text:p>
              </table:table-cell>
              <table:table-cell office:value-type="float" office:value="73431998">
                <text:p>734319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1">
                <text:p>14001</text:p>
              </table:table-cell>
              <table:table-cell office:value-type="float" office:value="82808227">
                <text:p>828082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1">
                <text:p>15001</text:p>
              </table:table-cell>
              <table:table-cell office:value-type="float" office:value="88991736">
                <text:p>889917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1">
                <text:p>16001</text:p>
              </table:table-cell>
              <table:table-cell office:value-type="float" office:value="95963905">
                <text:p>959639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1">
                <text:p>17001</text:p>
              </table:table-cell>
              <table:table-cell office:value-type="float" office:value="102514767">
                <text:p>1025147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1">
                <text:p>18001</text:p>
              </table:table-cell>
              <table:table-cell office:value-type="float" office:value="111590982">
                <text:p>1115909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1">
                <text:p>19001</text:p>
              </table:table-cell>
              <table:table-cell office:value-type="float" office:value="120327364">
                <text:p>1203273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1">
                <text:p>20001</text:p>
              </table:table-cell>
              <table:table-cell office:value-type="float" office:value="134361771">
                <text:p>1343617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1">
                <text:p>21001</text:p>
              </table:table-cell>
              <table:table-cell office:value-type="float" office:value="144483174">
                <text:p>1444831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01">
                <text:p>22001</text:p>
              </table:table-cell>
              <table:table-cell office:value-type="float" office:value="157795510">
                <text:p>15779551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1">
                <text:p>23001</text:p>
              </table:table-cell>
              <table:table-cell office:value-type="float" office:value="169911472">
                <text:p>1699114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1">
                <text:p>24001</text:p>
              </table:table-cell>
              <table:table-cell office:value-type="float" office:value="186367221">
                <text:p>1863672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1">
                <text:p>25001</text:p>
              </table:table-cell>
              <table:table-cell office:value-type="float" office:value="195908182">
                <text:p>1959081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01">
                <text:p>26001</text:p>
              </table:table-cell>
              <table:table-cell office:value-type="float" office:value="207266625">
                <text:p>2072666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1">
                <text:p>27001</text:p>
              </table:table-cell>
              <table:table-cell office:value-type="float" office:value="220410251">
                <text:p>2204102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1">
                <text:p>28001</text:p>
              </table:table-cell>
              <table:table-cell office:value-type="float" office:value="232985408">
                <text:p>2329854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01">
                <text:p>29001</text:p>
              </table:table-cell>
              <table:table-cell office:value-type="float" office:value="248116992">
                <text:p>2481169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1">
                <text:p>30001</text:p>
              </table:table-cell>
              <table:table-cell office:value-type="float" office:value="264958865">
                <text:p>2649588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01">
                <text:p>31001</text:p>
              </table:table-cell>
              <table:table-cell office:value-type="float" office:value="277223982">
                <text:p>2772239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01">
                <text:p>32001</text:p>
              </table:table-cell>
              <table:table-cell office:value-type="float" office:value="292202388">
                <text:p>2922023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01">
                <text:p>33001</text:p>
              </table:table-cell>
              <table:table-cell office:value-type="float" office:value="303907446">
                <text:p>3039074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01">
                <text:p>34001</text:p>
              </table:table-cell>
              <table:table-cell office:value-type="float" office:value="320842254">
                <text:p>3208422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01">
                <text:p>35001</text:p>
              </table:table-cell>
              <table:table-cell office:value-type="float" office:value="345885523">
                <text:p>3458855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01">
                <text:p>36001</text:p>
              </table:table-cell>
              <table:table-cell office:value-type="float" office:value="343216042">
                <text:p>3432160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01">
                <text:p>37001</text:p>
              </table:table-cell>
              <table:table-cell office:value-type="float" office:value="364480227">
                <text:p>3644802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01">
                <text:p>38001</text:p>
              </table:table-cell>
              <table:table-cell office:value-type="float" office:value="401358661">
                <text:p>4013586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01">
                <text:p>39001</text:p>
              </table:table-cell>
              <table:table-cell office:value-type="float" office:value="394691649">
                <text:p>3946916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1">
                <text:p>40001</text:p>
              </table:table-cell>
              <table:table-cell office:value-type="float" office:value="423998980">
                <text:p>42399898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01">
                <text:p>41001</text:p>
              </table:table-cell>
              <table:table-cell office:value-type="float" office:value="431108680">
                <text:p>43110868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01">
                <text:p>42001</text:p>
              </table:table-cell>
              <table:table-cell office:value-type="float" office:value="452664649">
                <text:p>4526646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01">
                <text:p>43001</text:p>
              </table:table-cell>
              <table:table-cell office:value-type="float" office:value="468417454">
                <text:p>4684174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01">
                <text:p>44001</text:p>
              </table:table-cell>
              <table:table-cell office:value-type="float" office:value="493099390">
                <text:p>49309939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01">
                <text:p>45001</text:p>
              </table:table-cell>
              <table:table-cell office:value-type="float" office:value="519990960">
                <text:p>51999096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01">
                <text:p>46001</text:p>
              </table:table-cell>
              <table:table-cell office:value-type="float" office:value="545194661">
                <text:p>5451946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01">
                <text:p>47001</text:p>
              </table:table-cell>
              <table:table-cell office:value-type="float" office:value="575719042">
                <text:p>5757190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01">
                <text:p>48001</text:p>
              </table:table-cell>
              <table:table-cell office:value-type="float" office:value="593242844">
                <text:p>5932428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01">
                <text:p>49001</text:p>
              </table:table-cell>
              <table:table-cell office:value-type="float" office:value="624050827">
                <text:p>6240508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01">
                <text:p>50001</text:p>
              </table:table-cell>
              <table:table-cell office:value-type="float" office:value="651654528">
                <text:p>6516545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01">
                <text:p>51001</text:p>
              </table:table-cell>
              <table:table-cell office:value-type="float" office:value="718356923">
                <text:p>7183569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01">
                <text:p>52001</text:p>
              </table:table-cell>
              <table:table-cell office:value-type="float" office:value="685380853">
                <text:p>6853808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01">
                <text:p>53001</text:p>
              </table:table-cell>
              <table:table-cell office:value-type="float" office:value="741357456">
                <text:p>7413574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01">
                <text:p>54001</text:p>
              </table:table-cell>
              <table:table-cell office:value-type="float" office:value="802227432">
                <text:p>8022274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01">
                <text:p>55001</text:p>
              </table:table-cell>
              <table:table-cell office:value-type="float" office:value="773266051">
                <text:p>7732660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01">
                <text:p>56001</text:p>
              </table:table-cell>
              <table:table-cell office:value-type="float" office:value="852549748">
                <text:p>8525497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01">
                <text:p>57001</text:p>
              </table:table-cell>
              <table:table-cell office:value-type="float" office:value="800434279">
                <text:p>80043427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01">
                <text:p>58001</text:p>
              </table:table-cell>
              <table:table-cell office:value-type="float" office:value="839472724">
                <text:p>8394727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01">
                <text:p>59001</text:p>
              </table:table-cell>
              <table:table-cell office:value-type="float" office:value="867559411">
                <text:p>8675594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01">
                <text:p>60001</text:p>
              </table:table-cell>
              <table:table-cell office:value-type="float" office:value="933089938">
                <text:p>9330899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01">
                <text:p>61001</text:p>
              </table:table-cell>
              <table:table-cell office:value-type="float" office:value="1011091185">
                <text:p>101109118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01">
                <text:p>62001</text:p>
              </table:table-cell>
              <table:table-cell office:value-type="float" office:value="912738842">
                <text:p>9127388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01">
                <text:p>63001</text:p>
              </table:table-cell>
              <table:table-cell office:value-type="float" office:value="954730998">
                <text:p>9547309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01">
                <text:p>64001</text:p>
              </table:table-cell>
              <table:table-cell office:value-type="float" office:value="960250732">
                <text:p>9602507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01">
                <text:p>65001</text:p>
              </table:table-cell>
              <table:table-cell office:value-type="float" office:value="1074068249">
                <text:p>10740682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01">
                <text:p>66001</text:p>
              </table:table-cell>
              <table:table-cell office:value-type="float" office:value="1116584554">
                <text:p>11165845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01">
                <text:p>67001</text:p>
              </table:table-cell>
              <table:table-cell office:value-type="float" office:value="1045469214">
                <text:p>10454692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01">
                <text:p>68001</text:p>
              </table:table-cell>
              <table:table-cell office:value-type="float" office:value="1074374154">
                <text:p>107437415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01">
                <text:p>69001</text:p>
              </table:table-cell>
              <table:table-cell office:value-type="float" office:value="1179065375">
                <text:p>11790653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01">
                <text:p>70001</text:p>
              </table:table-cell>
              <table:table-cell office:value-type="float" office:value="1130407843">
                <text:p>11304078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01">
                <text:p>71001</text:p>
              </table:table-cell>
              <table:table-cell office:value-type="float" office:value="1175351756">
                <text:p>11753517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01">
                <text:p>72001</text:p>
              </table:table-cell>
              <table:table-cell office:value-type="float" office:value="1199445011">
                <text:p>11994450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01">
                <text:p>73001</text:p>
              </table:table-cell>
              <table:table-cell office:value-type="float" office:value="1348965132">
                <text:p>13489651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01">
                <text:p>74001</text:p>
              </table:table-cell>
              <table:table-cell office:value-type="float" office:value="1220876648">
                <text:p>12208766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01">
                <text:p>75001</text:p>
              </table:table-cell>
              <table:table-cell office:value-type="float" office:value="1299568332">
                <text:p>12995683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01">
                <text:p>76001</text:p>
              </table:table-cell>
              <table:table-cell office:value-type="float" office:value="1345875885">
                <text:p>13458758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01">
                <text:p>77001</text:p>
              </table:table-cell>
              <table:table-cell office:value-type="float" office:value="1471645248">
                <text:p>14716452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01">
                <text:p>78001</text:p>
              </table:table-cell>
              <table:table-cell office:value-type="float" office:value="1367321841">
                <text:p>136732184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01">
                <text:p>79001</text:p>
              </table:table-cell>
              <table:table-cell office:value-type="float" office:value="1549865463">
                <text:p>154986546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01">
                <text:p>80001</text:p>
              </table:table-cell>
              <table:table-cell office:value-type="float" office:value="1542732182">
                <text:p>15427321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01">
                <text:p>81001</text:p>
              </table:table-cell>
              <table:table-cell office:value-type="float" office:value="1395843050">
                <text:p>139584305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01">
                <text:p>82001</text:p>
              </table:table-cell>
              <table:table-cell office:value-type="float" office:value="1343289384">
                <text:p>13432893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01">
                <text:p>83001</text:p>
              </table:table-cell>
              <table:table-cell office:value-type="float" office:value="1357090156">
                <text:p>13570901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01">
                <text:p>84001</text:p>
              </table:table-cell>
              <table:table-cell office:value-type="float" office:value="1379005165">
                <text:p>13790051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01">
                <text:p>85001</text:p>
              </table:table-cell>
              <table:table-cell office:value-type="float" office:value="1403557753">
                <text:p>140355775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01">
                <text:p>86001</text:p>
              </table:table-cell>
              <table:table-cell office:value-type="float" office:value="1421648344">
                <text:p>14216483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01">
                <text:p>87001</text:p>
              </table:table-cell>
              <table:table-cell office:value-type="float" office:value="1452831160">
                <text:p>145283116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01">
                <text:p>88001</text:p>
              </table:table-cell>
              <table:table-cell office:value-type="float" office:value="1479845482">
                <text:p>14798454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01">
                <text:p>89001</text:p>
              </table:table-cell>
              <table:table-cell office:value-type="float" office:value="1633527873">
                <text:p>163352787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01">
                <text:p>90001</text:p>
              </table:table-cell>
              <table:table-cell office:value-type="float" office:value="1744809063">
                <text:p>17448090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01">
                <text:p>91001</text:p>
              </table:table-cell>
              <table:table-cell office:value-type="float" office:value="1753835201">
                <text:p>17538352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01">
                <text:p>92001</text:p>
              </table:table-cell>
              <table:table-cell office:value-type="float" office:value="1823955619">
                <text:p>18239556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01">
                <text:p>93001</text:p>
              </table:table-cell>
              <table:table-cell office:value-type="float" office:value="1714979457">
                <text:p>17149794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01">
                <text:p>94001</text:p>
              </table:table-cell>
              <table:table-cell office:value-type="float" office:value="1732214095">
                <text:p>17322140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01">
                <text:p>95001</text:p>
              </table:table-cell>
              <table:table-cell office:value-type="float" office:value="1690892769">
                <text:p>169089276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01">
                <text:p>96001</text:p>
              </table:table-cell>
              <table:table-cell office:value-type="float" office:value="1747111737">
                <text:p>174711173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01">
                <text:p>97001</text:p>
              </table:table-cell>
              <table:table-cell office:value-type="float" office:value="1812642307">
                <text:p>181264230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01">
                <text:p>98001</text:p>
              </table:table-cell>
              <table:table-cell office:value-type="float" office:value="1772964417">
                <text:p>177296441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01">
                <text:p>99001</text:p>
              </table:table-cell>
              <table:table-cell office:value-type="float" office:value="1948290340">
                <text:p>194829034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01">
                <text:p>100001</text:p>
              </table:table-cell>
              <table:table-cell office:value-type="float" office:value="1897501159">
                <text:p>189750115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01">
                <text:p>101001</text:p>
              </table:table-cell>
              <table:table-cell office:value-type="float" office:value="1915892557">
                <text:p>191589255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01">
                <text:p>102001</text:p>
              </table:table-cell>
              <table:table-cell office:value-type="float" office:value="1892850123">
                <text:p>189285012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01">
                <text:p>103001</text:p>
              </table:table-cell>
              <table:table-cell office:value-type="float" office:value="1950794376">
                <text:p>195079437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01">
                <text:p>104001</text:p>
              </table:table-cell>
              <table:table-cell office:value-type="float" office:value="1989478609">
                <text:p>19894786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3cm" svg:height="8.975cm" xlink:href=".." xlink:type="simple" chart:class="chart:line" chart:style-name="ch1">
        <chart:legend chart:legend-position="end" svg:x="12.518cm" svg:y="3.917cm" style:legend-expansion="high" chart:style-name="ch2"/>
        <chart:plot-area chart:style-name="ch3" table:cell-range-address="Sheet1.A1:Sheet1.A106 Sheet1.E1:Sheet1.E106" chart:data-source-has-labels="row" svg:x="0.319cm" svg:y="0.179cm" svg:width="11.88cm" svg:height="8.617cm">
          <chartooo:coordinate-region svg:x="2.275cm" svg:y="0.389cm" svg:width="9.871cm" svg:height="7.58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106" chart:label-cell-address="Sheet1.A1:Sheet1.A1" chart:class="chart:line">
            <chart:data-point chart:repeated="105"/>
          </chart:series>
          <chart:series chart:style-name="ch7" chart:values-cell-range-address="Sheet1.E2:Sheet1.E106" chart:label-cell-address="Sheet1.E1:Sheet1.E1" chart:class="chart:line">
            <chart:data-point chart:repeated="10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ords count</text:p>
                <draw:g>
                  <svg:desc>Sheet1.A1:Sheet1.A1</svg:desc>
                </draw:g>
              </table:table-cell>
              <table:table-cell office:value-type="string">
                <text:p>Add TreeMap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06</svg:desc>
                </draw:g>
              </table:table-cell>
              <table:table-cell office:value-type="float" office:value="128750">
                <text:p>128750</text:p>
                <draw:g>
                  <svg:desc>Sheet1.E2:Sheet1.E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1">
                <text:p>1001</text:p>
              </table:table-cell>
              <table:table-cell office:value-type="float" office:value="2995932">
                <text:p>29959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1">
                <text:p>2001</text:p>
              </table:table-cell>
              <table:table-cell office:value-type="float" office:value="2975603">
                <text:p>297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1">
                <text:p>3001</text:p>
              </table:table-cell>
              <table:table-cell office:value-type="float" office:value="2150773">
                <text:p>21507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1">
                <text:p>4001</text:p>
              </table:table-cell>
              <table:table-cell office:value-type="float" office:value="3715716">
                <text:p>37157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1">
                <text:p>5001</text:p>
              </table:table-cell>
              <table:table-cell office:value-type="float" office:value="13438689">
                <text:p>134386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1">
                <text:p>6001</text:p>
              </table:table-cell>
              <table:table-cell office:value-type="float" office:value="4071230">
                <text:p>40712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1">
                <text:p>7001</text:p>
              </table:table-cell>
              <table:table-cell office:value-type="float" office:value="4556403">
                <text:p>45564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1">
                <text:p>8001</text:p>
              </table:table-cell>
              <table:table-cell office:value-type="float" office:value="5458329">
                <text:p>54583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1">
                <text:p>9001</text:p>
              </table:table-cell>
              <table:table-cell office:value-type="float" office:value="6173122">
                <text:p>61731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1">
                <text:p>10001</text:p>
              </table:table-cell>
              <table:table-cell office:value-type="float" office:value="7207918">
                <text:p>72079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1">
                <text:p>11001</text:p>
              </table:table-cell>
              <table:table-cell office:value-type="float" office:value="7263046">
                <text:p>72630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1">
                <text:p>12001</text:p>
              </table:table-cell>
              <table:table-cell office:value-type="float" office:value="6342112">
                <text:p>63421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1">
                <text:p>13001</text:p>
              </table:table-cell>
              <table:table-cell office:value-type="float" office:value="5298600">
                <text:p>52986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1">
                <text:p>14001</text:p>
              </table:table-cell>
              <table:table-cell office:value-type="float" office:value="6208952">
                <text:p>62089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1">
                <text:p>15001</text:p>
              </table:table-cell>
              <table:table-cell office:value-type="float" office:value="9265486">
                <text:p>92654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1">
                <text:p>16001</text:p>
              </table:table-cell>
              <table:table-cell office:value-type="float" office:value="9784438">
                <text:p>97844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1">
                <text:p>17001</text:p>
              </table:table-cell>
              <table:table-cell office:value-type="float" office:value="10369413">
                <text:p>103694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1">
                <text:p>18001</text:p>
              </table:table-cell>
              <table:table-cell office:value-type="float" office:value="7756032">
                <text:p>77560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1">
                <text:p>19001</text:p>
              </table:table-cell>
              <table:table-cell office:value-type="float" office:value="8257156">
                <text:p>82571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1">
                <text:p>20001</text:p>
              </table:table-cell>
              <table:table-cell office:value-type="float" office:value="8804223">
                <text:p>88042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1">
                <text:p>21001</text:p>
              </table:table-cell>
              <table:table-cell office:value-type="float" office:value="9300726">
                <text:p>93007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01">
                <text:p>22001</text:p>
              </table:table-cell>
              <table:table-cell office:value-type="float" office:value="10017393">
                <text:p>100173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1">
                <text:p>23001</text:p>
              </table:table-cell>
              <table:table-cell office:value-type="float" office:value="10543030">
                <text:p>105430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1">
                <text:p>24001</text:p>
              </table:table-cell>
              <table:table-cell office:value-type="float" office:value="10853597">
                <text:p>108535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1">
                <text:p>25001</text:p>
              </table:table-cell>
              <table:table-cell office:value-type="float" office:value="11234969">
                <text:p>112349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01">
                <text:p>26001</text:p>
              </table:table-cell>
              <table:table-cell office:value-type="float" office:value="14210925">
                <text:p>142109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1">
                <text:p>27001</text:p>
              </table:table-cell>
              <table:table-cell office:value-type="float" office:value="15236090">
                <text:p>1523609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1">
                <text:p>28001</text:p>
              </table:table-cell>
              <table:table-cell office:value-type="float" office:value="14647152">
                <text:p>146471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01">
                <text:p>29001</text:p>
              </table:table-cell>
              <table:table-cell office:value-type="float" office:value="15606715">
                <text:p>156067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1">
                <text:p>30001</text:p>
              </table:table-cell>
              <table:table-cell office:value-type="float" office:value="14944247">
                <text:p>149442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01">
                <text:p>31001</text:p>
              </table:table-cell>
              <table:table-cell office:value-type="float" office:value="15828460">
                <text:p>1582846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01">
                <text:p>32001</text:p>
              </table:table-cell>
              <table:table-cell office:value-type="float" office:value="16447091">
                <text:p>164470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01">
                <text:p>33001</text:p>
              </table:table-cell>
              <table:table-cell office:value-type="float" office:value="17006972">
                <text:p>170069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01">
                <text:p>34001</text:p>
              </table:table-cell>
              <table:table-cell office:value-type="float" office:value="16374543">
                <text:p>163745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01">
                <text:p>35001</text:p>
              </table:table-cell>
              <table:table-cell office:value-type="float" office:value="17029123">
                <text:p>170291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01">
                <text:p>36001</text:p>
              </table:table-cell>
              <table:table-cell office:value-type="float" office:value="17554906">
                <text:p>175549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01">
                <text:p>37001</text:p>
              </table:table-cell>
              <table:table-cell office:value-type="float" office:value="18141161">
                <text:p>181411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01">
                <text:p>38001</text:p>
              </table:table-cell>
              <table:table-cell office:value-type="float" office:value="18956313">
                <text:p>189563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01">
                <text:p>39001</text:p>
              </table:table-cell>
              <table:table-cell office:value-type="float" office:value="20486247">
                <text:p>204862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1">
                <text:p>40001</text:p>
              </table:table-cell>
              <table:table-cell office:value-type="float" office:value="23395143">
                <text:p>233951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01">
                <text:p>41001</text:p>
              </table:table-cell>
              <table:table-cell office:value-type="float" office:value="22613446">
                <text:p>226134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01">
                <text:p>42001</text:p>
              </table:table-cell>
              <table:table-cell office:value-type="float" office:value="23048808">
                <text:p>230488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01">
                <text:p>43001</text:p>
              </table:table-cell>
              <table:table-cell office:value-type="float" office:value="26551612">
                <text:p>265516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01">
                <text:p>44001</text:p>
              </table:table-cell>
              <table:table-cell office:value-type="float" office:value="22236104">
                <text:p>222361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01">
                <text:p>45001</text:p>
              </table:table-cell>
              <table:table-cell office:value-type="float" office:value="22043802">
                <text:p>220438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01">
                <text:p>46001</text:p>
              </table:table-cell>
              <table:table-cell office:value-type="float" office:value="24962391">
                <text:p>249623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01">
                <text:p>47001</text:p>
              </table:table-cell>
              <table:table-cell office:value-type="float" office:value="24668947">
                <text:p>246689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01">
                <text:p>48001</text:p>
              </table:table-cell>
              <table:table-cell office:value-type="float" office:value="25942905">
                <text:p>259429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01">
                <text:p>49001</text:p>
              </table:table-cell>
              <table:table-cell office:value-type="float" office:value="23978164">
                <text:p>239781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01">
                <text:p>50001</text:p>
              </table:table-cell>
              <table:table-cell office:value-type="float" office:value="24175978">
                <text:p>241759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01">
                <text:p>51001</text:p>
              </table:table-cell>
              <table:table-cell office:value-type="float" office:value="24173077">
                <text:p>241730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01">
                <text:p>52001</text:p>
              </table:table-cell>
              <table:table-cell office:value-type="float" office:value="24335691">
                <text:p>243356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01">
                <text:p>53001</text:p>
              </table:table-cell>
              <table:table-cell office:value-type="float" office:value="23914995">
                <text:p>239149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01">
                <text:p>54001</text:p>
              </table:table-cell>
              <table:table-cell office:value-type="float" office:value="25245155">
                <text:p>252451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01">
                <text:p>55001</text:p>
              </table:table-cell>
              <table:table-cell office:value-type="float" office:value="25154689">
                <text:p>251546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01">
                <text:p>56001</text:p>
              </table:table-cell>
              <table:table-cell office:value-type="float" office:value="25485129">
                <text:p>254851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01">
                <text:p>57001</text:p>
              </table:table-cell>
              <table:table-cell office:value-type="float" office:value="27930974">
                <text:p>279309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01">
                <text:p>58001</text:p>
              </table:table-cell>
              <table:table-cell office:value-type="float" office:value="28181110">
                <text:p>2818111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01">
                <text:p>59001</text:p>
              </table:table-cell>
              <table:table-cell office:value-type="float" office:value="28609407">
                <text:p>286094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01">
                <text:p>60001</text:p>
              </table:table-cell>
              <table:table-cell office:value-type="float" office:value="28150517">
                <text:p>281505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01">
                <text:p>61001</text:p>
              </table:table-cell>
              <table:table-cell office:value-type="float" office:value="34735809">
                <text:p>347358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01">
                <text:p>62001</text:p>
              </table:table-cell>
              <table:table-cell office:value-type="float" office:value="30695947">
                <text:p>306959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01">
                <text:p>63001</text:p>
              </table:table-cell>
              <table:table-cell office:value-type="float" office:value="30806499">
                <text:p>308064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01">
                <text:p>64001</text:p>
              </table:table-cell>
              <table:table-cell office:value-type="float" office:value="32400188">
                <text:p>324001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01">
                <text:p>65001</text:p>
              </table:table-cell>
              <table:table-cell office:value-type="float" office:value="33811038">
                <text:p>338110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01">
                <text:p>66001</text:p>
              </table:table-cell>
              <table:table-cell office:value-type="float" office:value="32165540">
                <text:p>3216554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01">
                <text:p>67001</text:p>
              </table:table-cell>
              <table:table-cell office:value-type="float" office:value="33544403">
                <text:p>335444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01">
                <text:p>68001</text:p>
              </table:table-cell>
              <table:table-cell office:value-type="float" office:value="33190626">
                <text:p>3319062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01">
                <text:p>69001</text:p>
              </table:table-cell>
              <table:table-cell office:value-type="float" office:value="32710158">
                <text:p>327101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01">
                <text:p>70001</text:p>
              </table:table-cell>
              <table:table-cell office:value-type="float" office:value="35190779">
                <text:p>351907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01">
                <text:p>71001</text:p>
              </table:table-cell>
              <table:table-cell office:value-type="float" office:value="37304128">
                <text:p>373041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01">
                <text:p>72001</text:p>
              </table:table-cell>
              <table:table-cell office:value-type="float" office:value="36896762">
                <text:p>368967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01">
                <text:p>73001</text:p>
              </table:table-cell>
              <table:table-cell office:value-type="float" office:value="36669382">
                <text:p>3666938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01">
                <text:p>74001</text:p>
              </table:table-cell>
              <table:table-cell office:value-type="float" office:value="36640294">
                <text:p>366402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01">
                <text:p>75001</text:p>
              </table:table-cell>
              <table:table-cell office:value-type="float" office:value="37278786">
                <text:p>3727878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01">
                <text:p>76001</text:p>
              </table:table-cell>
              <table:table-cell office:value-type="float" office:value="38248775">
                <text:p>382487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01">
                <text:p>77001</text:p>
              </table:table-cell>
              <table:table-cell office:value-type="float" office:value="39034735">
                <text:p>3903473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01">
                <text:p>78001</text:p>
              </table:table-cell>
              <table:table-cell office:value-type="float" office:value="41269574">
                <text:p>412695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01">
                <text:p>79001</text:p>
              </table:table-cell>
              <table:table-cell office:value-type="float" office:value="40172334">
                <text:p>401723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01">
                <text:p>80001</text:p>
              </table:table-cell>
              <table:table-cell office:value-type="float" office:value="38975946">
                <text:p>389759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01">
                <text:p>81001</text:p>
              </table:table-cell>
              <table:table-cell office:value-type="float" office:value="40083056">
                <text:p>400830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01">
                <text:p>82001</text:p>
              </table:table-cell>
              <table:table-cell office:value-type="float" office:value="46384754">
                <text:p>463847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01">
                <text:p>83001</text:p>
              </table:table-cell>
              <table:table-cell office:value-type="float" office:value="46973173">
                <text:p>469731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01">
                <text:p>84001</text:p>
              </table:table-cell>
              <table:table-cell office:value-type="float" office:value="45519365">
                <text:p>455193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01">
                <text:p>85001</text:p>
              </table:table-cell>
              <table:table-cell office:value-type="float" office:value="42191496">
                <text:p>421914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01">
                <text:p>86001</text:p>
              </table:table-cell>
              <table:table-cell office:value-type="float" office:value="44484026">
                <text:p>444840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01">
                <text:p>87001</text:p>
              </table:table-cell>
              <table:table-cell office:value-type="float" office:value="42789537">
                <text:p>4278953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01">
                <text:p>88001</text:p>
              </table:table-cell>
              <table:table-cell office:value-type="float" office:value="48747720">
                <text:p>4874772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01">
                <text:p>89001</text:p>
              </table:table-cell>
              <table:table-cell office:value-type="float" office:value="48074789">
                <text:p>480747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01">
                <text:p>90001</text:p>
              </table:table-cell>
              <table:table-cell office:value-type="float" office:value="47748043">
                <text:p>4774804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01">
                <text:p>91001</text:p>
              </table:table-cell>
              <table:table-cell office:value-type="float" office:value="48628378">
                <text:p>486283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01">
                <text:p>92001</text:p>
              </table:table-cell>
              <table:table-cell office:value-type="float" office:value="48208705">
                <text:p>482087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01">
                <text:p>93001</text:p>
              </table:table-cell>
              <table:table-cell office:value-type="float" office:value="49700644">
                <text:p>497006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01">
                <text:p>94001</text:p>
              </table:table-cell>
              <table:table-cell office:value-type="float" office:value="53913833">
                <text:p>539138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01">
                <text:p>95001</text:p>
              </table:table-cell>
              <table:table-cell office:value-type="float" office:value="49055423">
                <text:p>490554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01">
                <text:p>96001</text:p>
              </table:table-cell>
              <table:table-cell office:value-type="float" office:value="51294899">
                <text:p>512948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01">
                <text:p>97001</text:p>
              </table:table-cell>
              <table:table-cell office:value-type="float" office:value="51846350">
                <text:p>5184635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01">
                <text:p>98001</text:p>
              </table:table-cell>
              <table:table-cell office:value-type="float" office:value="50294998">
                <text:p>502949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01">
                <text:p>99001</text:p>
              </table:table-cell>
              <table:table-cell office:value-type="float" office:value="53029762">
                <text:p>5302976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01">
                <text:p>100001</text:p>
              </table:table-cell>
              <table:table-cell office:value-type="float" office:value="59185689">
                <text:p>5918568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01">
                <text:p>101001</text:p>
              </table:table-cell>
              <table:table-cell office:value-type="float" office:value="61518109">
                <text:p>6151810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01">
                <text:p>102001</text:p>
              </table:table-cell>
              <table:table-cell office:value-type="float" office:value="63580731">
                <text:p>6358073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01">
                <text:p>103001</text:p>
              </table:table-cell>
              <table:table-cell office:value-type="float" office:value="87458203">
                <text:p>8745820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01">
                <text:p>104001</text:p>
              </table:table-cell>
              <table:table-cell office:value-type="float" office:value="98677382">
                <text:p>9867738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2cm" svg:height="8.975cm" xlink:href=".." xlink:type="simple" chart:class="chart:line" chart:style-name="ch1">
        <chart:legend chart:legend-position="end" svg:x="11.847cm" svg:y="3.917cm" style:legend-expansion="high" chart:style-name="ch2"/>
        <chart:plot-area chart:style-name="ch3" table:cell-range-address="Sheet1.A1:Sheet1.A106 Sheet1.F1:Sheet1.F106" chart:data-source-has-labels="row" svg:x="0.319cm" svg:y="0.179cm" svg:width="11.209cm" svg:height="8.617cm">
          <chartooo:coordinate-region svg:x="2.133cm" svg:y="0.389cm" svg:width="9.395cm" svg:height="7.58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106" chart:label-cell-address="Sheet1.A1:Sheet1.A1" chart:class="chart:line">
            <chart:data-point chart:repeated="105"/>
          </chart:series>
          <chart:series chart:style-name="ch7" chart:values-cell-range-address="Sheet1.F2:Sheet1.F106" chart:label-cell-address="Sheet1.F1:Sheet1.F1" chart:class="chart:line">
            <chart:data-point chart:repeated="10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ords count</text:p>
                <draw:g>
                  <svg:desc>Sheet1.A1:Sheet1.A1</svg:desc>
                </draw:g>
              </table:table-cell>
              <table:table-cell office:value-type="string">
                <text:p>Search HashMap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06</svg:desc>
                </draw:g>
              </table:table-cell>
              <table:table-cell office:value-type="float" office:value="1021545">
                <text:p>1021545</text:p>
                <draw:g>
                  <svg:desc>Sheet1.F2:Sheet1.F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1">
                <text:p>1001</text:p>
              </table:table-cell>
              <table:table-cell office:value-type="float" office:value="6053492">
                <text:p>60534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1">
                <text:p>2001</text:p>
              </table:table-cell>
              <table:table-cell office:value-type="float" office:value="5663389">
                <text:p>56633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1">
                <text:p>3001</text:p>
              </table:table-cell>
              <table:table-cell office:value-type="float" office:value="7110531">
                <text:p>71105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1">
                <text:p>4001</text:p>
              </table:table-cell>
              <table:table-cell office:value-type="float" office:value="11698794">
                <text:p>116987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1">
                <text:p>5001</text:p>
              </table:table-cell>
              <table:table-cell office:value-type="float" office:value="16596358">
                <text:p>165963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1">
                <text:p>6001</text:p>
              </table:table-cell>
              <table:table-cell office:value-type="float" office:value="18143375">
                <text:p>18143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1">
                <text:p>7001</text:p>
              </table:table-cell>
              <table:table-cell office:value-type="float" office:value="9917603">
                <text:p>99176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1">
                <text:p>8001</text:p>
              </table:table-cell>
              <table:table-cell office:value-type="float" office:value="10204933">
                <text:p>102049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1">
                <text:p>9001</text:p>
              </table:table-cell>
              <table:table-cell office:value-type="float" office:value="11742343">
                <text:p>117423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1">
                <text:p>10001</text:p>
              </table:table-cell>
              <table:table-cell office:value-type="float" office:value="12869422">
                <text:p>128694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1">
                <text:p>11001</text:p>
              </table:table-cell>
              <table:table-cell office:value-type="float" office:value="13078973">
                <text:p>130789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1">
                <text:p>12001</text:p>
              </table:table-cell>
              <table:table-cell office:value-type="float" office:value="10532751">
                <text:p>105327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1">
                <text:p>13001</text:p>
              </table:table-cell>
              <table:table-cell office:value-type="float" office:value="12143204">
                <text:p>121432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1">
                <text:p>14001</text:p>
              </table:table-cell>
              <table:table-cell office:value-type="float" office:value="14069938">
                <text:p>140699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1">
                <text:p>15001</text:p>
              </table:table-cell>
              <table:table-cell office:value-type="float" office:value="17659440">
                <text:p>176594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1">
                <text:p>16001</text:p>
              </table:table-cell>
              <table:table-cell office:value-type="float" office:value="14680587">
                <text:p>146805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1">
                <text:p>17001</text:p>
              </table:table-cell>
              <table:table-cell office:value-type="float" office:value="13505425">
                <text:p>135054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1">
                <text:p>18001</text:p>
              </table:table-cell>
              <table:table-cell office:value-type="float" office:value="13919791">
                <text:p>139197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1">
                <text:p>19001</text:p>
              </table:table-cell>
              <table:table-cell office:value-type="float" office:value="14145761">
                <text:p>141457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1">
                <text:p>20001</text:p>
              </table:table-cell>
              <table:table-cell office:value-type="float" office:value="14440035">
                <text:p>144400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1">
                <text:p>21001</text:p>
              </table:table-cell>
              <table:table-cell office:value-type="float" office:value="15056108">
                <text:p>150561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01">
                <text:p>22001</text:p>
              </table:table-cell>
              <table:table-cell office:value-type="float" office:value="16626785">
                <text:p>166267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1">
                <text:p>23001</text:p>
              </table:table-cell>
              <table:table-cell office:value-type="float" office:value="17745151">
                <text:p>177451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1">
                <text:p>24001</text:p>
              </table:table-cell>
              <table:table-cell office:value-type="float" office:value="19699851">
                <text:p>196998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1">
                <text:p>25001</text:p>
              </table:table-cell>
              <table:table-cell office:value-type="float" office:value="27936688">
                <text:p>279366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01">
                <text:p>26001</text:p>
              </table:table-cell>
              <table:table-cell office:value-type="float" office:value="27361800">
                <text:p>273618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1">
                <text:p>27001</text:p>
              </table:table-cell>
              <table:table-cell office:value-type="float" office:value="23668131">
                <text:p>236681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1">
                <text:p>28001</text:p>
              </table:table-cell>
              <table:table-cell office:value-type="float" office:value="25417061">
                <text:p>254170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01">
                <text:p>29001</text:p>
              </table:table-cell>
              <table:table-cell office:value-type="float" office:value="23445183">
                <text:p>234451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1">
                <text:p>30001</text:p>
              </table:table-cell>
              <table:table-cell office:value-type="float" office:value="21125320">
                <text:p>2112532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01">
                <text:p>31001</text:p>
              </table:table-cell>
              <table:table-cell office:value-type="float" office:value="23517703">
                <text:p>235177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01">
                <text:p>32001</text:p>
              </table:table-cell>
              <table:table-cell office:value-type="float" office:value="29997863">
                <text:p>299978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01">
                <text:p>33001</text:p>
              </table:table-cell>
              <table:table-cell office:value-type="float" office:value="30810460">
                <text:p>3081046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01">
                <text:p>34001</text:p>
              </table:table-cell>
              <table:table-cell office:value-type="float" office:value="27661591">
                <text:p>276615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01">
                <text:p>35001</text:p>
              </table:table-cell>
              <table:table-cell office:value-type="float" office:value="22597909">
                <text:p>225979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01">
                <text:p>36001</text:p>
              </table:table-cell>
              <table:table-cell office:value-type="float" office:value="22903365">
                <text:p>229033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01">
                <text:p>37001</text:p>
              </table:table-cell>
              <table:table-cell office:value-type="float" office:value="22383694">
                <text:p>223836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01">
                <text:p>38001</text:p>
              </table:table-cell>
              <table:table-cell office:value-type="float" office:value="21960512">
                <text:p>219605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01">
                <text:p>39001</text:p>
              </table:table-cell>
              <table:table-cell office:value-type="float" office:value="22442549">
                <text:p>224425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1">
                <text:p>40001</text:p>
              </table:table-cell>
              <table:table-cell office:value-type="float" office:value="23259889">
                <text:p>232598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01">
                <text:p>41001</text:p>
              </table:table-cell>
              <table:table-cell office:value-type="float" office:value="25890610">
                <text:p>2589061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01">
                <text:p>42001</text:p>
              </table:table-cell>
              <table:table-cell office:value-type="float" office:value="27265822">
                <text:p>272658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01">
                <text:p>43001</text:p>
              </table:table-cell>
              <table:table-cell office:value-type="float" office:value="25062167">
                <text:p>250621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01">
                <text:p>44001</text:p>
              </table:table-cell>
              <table:table-cell office:value-type="float" office:value="25286954">
                <text:p>252869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01">
                <text:p>45001</text:p>
              </table:table-cell>
              <table:table-cell office:value-type="float" office:value="26202529">
                <text:p>262025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01">
                <text:p>46001</text:p>
              </table:table-cell>
              <table:table-cell office:value-type="float" office:value="25776570">
                <text:p>2577657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01">
                <text:p>47001</text:p>
              </table:table-cell>
              <table:table-cell office:value-type="float" office:value="25574549">
                <text:p>255745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01">
                <text:p>48001</text:p>
              </table:table-cell>
              <table:table-cell office:value-type="float" office:value="26987607">
                <text:p>269876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01">
                <text:p>49001</text:p>
              </table:table-cell>
              <table:table-cell office:value-type="float" office:value="27357154">
                <text:p>273571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01">
                <text:p>50001</text:p>
              </table:table-cell>
              <table:table-cell office:value-type="float" office:value="28997923">
                <text:p>289979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01">
                <text:p>51001</text:p>
              </table:table-cell>
              <table:table-cell office:value-type="float" office:value="27946555">
                <text:p>279465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01">
                <text:p>52001</text:p>
              </table:table-cell>
              <table:table-cell office:value-type="float" office:value="28406845">
                <text:p>284068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01">
                <text:p>53001</text:p>
              </table:table-cell>
              <table:table-cell office:value-type="float" office:value="28835579">
                <text:p>288355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01">
                <text:p>54001</text:p>
              </table:table-cell>
              <table:table-cell office:value-type="float" office:value="33001071">
                <text:p>330010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01">
                <text:p>55001</text:p>
              </table:table-cell>
              <table:table-cell office:value-type="float" office:value="35925703">
                <text:p>359257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01">
                <text:p>56001</text:p>
              </table:table-cell>
              <table:table-cell office:value-type="float" office:value="32816727">
                <text:p>328167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01">
                <text:p>57001</text:p>
              </table:table-cell>
              <table:table-cell office:value-type="float" office:value="32988618">
                <text:p>329886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01">
                <text:p>58001</text:p>
              </table:table-cell>
              <table:table-cell office:value-type="float" office:value="33449662">
                <text:p>334496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01">
                <text:p>59001</text:p>
              </table:table-cell>
              <table:table-cell office:value-type="float" office:value="32664177">
                <text:p>326641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01">
                <text:p>60001</text:p>
              </table:table-cell>
              <table:table-cell office:value-type="float" office:value="33278723">
                <text:p>332787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01">
                <text:p>61001</text:p>
              </table:table-cell>
              <table:table-cell office:value-type="float" office:value="35725808">
                <text:p>357258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01">
                <text:p>62001</text:p>
              </table:table-cell>
              <table:table-cell office:value-type="float" office:value="35502288">
                <text:p>355022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01">
                <text:p>63001</text:p>
              </table:table-cell>
              <table:table-cell office:value-type="float" office:value="35073513">
                <text:p>350735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01">
                <text:p>64001</text:p>
              </table:table-cell>
              <table:table-cell office:value-type="float" office:value="34900715">
                <text:p>349007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01">
                <text:p>65001</text:p>
              </table:table-cell>
              <table:table-cell office:value-type="float" office:value="35893631">
                <text:p>358936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01">
                <text:p>66001</text:p>
              </table:table-cell>
              <table:table-cell office:value-type="float" office:value="35297083">
                <text:p>3529708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01">
                <text:p>67001</text:p>
              </table:table-cell>
              <table:table-cell office:value-type="float" office:value="38865625">
                <text:p>388656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01">
                <text:p>68001</text:p>
              </table:table-cell>
              <table:table-cell office:value-type="float" office:value="38201888">
                <text:p>382018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01">
                <text:p>69001</text:p>
              </table:table-cell>
              <table:table-cell office:value-type="float" office:value="37900414">
                <text:p>379004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01">
                <text:p>70001</text:p>
              </table:table-cell>
              <table:table-cell office:value-type="float" office:value="38372793">
                <text:p>383727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01">
                <text:p>71001</text:p>
              </table:table-cell>
              <table:table-cell office:value-type="float" office:value="38153091">
                <text:p>381530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01">
                <text:p>72001</text:p>
              </table:table-cell>
              <table:table-cell office:value-type="float" office:value="41051686">
                <text:p>4105168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01">
                <text:p>73001</text:p>
              </table:table-cell>
              <table:table-cell office:value-type="float" office:value="38287154">
                <text:p>382871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01">
                <text:p>74001</text:p>
              </table:table-cell>
              <table:table-cell office:value-type="float" office:value="40400477">
                <text:p>4040047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01">
                <text:p>75001</text:p>
              </table:table-cell>
              <table:table-cell office:value-type="float" office:value="41425998">
                <text:p>4142599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01">
                <text:p>76001</text:p>
              </table:table-cell>
              <table:table-cell office:value-type="float" office:value="39367989">
                <text:p>393679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01">
                <text:p>77001</text:p>
              </table:table-cell>
              <table:table-cell office:value-type="float" office:value="41673629">
                <text:p>4167362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01">
                <text:p>78001</text:p>
              </table:table-cell>
              <table:table-cell office:value-type="float" office:value="41750919">
                <text:p>4175091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01">
                <text:p>79001</text:p>
              </table:table-cell>
              <table:table-cell office:value-type="float" office:value="41384928">
                <text:p>413849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01">
                <text:p>80001</text:p>
              </table:table-cell>
              <table:table-cell office:value-type="float" office:value="41377837">
                <text:p>413778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01">
                <text:p>81001</text:p>
              </table:table-cell>
              <table:table-cell office:value-type="float" office:value="41449721">
                <text:p>4144972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01">
                <text:p>82001</text:p>
              </table:table-cell>
              <table:table-cell office:value-type="float" office:value="42761834">
                <text:p>4276183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01">
                <text:p>83001</text:p>
              </table:table-cell>
              <table:table-cell office:value-type="float" office:value="41926073">
                <text:p>419260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01">
                <text:p>84001</text:p>
              </table:table-cell>
              <table:table-cell office:value-type="float" office:value="42843957">
                <text:p>4284395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01">
                <text:p>85001</text:p>
              </table:table-cell>
              <table:table-cell office:value-type="float" office:value="42775483">
                <text:p>4277548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01">
                <text:p>86001</text:p>
              </table:table-cell>
              <table:table-cell office:value-type="float" office:value="42948415">
                <text:p>429484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01">
                <text:p>87001</text:p>
              </table:table-cell>
              <table:table-cell office:value-type="float" office:value="46808406">
                <text:p>468084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01">
                <text:p>88001</text:p>
              </table:table-cell>
              <table:table-cell office:value-type="float" office:value="42565141">
                <text:p>4256514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01">
                <text:p>89001</text:p>
              </table:table-cell>
              <table:table-cell office:value-type="float" office:value="42419680">
                <text:p>4241968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01">
                <text:p>90001</text:p>
              </table:table-cell>
              <table:table-cell office:value-type="float" office:value="43838950">
                <text:p>4383895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01">
                <text:p>91001</text:p>
              </table:table-cell>
              <table:table-cell office:value-type="float" office:value="43362269">
                <text:p>4336226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01">
                <text:p>92001</text:p>
              </table:table-cell>
              <table:table-cell office:value-type="float" office:value="48008177">
                <text:p>4800817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01">
                <text:p>93001</text:p>
              </table:table-cell>
              <table:table-cell office:value-type="float" office:value="44983814">
                <text:p>4498381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01">
                <text:p>94001</text:p>
              </table:table-cell>
              <table:table-cell office:value-type="float" office:value="43983220">
                <text:p>4398322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01">
                <text:p>95001</text:p>
              </table:table-cell>
              <table:table-cell office:value-type="float" office:value="46188391">
                <text:p>461883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01">
                <text:p>96001</text:p>
              </table:table-cell>
              <table:table-cell office:value-type="float" office:value="47108470">
                <text:p>4710847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01">
                <text:p>97001</text:p>
              </table:table-cell>
              <table:table-cell office:value-type="float" office:value="46577409">
                <text:p>4657740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01">
                <text:p>98001</text:p>
              </table:table-cell>
              <table:table-cell office:value-type="float" office:value="46668114">
                <text:p>466681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01">
                <text:p>99001</text:p>
              </table:table-cell>
              <table:table-cell office:value-type="float" office:value="46052993">
                <text:p>4605299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01">
                <text:p>100001</text:p>
              </table:table-cell>
              <table:table-cell office:value-type="float" office:value="49404767">
                <text:p>4940476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01">
                <text:p>101001</text:p>
              </table:table-cell>
              <table:table-cell office:value-type="float" office:value="46672744">
                <text:p>4667274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01">
                <text:p>102001</text:p>
              </table:table-cell>
              <table:table-cell office:value-type="float" office:value="47286431">
                <text:p>4728643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01">
                <text:p>103001</text:p>
              </table:table-cell>
              <table:table-cell office:value-type="float" office:value="46635457">
                <text:p>4663545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01">
                <text:p>104001</text:p>
              </table:table-cell>
              <table:table-cell office:value-type="float" office:value="50504028">
                <text:p>5050402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3cm" svg:height="8.975cm" xlink:href=".." xlink:type="simple" chart:class="chart:line" chart:style-name="ch1">
        <chart:legend chart:legend-position="end" svg:x="11.736cm" svg:y="3.917cm" style:legend-expansion="high" chart:style-name="ch2"/>
        <chart:plot-area chart:style-name="ch3" table:cell-range-address="Sheet1.A1:Sheet1.A106 Sheet1.G1:Sheet1.G106" chart:data-source-has-labels="row" svg:x="0.319cm" svg:y="0.179cm" svg:width="11.098cm" svg:height="8.617cm">
          <chartooo:coordinate-region svg:x="2.133cm" svg:y="0.39cm" svg:width="9.284cm" svg:height="7.58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106" chart:label-cell-address="Sheet1.A1:Sheet1.A1" chart:class="chart:line">
            <chart:data-point chart:repeated="105"/>
          </chart:series>
          <chart:series chart:style-name="ch7" chart:values-cell-range-address="Sheet1.G2:Sheet1.G106" chart:label-cell-address="Sheet1.G1:Sheet1.G1" chart:class="chart:line">
            <chart:data-point chart:repeated="10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ords count</text:p>
                <draw:g>
                  <svg:desc>Sheet1.A1:Sheet1.A1</svg:desc>
                </draw:g>
              </table:table-cell>
              <table:table-cell office:value-type="string">
                <text:p>Search LinkedList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06</svg:desc>
                </draw:g>
              </table:table-cell>
              <table:table-cell office:value-type="float" office:value="1299603">
                <text:p>1299603</text:p>
                <draw:g>
                  <svg:desc>Sheet1.G2:Sheet1.G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1">
                <text:p>1001</text:p>
              </table:table-cell>
              <table:table-cell office:value-type="float" office:value="4103976">
                <text:p>41039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1">
                <text:p>2001</text:p>
              </table:table-cell>
              <table:table-cell office:value-type="float" office:value="4275371">
                <text:p>42753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1">
                <text:p>3001</text:p>
              </table:table-cell>
              <table:table-cell office:value-type="float" office:value="2193759">
                <text:p>21937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1">
                <text:p>4001</text:p>
              </table:table-cell>
              <table:table-cell office:value-type="float" office:value="2554799">
                <text:p>25547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1">
                <text:p>5001</text:p>
              </table:table-cell>
              <table:table-cell office:value-type="float" office:value="3024751">
                <text:p>30247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1">
                <text:p>6001</text:p>
              </table:table-cell>
              <table:table-cell office:value-type="float" office:value="3127098">
                <text:p>31270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1">
                <text:p>7001</text:p>
              </table:table-cell>
              <table:table-cell office:value-type="float" office:value="3531335">
                <text:p>35313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1">
                <text:p>8001</text:p>
              </table:table-cell>
              <table:table-cell office:value-type="float" office:value="3907025">
                <text:p>39070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1">
                <text:p>9001</text:p>
              </table:table-cell>
              <table:table-cell office:value-type="float" office:value="4633671">
                <text:p>46336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1">
                <text:p>10001</text:p>
              </table:table-cell>
              <table:table-cell office:value-type="float" office:value="4444306">
                <text:p>44443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1">
                <text:p>11001</text:p>
              </table:table-cell>
              <table:table-cell office:value-type="float" office:value="4984411">
                <text:p>49844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1">
                <text:p>12001</text:p>
              </table:table-cell>
              <table:table-cell office:value-type="float" office:value="5099064">
                <text:p>50990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1">
                <text:p>13001</text:p>
              </table:table-cell>
              <table:table-cell office:value-type="float" office:value="5622363">
                <text:p>56223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1">
                <text:p>14001</text:p>
              </table:table-cell>
              <table:table-cell office:value-type="float" office:value="6216680">
                <text:p>621668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1">
                <text:p>15001</text:p>
              </table:table-cell>
              <table:table-cell office:value-type="float" office:value="6109899">
                <text:p>61098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1">
                <text:p>16001</text:p>
              </table:table-cell>
              <table:table-cell office:value-type="float" office:value="6608782">
                <text:p>66087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1">
                <text:p>17001</text:p>
              </table:table-cell>
              <table:table-cell office:value-type="float" office:value="6718047">
                <text:p>67180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1">
                <text:p>18001</text:p>
              </table:table-cell>
              <table:table-cell office:value-type="float" office:value="7127236">
                <text:p>71272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1">
                <text:p>19001</text:p>
              </table:table-cell>
              <table:table-cell office:value-type="float" office:value="7437484">
                <text:p>74374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1">
                <text:p>20001</text:p>
              </table:table-cell>
              <table:table-cell office:value-type="float" office:value="7578246">
                <text:p>75782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1">
                <text:p>21001</text:p>
              </table:table-cell>
              <table:table-cell office:value-type="float" office:value="7892647">
                <text:p>78926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01">
                <text:p>22001</text:p>
              </table:table-cell>
              <table:table-cell office:value-type="float" office:value="8513095">
                <text:p>85130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1">
                <text:p>23001</text:p>
              </table:table-cell>
              <table:table-cell office:value-type="float" office:value="8466035">
                <text:p>84660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1">
                <text:p>24001</text:p>
              </table:table-cell>
              <table:table-cell office:value-type="float" office:value="9184421">
                <text:p>91844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1">
                <text:p>25001</text:p>
              </table:table-cell>
              <table:table-cell office:value-type="float" office:value="9486752">
                <text:p>94867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01">
                <text:p>26001</text:p>
              </table:table-cell>
              <table:table-cell office:value-type="float" office:value="9957606">
                <text:p>99576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1">
                <text:p>27001</text:p>
              </table:table-cell>
              <table:table-cell office:value-type="float" office:value="9757513">
                <text:p>97575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1">
                <text:p>28001</text:p>
              </table:table-cell>
              <table:table-cell office:value-type="float" office:value="9965121">
                <text:p>99651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01">
                <text:p>29001</text:p>
              </table:table-cell>
              <table:table-cell office:value-type="float" office:value="10105439">
                <text:p>101054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1">
                <text:p>30001</text:p>
              </table:table-cell>
              <table:table-cell office:value-type="float" office:value="11742978">
                <text:p>117429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01">
                <text:p>31001</text:p>
              </table:table-cell>
              <table:table-cell office:value-type="float" office:value="10726573">
                <text:p>107265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01">
                <text:p>32001</text:p>
              </table:table-cell>
              <table:table-cell office:value-type="float" office:value="11066975">
                <text:p>110669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01">
                <text:p>33001</text:p>
              </table:table-cell>
              <table:table-cell office:value-type="float" office:value="11383399">
                <text:p>113833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01">
                <text:p>34001</text:p>
              </table:table-cell>
              <table:table-cell office:value-type="float" office:value="11535141">
                <text:p>115351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01">
                <text:p>35001</text:p>
              </table:table-cell>
              <table:table-cell office:value-type="float" office:value="11826193">
                <text:p>118261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01">
                <text:p>36001</text:p>
              </table:table-cell>
              <table:table-cell office:value-type="float" office:value="12036663">
                <text:p>120366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01">
                <text:p>37001</text:p>
              </table:table-cell>
              <table:table-cell office:value-type="float" office:value="12172545">
                <text:p>121725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01">
                <text:p>38001</text:p>
              </table:table-cell>
              <table:table-cell office:value-type="float" office:value="12438311">
                <text:p>124383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01">
                <text:p>39001</text:p>
              </table:table-cell>
              <table:table-cell office:value-type="float" office:value="12781482">
                <text:p>127814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1">
                <text:p>40001</text:p>
              </table:table-cell>
              <table:table-cell office:value-type="float" office:value="13833870">
                <text:p>1383387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01">
                <text:p>41001</text:p>
              </table:table-cell>
              <table:table-cell office:value-type="float" office:value="13493345">
                <text:p>134933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01">
                <text:p>42001</text:p>
              </table:table-cell>
              <table:table-cell office:value-type="float" office:value="13424034">
                <text:p>134240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01">
                <text:p>43001</text:p>
              </table:table-cell>
              <table:table-cell office:value-type="float" office:value="13748483">
                <text:p>137484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01">
                <text:p>44001</text:p>
              </table:table-cell>
              <table:table-cell office:value-type="float" office:value="15051692">
                <text:p>150516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01">
                <text:p>45001</text:p>
              </table:table-cell>
              <table:table-cell office:value-type="float" office:value="15248531">
                <text:p>152485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01">
                <text:p>46001</text:p>
              </table:table-cell>
              <table:table-cell office:value-type="float" office:value="14376021">
                <text:p>143760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01">
                <text:p>47001</text:p>
              </table:table-cell>
              <table:table-cell office:value-type="float" office:value="14851389">
                <text:p>148513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01">
                <text:p>48001</text:p>
              </table:table-cell>
              <table:table-cell office:value-type="float" office:value="15317395">
                <text:p>153173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01">
                <text:p>49001</text:p>
              </table:table-cell>
              <table:table-cell office:value-type="float" office:value="18141811">
                <text:p>181418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01">
                <text:p>50001</text:p>
              </table:table-cell>
              <table:table-cell office:value-type="float" office:value="15707909">
                <text:p>157079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01">
                <text:p>51001</text:p>
              </table:table-cell>
              <table:table-cell office:value-type="float" office:value="17414692">
                <text:p>174146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01">
                <text:p>52001</text:p>
              </table:table-cell>
              <table:table-cell office:value-type="float" office:value="16356076">
                <text:p>163560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01">
                <text:p>53001</text:p>
              </table:table-cell>
              <table:table-cell office:value-type="float" office:value="16993778">
                <text:p>169937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01">
                <text:p>54001</text:p>
              </table:table-cell>
              <table:table-cell office:value-type="float" office:value="16579220">
                <text:p>1657922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01">
                <text:p>55001</text:p>
              </table:table-cell>
              <table:table-cell office:value-type="float" office:value="16924814">
                <text:p>169248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01">
                <text:p>56001</text:p>
              </table:table-cell>
              <table:table-cell office:value-type="float" office:value="17586598">
                <text:p>175865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01">
                <text:p>57001</text:p>
              </table:table-cell>
              <table:table-cell office:value-type="float" office:value="17417024">
                <text:p>174170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01">
                <text:p>58001</text:p>
              </table:table-cell>
              <table:table-cell office:value-type="float" office:value="18487965">
                <text:p>184879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01">
                <text:p>59001</text:p>
              </table:table-cell>
              <table:table-cell office:value-type="float" office:value="18824248">
                <text:p>188242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01">
                <text:p>60001</text:p>
              </table:table-cell>
              <table:table-cell office:value-type="float" office:value="19208081">
                <text:p>192080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01">
                <text:p>61001</text:p>
              </table:table-cell>
              <table:table-cell office:value-type="float" office:value="18550312">
                <text:p>185503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01">
                <text:p>62001</text:p>
              </table:table-cell>
              <table:table-cell office:value-type="float" office:value="18801559">
                <text:p>1880155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01">
                <text:p>63001</text:p>
              </table:table-cell>
              <table:table-cell office:value-type="float" office:value="19079041">
                <text:p>190790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01">
                <text:p>64001</text:p>
              </table:table-cell>
              <table:table-cell office:value-type="float" office:value="23332371">
                <text:p>233323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01">
                <text:p>65001</text:p>
              </table:table-cell>
              <table:table-cell office:value-type="float" office:value="19471648">
                <text:p>194716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01">
                <text:p>66001</text:p>
              </table:table-cell>
              <table:table-cell office:value-type="float" office:value="19867505">
                <text:p>198675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01">
                <text:p>67001</text:p>
              </table:table-cell>
              <table:table-cell office:value-type="float" office:value="19833728">
                <text:p>198337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01">
                <text:p>68001</text:p>
              </table:table-cell>
              <table:table-cell office:value-type="float" office:value="21419064">
                <text:p>214190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01">
                <text:p>69001</text:p>
              </table:table-cell>
              <table:table-cell office:value-type="float" office:value="21106366">
                <text:p>2110636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01">
                <text:p>70001</text:p>
              </table:table-cell>
              <table:table-cell office:value-type="float" office:value="21819373">
                <text:p>218193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01">
                <text:p>71001</text:p>
              </table:table-cell>
              <table:table-cell office:value-type="float" office:value="20915273">
                <text:p>209152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01">
                <text:p>72001</text:p>
              </table:table-cell>
              <table:table-cell office:value-type="float" office:value="20876924">
                <text:p>208769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01">
                <text:p>73001</text:p>
              </table:table-cell>
              <table:table-cell office:value-type="float" office:value="21296438">
                <text:p>2129643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01">
                <text:p>74001</text:p>
              </table:table-cell>
              <table:table-cell office:value-type="float" office:value="22038939">
                <text:p>220389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01">
                <text:p>75001</text:p>
              </table:table-cell>
              <table:table-cell office:value-type="float" office:value="24350805">
                <text:p>243508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01">
                <text:p>76001</text:p>
              </table:table-cell>
              <table:table-cell office:value-type="float" office:value="22070789">
                <text:p>220707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01">
                <text:p>77001</text:p>
              </table:table-cell>
              <table:table-cell office:value-type="float" office:value="22341514">
                <text:p>223415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01">
                <text:p>78001</text:p>
              </table:table-cell>
              <table:table-cell office:value-type="float" office:value="22633197">
                <text:p>226331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01">
                <text:p>79001</text:p>
              </table:table-cell>
              <table:table-cell office:value-type="float" office:value="23581235">
                <text:p>235812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01">
                <text:p>80001</text:p>
              </table:table-cell>
              <table:table-cell office:value-type="float" office:value="22996736">
                <text:p>229967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01">
                <text:p>81001</text:p>
              </table:table-cell>
              <table:table-cell office:value-type="float" office:value="22859327">
                <text:p>228593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01">
                <text:p>82001</text:p>
              </table:table-cell>
              <table:table-cell office:value-type="float" office:value="22869799">
                <text:p>228697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01">
                <text:p>83001</text:p>
              </table:table-cell>
              <table:table-cell office:value-type="float" office:value="24831306">
                <text:p>2483130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01">
                <text:p>84001</text:p>
              </table:table-cell>
              <table:table-cell office:value-type="float" office:value="23436566">
                <text:p>2343656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01">
                <text:p>85001</text:p>
              </table:table-cell>
              <table:table-cell office:value-type="float" office:value="24452568">
                <text:p>2445256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01">
                <text:p>86001</text:p>
              </table:table-cell>
              <table:table-cell office:value-type="float" office:value="24262581">
                <text:p>2426258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01">
                <text:p>87001</text:p>
              </table:table-cell>
              <table:table-cell office:value-type="float" office:value="24068245">
                <text:p>240682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01">
                <text:p>88001</text:p>
              </table:table-cell>
              <table:table-cell office:value-type="float" office:value="27665005">
                <text:p>276650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01">
                <text:p>89001</text:p>
              </table:table-cell>
              <table:table-cell office:value-type="float" office:value="26929831">
                <text:p>2692983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01">
                <text:p>90001</text:p>
              </table:table-cell>
              <table:table-cell office:value-type="float" office:value="24768656">
                <text:p>247686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01">
                <text:p>91001</text:p>
              </table:table-cell>
              <table:table-cell office:value-type="float" office:value="26209409">
                <text:p>262094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01">
                <text:p>92001</text:p>
              </table:table-cell>
              <table:table-cell office:value-type="float" office:value="25354440">
                <text:p>2535444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01">
                <text:p>93001</text:p>
              </table:table-cell>
              <table:table-cell office:value-type="float" office:value="26906863">
                <text:p>2690686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01">
                <text:p>94001</text:p>
              </table:table-cell>
              <table:table-cell office:value-type="float" office:value="25451265">
                <text:p>254512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01">
                <text:p>95001</text:p>
              </table:table-cell>
              <table:table-cell office:value-type="float" office:value="26825036">
                <text:p>268250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01">
                <text:p>96001</text:p>
              </table:table-cell>
              <table:table-cell office:value-type="float" office:value="26613316">
                <text:p>266133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01">
                <text:p>97001</text:p>
              </table:table-cell>
              <table:table-cell office:value-type="float" office:value="26262598">
                <text:p>262625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01">
                <text:p>98001</text:p>
              </table:table-cell>
              <table:table-cell office:value-type="float" office:value="30690996">
                <text:p>306909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01">
                <text:p>99001</text:p>
              </table:table-cell>
              <table:table-cell office:value-type="float" office:value="27688969">
                <text:p>2768896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01">
                <text:p>100001</text:p>
              </table:table-cell>
              <table:table-cell office:value-type="float" office:value="82906095">
                <text:p>8290609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01">
                <text:p>101001</text:p>
              </table:table-cell>
              <table:table-cell office:value-type="float" office:value="29581430">
                <text:p>2958143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01">
                <text:p>102001</text:p>
              </table:table-cell>
              <table:table-cell office:value-type="float" office:value="27634642">
                <text:p>2763464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01">
                <text:p>103001</text:p>
              </table:table-cell>
              <table:table-cell office:value-type="float" office:value="28056423">
                <text:p>2805642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01">
                <text:p>104001</text:p>
              </table:table-cell>
              <table:table-cell office:value-type="float" office:value="28777357">
                <text:p>2877735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3cm" svg:height="8.976cm" xlink:href=".." xlink:type="simple" chart:class="chart:line" chart:style-name="ch1">
        <chart:legend chart:legend-position="end" svg:x="11.959cm" svg:y="3.918cm" style:legend-expansion="high" chart:style-name="ch2"/>
        <chart:plot-area chart:style-name="ch3" table:cell-range-address="Sheet1.A1:Sheet1.A106 Sheet1.H1:Sheet1.H106" chart:data-source-has-labels="row" svg:x="0.319cm" svg:y="0.179cm" svg:width="11.321cm" svg:height="8.618cm">
          <chartooo:coordinate-region svg:x="2.133cm" svg:y="0.389cm" svg:width="9.507cm" svg:height="7.5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106" chart:label-cell-address="Sheet1.A1:Sheet1.A1" chart:class="chart:line">
            <chart:data-point chart:repeated="105"/>
          </chart:series>
          <chart:series chart:style-name="ch7" chart:values-cell-range-address="Sheet1.H2:Sheet1.H106" chart:label-cell-address="Sheet1.H1:Sheet1.H1" chart:class="chart:line">
            <chart:data-point chart:repeated="10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ords count</text:p>
                <draw:g>
                  <svg:desc>Sheet1.A1:Sheet1.A1</svg:desc>
                </draw:g>
              </table:table-cell>
              <table:table-cell office:value-type="string">
                <text:p>Search ArrayList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06</svg:desc>
                </draw:g>
              </table:table-cell>
              <table:table-cell office:value-type="float" office:value="1292825">
                <text:p>1292825</text:p>
                <draw:g>
                  <svg:desc>Sheet1.H2:Sheet1.H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1">
                <text:p>1001</text:p>
              </table:table-cell>
              <table:table-cell office:value-type="float" office:value="4411804">
                <text:p>44118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1">
                <text:p>2001</text:p>
              </table:table-cell>
              <table:table-cell office:value-type="float" office:value="4124996">
                <text:p>41249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1">
                <text:p>3001</text:p>
              </table:table-cell>
              <table:table-cell office:value-type="float" office:value="2102340">
                <text:p>21023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1">
                <text:p>4001</text:p>
              </table:table-cell>
              <table:table-cell office:value-type="float" office:value="2706691">
                <text:p>27066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1">
                <text:p>5001</text:p>
              </table:table-cell>
              <table:table-cell office:value-type="float" office:value="2330395">
                <text:p>23303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1">
                <text:p>6001</text:p>
              </table:table-cell>
              <table:table-cell office:value-type="float" office:value="2687272">
                <text:p>26872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1">
                <text:p>7001</text:p>
              </table:table-cell>
              <table:table-cell office:value-type="float" office:value="2981053">
                <text:p>29810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1">
                <text:p>8001</text:p>
              </table:table-cell>
              <table:table-cell office:value-type="float" office:value="3270809">
                <text:p>32708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1">
                <text:p>9001</text:p>
              </table:table-cell>
              <table:table-cell office:value-type="float" office:value="3898675">
                <text:p>38986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1">
                <text:p>10001</text:p>
              </table:table-cell>
              <table:table-cell office:value-type="float" office:value="3733312">
                <text:p>37333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1">
                <text:p>11001</text:p>
              </table:table-cell>
              <table:table-cell office:value-type="float" office:value="4108238">
                <text:p>41082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1">
                <text:p>12001</text:p>
              </table:table-cell>
              <table:table-cell office:value-type="float" office:value="4363754">
                <text:p>43637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1">
                <text:p>13001</text:p>
              </table:table-cell>
              <table:table-cell office:value-type="float" office:value="4512691">
                <text:p>45126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1">
                <text:p>14001</text:p>
              </table:table-cell>
              <table:table-cell office:value-type="float" office:value="4740711">
                <text:p>47407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1">
                <text:p>15001</text:p>
              </table:table-cell>
              <table:table-cell office:value-type="float" office:value="6083704">
                <text:p>60837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1">
                <text:p>16001</text:p>
              </table:table-cell>
              <table:table-cell office:value-type="float" office:value="6794980">
                <text:p>67949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1">
                <text:p>17001</text:p>
              </table:table-cell>
              <table:table-cell office:value-type="float" office:value="7219594">
                <text:p>72195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1">
                <text:p>18001</text:p>
              </table:table-cell>
              <table:table-cell office:value-type="float" office:value="8003975">
                <text:p>80039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1">
                <text:p>19001</text:p>
              </table:table-cell>
              <table:table-cell office:value-type="float" office:value="7541615">
                <text:p>75416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1">
                <text:p>20001</text:p>
              </table:table-cell>
              <table:table-cell office:value-type="float" office:value="7945717">
                <text:p>79457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1">
                <text:p>21001</text:p>
              </table:table-cell>
              <table:table-cell office:value-type="float" office:value="8211666">
                <text:p>82116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01">
                <text:p>22001</text:p>
              </table:table-cell>
              <table:table-cell office:value-type="float" office:value="8640575">
                <text:p>86405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1">
                <text:p>23001</text:p>
              </table:table-cell>
              <table:table-cell office:value-type="float" office:value="8786888">
                <text:p>87868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1">
                <text:p>24001</text:p>
              </table:table-cell>
              <table:table-cell office:value-type="float" office:value="9341473">
                <text:p>93414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1">
                <text:p>25001</text:p>
              </table:table-cell>
              <table:table-cell office:value-type="float" office:value="10313426">
                <text:p>103134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01">
                <text:p>26001</text:p>
              </table:table-cell>
              <table:table-cell office:value-type="float" office:value="10555479">
                <text:p>105554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1">
                <text:p>27001</text:p>
              </table:table-cell>
              <table:table-cell office:value-type="float" office:value="9910225">
                <text:p>99102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1">
                <text:p>28001</text:p>
              </table:table-cell>
              <table:table-cell office:value-type="float" office:value="10290226">
                <text:p>102902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01">
                <text:p>29001</text:p>
              </table:table-cell>
              <table:table-cell office:value-type="float" office:value="10519685">
                <text:p>105196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1">
                <text:p>30001</text:p>
              </table:table-cell>
              <table:table-cell office:value-type="float" office:value="10804024">
                <text:p>108040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01">
                <text:p>31001</text:p>
              </table:table-cell>
              <table:table-cell office:value-type="float" office:value="10949072">
                <text:p>109490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01">
                <text:p>32001</text:p>
              </table:table-cell>
              <table:table-cell office:value-type="float" office:value="11435774">
                <text:p>114357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01">
                <text:p>33001</text:p>
              </table:table-cell>
              <table:table-cell office:value-type="float" office:value="11636801">
                <text:p>116368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01">
                <text:p>34001</text:p>
              </table:table-cell>
              <table:table-cell office:value-type="float" office:value="11882887">
                <text:p>118828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01">
                <text:p>35001</text:p>
              </table:table-cell>
              <table:table-cell office:value-type="float" office:value="12219881">
                <text:p>122198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01">
                <text:p>36001</text:p>
              </table:table-cell>
              <table:table-cell office:value-type="float" office:value="12557621">
                <text:p>125576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01">
                <text:p>37001</text:p>
              </table:table-cell>
              <table:table-cell office:value-type="float" office:value="12564035">
                <text:p>125640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01">
                <text:p>38001</text:p>
              </table:table-cell>
              <table:table-cell office:value-type="float" office:value="12826175">
                <text:p>128261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01">
                <text:p>39001</text:p>
              </table:table-cell>
              <table:table-cell office:value-type="float" office:value="13187721">
                <text:p>131877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1">
                <text:p>40001</text:p>
              </table:table-cell>
              <table:table-cell office:value-type="float" office:value="13630115">
                <text:p>136301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01">
                <text:p>41001</text:p>
              </table:table-cell>
              <table:table-cell office:value-type="float" office:value="13726650">
                <text:p>1372665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01">
                <text:p>42001</text:p>
              </table:table-cell>
              <table:table-cell office:value-type="float" office:value="13934125">
                <text:p>139341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01">
                <text:p>43001</text:p>
              </table:table-cell>
              <table:table-cell office:value-type="float" office:value="14554120">
                <text:p>1455412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01">
                <text:p>44001</text:p>
              </table:table-cell>
              <table:table-cell office:value-type="float" office:value="14632378">
                <text:p>146323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01">
                <text:p>45001</text:p>
              </table:table-cell>
              <table:table-cell office:value-type="float" office:value="14934835">
                <text:p>149348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01">
                <text:p>46001</text:p>
              </table:table-cell>
              <table:table-cell office:value-type="float" office:value="14954756">
                <text:p>149547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01">
                <text:p>47001</text:p>
              </table:table-cell>
              <table:table-cell office:value-type="float" office:value="15248497">
                <text:p>152484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01">
                <text:p>48001</text:p>
              </table:table-cell>
              <table:table-cell office:value-type="float" office:value="15596222">
                <text:p>155962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01">
                <text:p>49001</text:p>
              </table:table-cell>
              <table:table-cell office:value-type="float" office:value="16588357">
                <text:p>165883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01">
                <text:p>50001</text:p>
              </table:table-cell>
              <table:table-cell office:value-type="float" office:value="16278686">
                <text:p>1627868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01">
                <text:p>51001</text:p>
              </table:table-cell>
              <table:table-cell office:value-type="float" office:value="16922347">
                <text:p>169223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01">
                <text:p>52001</text:p>
              </table:table-cell>
              <table:table-cell office:value-type="float" office:value="16878488">
                <text:p>168784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01">
                <text:p>53001</text:p>
              </table:table-cell>
              <table:table-cell office:value-type="float" office:value="17247252">
                <text:p>172472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01">
                <text:p>54001</text:p>
              </table:table-cell>
              <table:table-cell office:value-type="float" office:value="17586777">
                <text:p>175867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01">
                <text:p>55001</text:p>
              </table:table-cell>
              <table:table-cell office:value-type="float" office:value="17692681">
                <text:p>176926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01">
                <text:p>56001</text:p>
              </table:table-cell>
              <table:table-cell office:value-type="float" office:value="18087208">
                <text:p>180872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01">
                <text:p>57001</text:p>
              </table:table-cell>
              <table:table-cell office:value-type="float" office:value="18772583">
                <text:p>187725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01">
                <text:p>58001</text:p>
              </table:table-cell>
              <table:table-cell office:value-type="float" office:value="18125744">
                <text:p>181257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01">
                <text:p>59001</text:p>
              </table:table-cell>
              <table:table-cell office:value-type="float" office:value="18687285">
                <text:p>1868728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01">
                <text:p>60001</text:p>
              </table:table-cell>
              <table:table-cell office:value-type="float" office:value="18880956">
                <text:p>188809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01">
                <text:p>61001</text:p>
              </table:table-cell>
              <table:table-cell office:value-type="float" office:value="20188625">
                <text:p>201886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01">
                <text:p>62001</text:p>
              </table:table-cell>
              <table:table-cell office:value-type="float" office:value="20299266">
                <text:p>2029926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01">
                <text:p>63001</text:p>
              </table:table-cell>
              <table:table-cell office:value-type="float" office:value="19671292">
                <text:p>196712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01">
                <text:p>64001</text:p>
              </table:table-cell>
              <table:table-cell office:value-type="float" office:value="19837183">
                <text:p>1983718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01">
                <text:p>65001</text:p>
              </table:table-cell>
              <table:table-cell office:value-type="float" office:value="20175233">
                <text:p>201752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01">
                <text:p>66001</text:p>
              </table:table-cell>
              <table:table-cell office:value-type="float" office:value="21023181">
                <text:p>210231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01">
                <text:p>67001</text:p>
              </table:table-cell>
              <table:table-cell office:value-type="float" office:value="21469868">
                <text:p>214698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01">
                <text:p>68001</text:p>
              </table:table-cell>
              <table:table-cell office:value-type="float" office:value="20853907">
                <text:p>208539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01">
                <text:p>69001</text:p>
              </table:table-cell>
              <table:table-cell office:value-type="float" office:value="22697951">
                <text:p>226979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01">
                <text:p>70001</text:p>
              </table:table-cell>
              <table:table-cell office:value-type="float" office:value="29536894">
                <text:p>2953689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01">
                <text:p>71001</text:p>
              </table:table-cell>
              <table:table-cell office:value-type="float" office:value="21778076">
                <text:p>217780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01">
                <text:p>72001</text:p>
              </table:table-cell>
              <table:table-cell office:value-type="float" office:value="33330191">
                <text:p>333301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01">
                <text:p>73001</text:p>
              </table:table-cell>
              <table:table-cell office:value-type="float" office:value="22832502">
                <text:p>2283250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01">
                <text:p>74001</text:p>
              </table:table-cell>
              <table:table-cell office:value-type="float" office:value="24561142">
                <text:p>245611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01">
                <text:p>75001</text:p>
              </table:table-cell>
              <table:table-cell office:value-type="float" office:value="22350046">
                <text:p>2235004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01">
                <text:p>76001</text:p>
              </table:table-cell>
              <table:table-cell office:value-type="float" office:value="24126126">
                <text:p>241261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01">
                <text:p>77001</text:p>
              </table:table-cell>
              <table:table-cell office:value-type="float" office:value="22659870">
                <text:p>2265987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01">
                <text:p>78001</text:p>
              </table:table-cell>
              <table:table-cell office:value-type="float" office:value="23288123">
                <text:p>2328812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01">
                <text:p>79001</text:p>
              </table:table-cell>
              <table:table-cell office:value-type="float" office:value="23034312">
                <text:p>230343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01">
                <text:p>80001</text:p>
              </table:table-cell>
              <table:table-cell office:value-type="float" office:value="25415077">
                <text:p>2541507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01">
                <text:p>81001</text:p>
              </table:table-cell>
              <table:table-cell office:value-type="float" office:value="23703496">
                <text:p>237034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01">
                <text:p>82001</text:p>
              </table:table-cell>
              <table:table-cell office:value-type="float" office:value="27229167">
                <text:p>272291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01">
                <text:p>83001</text:p>
              </table:table-cell>
              <table:table-cell office:value-type="float" office:value="24693550">
                <text:p>2469355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01">
                <text:p>84001</text:p>
              </table:table-cell>
              <table:table-cell office:value-type="float" office:value="23967453">
                <text:p>239674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01">
                <text:p>85001</text:p>
              </table:table-cell>
              <table:table-cell office:value-type="float" office:value="24932091">
                <text:p>2493209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01">
                <text:p>86001</text:p>
              </table:table-cell>
              <table:table-cell office:value-type="float" office:value="34292262">
                <text:p>3429226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01">
                <text:p>87001</text:p>
              </table:table-cell>
              <table:table-cell office:value-type="float" office:value="24421140">
                <text:p>2442114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01">
                <text:p>88001</text:p>
              </table:table-cell>
              <table:table-cell office:value-type="float" office:value="24981575">
                <text:p>249815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01">
                <text:p>89001</text:p>
              </table:table-cell>
              <table:table-cell office:value-type="float" office:value="24813801">
                <text:p>248138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01">
                <text:p>90001</text:p>
              </table:table-cell>
              <table:table-cell office:value-type="float" office:value="32283247">
                <text:p>322832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01">
                <text:p>91001</text:p>
              </table:table-cell>
              <table:table-cell office:value-type="float" office:value="27231779">
                <text:p>2723177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01">
                <text:p>92001</text:p>
              </table:table-cell>
              <table:table-cell office:value-type="float" office:value="42953085">
                <text:p>4295308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01">
                <text:p>93001</text:p>
              </table:table-cell>
              <table:table-cell office:value-type="float" office:value="50340106">
                <text:p>503401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01">
                <text:p>94001</text:p>
              </table:table-cell>
              <table:table-cell office:value-type="float" office:value="25986901">
                <text:p>259869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01">
                <text:p>95001</text:p>
              </table:table-cell>
              <table:table-cell office:value-type="float" office:value="27068249">
                <text:p>2706824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01">
                <text:p>96001</text:p>
              </table:table-cell>
              <table:table-cell office:value-type="float" office:value="31706202">
                <text:p>317062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01">
                <text:p>97001</text:p>
              </table:table-cell>
              <table:table-cell office:value-type="float" office:value="27083103">
                <text:p>2708310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01">
                <text:p>98001</text:p>
              </table:table-cell>
              <table:table-cell office:value-type="float" office:value="28073978">
                <text:p>2807397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01">
                <text:p>99001</text:p>
              </table:table-cell>
              <table:table-cell office:value-type="float" office:value="35416018">
                <text:p>354160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01">
                <text:p>100001</text:p>
              </table:table-cell>
              <table:table-cell office:value-type="float" office:value="27809120">
                <text:p>2780912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01">
                <text:p>101001</text:p>
              </table:table-cell>
              <table:table-cell office:value-type="float" office:value="47377402">
                <text:p>4737740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01">
                <text:p>102001</text:p>
              </table:table-cell>
              <table:table-cell office:value-type="float" office:value="37459223">
                <text:p>3745922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01">
                <text:p>103001</text:p>
              </table:table-cell>
              <table:table-cell office:value-type="float" office:value="36466700">
                <text:p>3646670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01">
                <text:p>104001</text:p>
              </table:table-cell>
              <table:table-cell office:value-type="float" office:value="37881178">
                <text:p>3788117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2cm" svg:height="8.976cm" xlink:href=".." xlink:type="simple" chart:class="chart:line" chart:style-name="ch1">
        <chart:legend chart:legend-position="end" svg:x="12.014cm" svg:y="3.918cm" style:legend-expansion="high" chart:style-name="ch2"/>
        <chart:plot-area chart:style-name="ch3" table:cell-range-address="Sheet1.A1:Sheet1.A106 Sheet1.I1:Sheet1.I106" chart:data-source-has-labels="row" svg:x="0.319cm" svg:y="0.179cm" svg:width="11.376cm" svg:height="8.618cm">
          <chartooo:coordinate-region svg:x="2.282cm" svg:y="0.39cm" svg:width="9.367cm" svg:height="7.58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106" chart:label-cell-address="Sheet1.A1:Sheet1.A1" chart:class="chart:line">
            <chart:data-point chart:repeated="105"/>
          </chart:series>
          <chart:series chart:style-name="ch7" chart:values-cell-range-address="Sheet1.I2:Sheet1.I106" chart:label-cell-address="Sheet1.I1:Sheet1.I1" chart:class="chart:line">
            <chart:data-point chart:repeated="10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ords count</text:p>
                <draw:g>
                  <svg:desc>Sheet1.A1:Sheet1.A1</svg:desc>
                </draw:g>
              </table:table-cell>
              <table:table-cell office:value-type="string">
                <text:p>Search TreeMap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06</svg:desc>
                </draw:g>
              </table:table-cell>
              <table:table-cell office:value-type="float" office:value="1860986">
                <text:p>1860986</text:p>
                <draw:g>
                  <svg:desc>Sheet1.I2:Sheet1.I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1">
                <text:p>1001</text:p>
              </table:table-cell>
              <table:table-cell office:value-type="float" office:value="8855718">
                <text:p>88557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1">
                <text:p>2001</text:p>
              </table:table-cell>
              <table:table-cell office:value-type="float" office:value="4703699">
                <text:p>47036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1">
                <text:p>3001</text:p>
              </table:table-cell>
              <table:table-cell office:value-type="float" office:value="3255270">
                <text:p>32552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1">
                <text:p>4001</text:p>
              </table:table-cell>
              <table:table-cell office:value-type="float" office:value="4722782">
                <text:p>47227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1">
                <text:p>5001</text:p>
              </table:table-cell>
              <table:table-cell office:value-type="float" office:value="4627530">
                <text:p>46275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1">
                <text:p>6001</text:p>
              </table:table-cell>
              <table:table-cell office:value-type="float" office:value="2832965">
                <text:p>28329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1">
                <text:p>7001</text:p>
              </table:table-cell>
              <table:table-cell office:value-type="float" office:value="3435711">
                <text:p>34357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1">
                <text:p>8001</text:p>
              </table:table-cell>
              <table:table-cell office:value-type="float" office:value="3090469">
                <text:p>30904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1">
                <text:p>9001</text:p>
              </table:table-cell>
              <table:table-cell office:value-type="float" office:value="3829034">
                <text:p>38290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1">
                <text:p>10001</text:p>
              </table:table-cell>
              <table:table-cell office:value-type="float" office:value="3833937">
                <text:p>38339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1">
                <text:p>11001</text:p>
              </table:table-cell>
              <table:table-cell office:value-type="float" office:value="4595101">
                <text:p>45951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1">
                <text:p>12001</text:p>
              </table:table-cell>
              <table:table-cell office:value-type="float" office:value="5056912">
                <text:p>50569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1">
                <text:p>13001</text:p>
              </table:table-cell>
              <table:table-cell office:value-type="float" office:value="5785539">
                <text:p>57855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1">
                <text:p>14001</text:p>
              </table:table-cell>
              <table:table-cell office:value-type="float" office:value="7071763">
                <text:p>70717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1">
                <text:p>15001</text:p>
              </table:table-cell>
              <table:table-cell office:value-type="float" office:value="7293284">
                <text:p>72932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1">
                <text:p>16001</text:p>
              </table:table-cell>
              <table:table-cell office:value-type="float" office:value="7829738">
                <text:p>78297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1">
                <text:p>17001</text:p>
              </table:table-cell>
              <table:table-cell office:value-type="float" office:value="8777412">
                <text:p>87774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1">
                <text:p>18001</text:p>
              </table:table-cell>
              <table:table-cell office:value-type="float" office:value="9744666">
                <text:p>97446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1">
                <text:p>19001</text:p>
              </table:table-cell>
              <table:table-cell office:value-type="float" office:value="9464124">
                <text:p>94641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1">
                <text:p>20001</text:p>
              </table:table-cell>
              <table:table-cell office:value-type="float" office:value="12111877">
                <text:p>121118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1">
                <text:p>21001</text:p>
              </table:table-cell>
              <table:table-cell office:value-type="float" office:value="15438576">
                <text:p>154385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01">
                <text:p>22001</text:p>
              </table:table-cell>
              <table:table-cell office:value-type="float" office:value="15184232">
                <text:p>151842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1">
                <text:p>23001</text:p>
              </table:table-cell>
              <table:table-cell office:value-type="float" office:value="14252774">
                <text:p>142527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1">
                <text:p>24001</text:p>
              </table:table-cell>
              <table:table-cell office:value-type="float" office:value="14643476">
                <text:p>146434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1">
                <text:p>25001</text:p>
              </table:table-cell>
              <table:table-cell office:value-type="float" office:value="16179594">
                <text:p>161795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01">
                <text:p>26001</text:p>
              </table:table-cell>
              <table:table-cell office:value-type="float" office:value="18798888">
                <text:p>187988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1">
                <text:p>27001</text:p>
              </table:table-cell>
              <table:table-cell office:value-type="float" office:value="20803299">
                <text:p>208032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1">
                <text:p>28001</text:p>
              </table:table-cell>
              <table:table-cell office:value-type="float" office:value="21921650">
                <text:p>219216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01">
                <text:p>29001</text:p>
              </table:table-cell>
              <table:table-cell office:value-type="float" office:value="23017738">
                <text:p>230177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1">
                <text:p>30001</text:p>
              </table:table-cell>
              <table:table-cell office:value-type="float" office:value="23516288">
                <text:p>235162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01">
                <text:p>31001</text:p>
              </table:table-cell>
              <table:table-cell office:value-type="float" office:value="25385734">
                <text:p>253857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01">
                <text:p>32001</text:p>
              </table:table-cell>
              <table:table-cell office:value-type="float" office:value="29311622">
                <text:p>293116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01">
                <text:p>33001</text:p>
              </table:table-cell>
              <table:table-cell office:value-type="float" office:value="28708538">
                <text:p>287085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01">
                <text:p>34001</text:p>
              </table:table-cell>
              <table:table-cell office:value-type="float" office:value="28485499">
                <text:p>284854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01">
                <text:p>35001</text:p>
              </table:table-cell>
              <table:table-cell office:value-type="float" office:value="31196546">
                <text:p>311965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01">
                <text:p>36001</text:p>
              </table:table-cell>
              <table:table-cell office:value-type="float" office:value="32647253">
                <text:p>326472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01">
                <text:p>37001</text:p>
              </table:table-cell>
              <table:table-cell office:value-type="float" office:value="34726436">
                <text:p>347264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01">
                <text:p>38001</text:p>
              </table:table-cell>
              <table:table-cell office:value-type="float" office:value="36655006">
                <text:p>366550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01">
                <text:p>39001</text:p>
              </table:table-cell>
              <table:table-cell office:value-type="float" office:value="39242097">
                <text:p>392420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1">
                <text:p>40001</text:p>
              </table:table-cell>
              <table:table-cell office:value-type="float" office:value="39406750">
                <text:p>3940675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01">
                <text:p>41001</text:p>
              </table:table-cell>
              <table:table-cell office:value-type="float" office:value="47406433">
                <text:p>474064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01">
                <text:p>42001</text:p>
              </table:table-cell>
              <table:table-cell office:value-type="float" office:value="56336155">
                <text:p>563361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01">
                <text:p>43001</text:p>
              </table:table-cell>
              <table:table-cell office:value-type="float" office:value="55583739">
                <text:p>555837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01">
                <text:p>44001</text:p>
              </table:table-cell>
              <table:table-cell office:value-type="float" office:value="51645564">
                <text:p>516455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01">
                <text:p>45001</text:p>
              </table:table-cell>
              <table:table-cell office:value-type="float" office:value="52199225">
                <text:p>521992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01">
                <text:p>46001</text:p>
              </table:table-cell>
              <table:table-cell office:value-type="float" office:value="53956020">
                <text:p>5395602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01">
                <text:p>47001</text:p>
              </table:table-cell>
              <table:table-cell office:value-type="float" office:value="56374527">
                <text:p>563745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01">
                <text:p>48001</text:p>
              </table:table-cell>
              <table:table-cell office:value-type="float" office:value="59955447">
                <text:p>599554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01">
                <text:p>49001</text:p>
              </table:table-cell>
              <table:table-cell office:value-type="float" office:value="66229587">
                <text:p>662295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01">
                <text:p>50001</text:p>
              </table:table-cell>
              <table:table-cell office:value-type="float" office:value="66036400">
                <text:p>660364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01">
                <text:p>51001</text:p>
              </table:table-cell>
              <table:table-cell office:value-type="float" office:value="65570564">
                <text:p>655705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01">
                <text:p>52001</text:p>
              </table:table-cell>
              <table:table-cell office:value-type="float" office:value="67973814">
                <text:p>679738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01">
                <text:p>53001</text:p>
              </table:table-cell>
              <table:table-cell office:value-type="float" office:value="71712136">
                <text:p>717121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01">
                <text:p>54001</text:p>
              </table:table-cell>
              <table:table-cell office:value-type="float" office:value="77995286">
                <text:p>779952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01">
                <text:p>55001</text:p>
              </table:table-cell>
              <table:table-cell office:value-type="float" office:value="60747769">
                <text:p>607477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01">
                <text:p>56001</text:p>
              </table:table-cell>
              <table:table-cell office:value-type="float" office:value="82507998">
                <text:p>825079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01">
                <text:p>57001</text:p>
              </table:table-cell>
              <table:table-cell office:value-type="float" office:value="81248939">
                <text:p>812489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01">
                <text:p>58001</text:p>
              </table:table-cell>
              <table:table-cell office:value-type="float" office:value="83509929">
                <text:p>835099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01">
                <text:p>59001</text:p>
              </table:table-cell>
              <table:table-cell office:value-type="float" office:value="96340469">
                <text:p>963404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01">
                <text:p>60001</text:p>
              </table:table-cell>
              <table:table-cell office:value-type="float" office:value="92846507">
                <text:p>928465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01">
                <text:p>61001</text:p>
              </table:table-cell>
              <table:table-cell office:value-type="float" office:value="92953957">
                <text:p>929539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01">
                <text:p>62001</text:p>
              </table:table-cell>
              <table:table-cell office:value-type="float" office:value="96984022">
                <text:p>969840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01">
                <text:p>63001</text:p>
              </table:table-cell>
              <table:table-cell office:value-type="float" office:value="99974022">
                <text:p>999740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01">
                <text:p>64001</text:p>
              </table:table-cell>
              <table:table-cell office:value-type="float" office:value="113757424">
                <text:p>1137574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01">
                <text:p>65001</text:p>
              </table:table-cell>
              <table:table-cell office:value-type="float" office:value="116161744">
                <text:p>1161617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01">
                <text:p>66001</text:p>
              </table:table-cell>
              <table:table-cell office:value-type="float" office:value="117381910">
                <text:p>11738191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01">
                <text:p>67001</text:p>
              </table:table-cell>
              <table:table-cell office:value-type="float" office:value="109028675">
                <text:p>1090286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01">
                <text:p>68001</text:p>
              </table:table-cell>
              <table:table-cell office:value-type="float" office:value="106693822">
                <text:p>1066938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01">
                <text:p>69001</text:p>
              </table:table-cell>
              <table:table-cell office:value-type="float" office:value="108988394">
                <text:p>1089883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01">
                <text:p>70001</text:p>
              </table:table-cell>
              <table:table-cell office:value-type="float" office:value="134893957">
                <text:p>1348939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01">
                <text:p>71001</text:p>
              </table:table-cell>
              <table:table-cell office:value-type="float" office:value="126228712">
                <text:p>1262287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01">
                <text:p>72001</text:p>
              </table:table-cell>
              <table:table-cell office:value-type="float" office:value="129398975">
                <text:p>1293989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01">
                <text:p>73001</text:p>
              </table:table-cell>
              <table:table-cell office:value-type="float" office:value="125293405">
                <text:p>1252934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01">
                <text:p>74001</text:p>
              </table:table-cell>
              <table:table-cell office:value-type="float" office:value="124225409">
                <text:p>12422540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01">
                <text:p>75001</text:p>
              </table:table-cell>
              <table:table-cell office:value-type="float" office:value="122757263">
                <text:p>1227572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01">
                <text:p>76001</text:p>
              </table:table-cell>
              <table:table-cell office:value-type="float" office:value="123776250">
                <text:p>12377625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01">
                <text:p>77001</text:p>
              </table:table-cell>
              <table:table-cell office:value-type="float" office:value="126869560">
                <text:p>12686956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01">
                <text:p>78001</text:p>
              </table:table-cell>
              <table:table-cell office:value-type="float" office:value="128961139">
                <text:p>12896113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01">
                <text:p>79001</text:p>
              </table:table-cell>
              <table:table-cell office:value-type="float" office:value="133748443">
                <text:p>13374844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01">
                <text:p>80001</text:p>
              </table:table-cell>
              <table:table-cell office:value-type="float" office:value="132003912">
                <text:p>1320039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01">
                <text:p>81001</text:p>
              </table:table-cell>
              <table:table-cell office:value-type="float" office:value="141791190">
                <text:p>14179119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01">
                <text:p>82001</text:p>
              </table:table-cell>
              <table:table-cell office:value-type="float" office:value="141554688">
                <text:p>1415546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01">
                <text:p>83001</text:p>
              </table:table-cell>
              <table:table-cell office:value-type="float" office:value="150312963">
                <text:p>15031296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01">
                <text:p>84001</text:p>
              </table:table-cell>
              <table:table-cell office:value-type="float" office:value="158941001">
                <text:p>1589410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01">
                <text:p>85001</text:p>
              </table:table-cell>
              <table:table-cell office:value-type="float" office:value="158862060">
                <text:p>15886206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01">
                <text:p>86001</text:p>
              </table:table-cell>
              <table:table-cell office:value-type="float" office:value="148872602">
                <text:p>1488726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01">
                <text:p>87001</text:p>
              </table:table-cell>
              <table:table-cell office:value-type="float" office:value="148882136">
                <text:p>1488821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01">
                <text:p>88001</text:p>
              </table:table-cell>
              <table:table-cell office:value-type="float" office:value="149607953">
                <text:p>14960795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01">
                <text:p>89001</text:p>
              </table:table-cell>
              <table:table-cell office:value-type="float" office:value="154167780">
                <text:p>15416778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01">
                <text:p>90001</text:p>
              </table:table-cell>
              <table:table-cell office:value-type="float" office:value="168336749">
                <text:p>16833674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01">
                <text:p>91001</text:p>
              </table:table-cell>
              <table:table-cell office:value-type="float" office:value="163339452">
                <text:p>1633394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01">
                <text:p>92001</text:p>
              </table:table-cell>
              <table:table-cell office:value-type="float" office:value="159928067">
                <text:p>1599280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01">
                <text:p>93001</text:p>
              </table:table-cell>
              <table:table-cell office:value-type="float" office:value="166411824">
                <text:p>1664118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01">
                <text:p>94001</text:p>
              </table:table-cell>
              <table:table-cell office:value-type="float" office:value="163275624">
                <text:p>1632756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01">
                <text:p>95001</text:p>
              </table:table-cell>
              <table:table-cell office:value-type="float" office:value="167107544">
                <text:p>1671075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01">
                <text:p>96001</text:p>
              </table:table-cell>
              <table:table-cell office:value-type="float" office:value="168140429">
                <text:p>16814042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01">
                <text:p>97001</text:p>
              </table:table-cell>
              <table:table-cell office:value-type="float" office:value="176023444">
                <text:p>1760234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01">
                <text:p>98001</text:p>
              </table:table-cell>
              <table:table-cell office:value-type="float" office:value="172673257">
                <text:p>1726732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01">
                <text:p>99001</text:p>
              </table:table-cell>
              <table:table-cell office:value-type="float" office:value="136390121">
                <text:p>13639012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01">
                <text:p>100001</text:p>
              </table:table-cell>
              <table:table-cell office:value-type="float" office:value="183680515">
                <text:p>1836805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01">
                <text:p>101001</text:p>
              </table:table-cell>
              <table:table-cell office:value-type="float" office:value="185125407">
                <text:p>18512540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01">
                <text:p>102001</text:p>
              </table:table-cell>
              <table:table-cell office:value-type="float" office:value="183186047">
                <text:p>18318604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01">
                <text:p>103001</text:p>
              </table:table-cell>
              <table:table-cell office:value-type="float" office:value="186280781">
                <text:p>18628078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01">
                <text:p>104001</text:p>
              </table:table-cell>
              <table:table-cell office:value-type="float" office:value="189869115">
                <text:p>18986911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87cm" svg:height="10.287cm" xlink:href=".." xlink:type="simple" chart:class="chart:line" chart:style-name="ch1">
        <chart:legend chart:legend-position="end" svg:x="37.126cm" svg:y="4.053cm" style:legend-expansion="high" chart:style-name="ch2"/>
        <chart:plot-area chart:style-name="ch3" table:cell-range-address="Sheet1.B1:Sheet1.E106" chart:data-source-has-labels="row" svg:x="0.817cm" svg:y="0.205cm" svg:width="35.492cm" svg:height="9.877cm">
          <chartooo:coordinate-region svg:x="3.022cm" svg:y="0.334cm" svg:width="33.138cm" svg:height="8.70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06" chart:label-cell-address="Sheet1.B1:Sheet1.B1" chart:class="chart:line">
            <chart:data-point chart:repeated="105"/>
          </chart:series>
          <chart:series chart:style-name="ch7" chart:values-cell-range-address="Sheet1.C2:Sheet1.C106" chart:label-cell-address="Sheet1.C1:Sheet1.C1" chart:class="chart:line">
            <chart:data-point chart:repeated="105"/>
          </chart:series>
          <chart:series chart:style-name="ch8" chart:values-cell-range-address="Sheet1.D2:Sheet1.D106" chart:label-cell-address="Sheet1.D1:Sheet1.D1" chart:class="chart:line">
            <chart:data-point chart:repeated="105"/>
          </chart:series>
          <chart:series chart:style-name="ch9" chart:values-cell-range-address="Sheet1.E2:Sheet1.E106" chart:label-cell-address="Sheet1.E1:Sheet1.E1" chart:class="chart:line">
            <chart:data-point chart:repeated="10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 HashMap</text:p>
                <draw:g>
                  <svg:desc>Sheet1.B1:Sheet1.B1</svg:desc>
                </draw:g>
              </table:table-cell>
              <table:table-cell office:value-type="string">
                <text:p>Add LinkedList</text:p>
                <draw:g>
                  <svg:desc>Sheet1.C1:Sheet1.C1</svg:desc>
                </draw:g>
              </table:table-cell>
              <table:table-cell office:value-type="string">
                <text:p>Add ArrayList</text:p>
                <draw:g>
                  <svg:desc>Sheet1.D1:Sheet1.D1</svg:desc>
                </draw:g>
              </table:table-cell>
              <table:table-cell office:value-type="string">
                <text:p>Add TreeMap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3444">
                <text:p>83444</text:p>
                <draw:g>
                  <svg:desc>Sheet1.B2:Sheet1.B106</svg:desc>
                </draw:g>
              </table:table-cell>
              <table:table-cell office:value-type="float" office:value="437843">
                <text:p>437843</text:p>
                <draw:g>
                  <svg:desc>Sheet1.C2:Sheet1.C106</svg:desc>
                </draw:g>
              </table:table-cell>
              <table:table-cell office:value-type="float" office:value="445391">
                <text:p>445391</text:p>
                <draw:g>
                  <svg:desc>Sheet1.D2:Sheet1.D106</svg:desc>
                </draw:g>
              </table:table-cell>
              <table:table-cell office:value-type="float" office:value="128750">
                <text:p>128750</text:p>
                <draw:g>
                  <svg:desc>Sheet1.E2:Sheet1.E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93714">
                <text:p>1493714</text:p>
              </table:table-cell>
              <table:table-cell office:value-type="float" office:value="8647979">
                <text:p>8647979</text:p>
              </table:table-cell>
              <table:table-cell office:value-type="float" office:value="9819438">
                <text:p>9819438</text:p>
              </table:table-cell>
              <table:table-cell office:value-type="float" office:value="2995932">
                <text:p>29959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44837">
                <text:p>1644837</text:p>
              </table:table-cell>
              <table:table-cell office:value-type="float" office:value="22797543">
                <text:p>22797543</text:p>
              </table:table-cell>
              <table:table-cell office:value-type="float" office:value="17363376">
                <text:p>17363376</text:p>
              </table:table-cell>
              <table:table-cell office:value-type="float" office:value="2975603">
                <text:p>297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94895">
                <text:p>1694895</text:p>
              </table:table-cell>
              <table:table-cell office:value-type="float" office:value="21154471">
                <text:p>21154471</text:p>
              </table:table-cell>
              <table:table-cell office:value-type="float" office:value="25071011">
                <text:p>25071011</text:p>
              </table:table-cell>
              <table:table-cell office:value-type="float" office:value="2150773">
                <text:p>21507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94358">
                <text:p>2494358</text:p>
              </table:table-cell>
              <table:table-cell office:value-type="float" office:value="31806052">
                <text:p>31806052</text:p>
              </table:table-cell>
              <table:table-cell office:value-type="float" office:value="22810477">
                <text:p>22810477</text:p>
              </table:table-cell>
              <table:table-cell office:value-type="float" office:value="3715716">
                <text:p>37157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891989">
                <text:p>21891989</text:p>
              </table:table-cell>
              <table:table-cell office:value-type="float" office:value="15312677">
                <text:p>15312677</text:p>
              </table:table-cell>
              <table:table-cell office:value-type="float" office:value="13887531">
                <text:p>13887531</text:p>
              </table:table-cell>
              <table:table-cell office:value-type="float" office:value="13438689">
                <text:p>134386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89065">
                <text:p>1789065</text:p>
              </table:table-cell>
              <table:table-cell office:value-type="float" office:value="21002296">
                <text:p>21002296</text:p>
              </table:table-cell>
              <table:table-cell office:value-type="float" office:value="19712996">
                <text:p>19712996</text:p>
              </table:table-cell>
              <table:table-cell office:value-type="float" office:value="4071230">
                <text:p>40712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55161">
                <text:p>1955161</text:p>
              </table:table-cell>
              <table:table-cell office:value-type="float" office:value="27597683">
                <text:p>27597683</text:p>
              </table:table-cell>
              <table:table-cell office:value-type="float" office:value="25078902">
                <text:p>25078902</text:p>
              </table:table-cell>
              <table:table-cell office:value-type="float" office:value="4556403">
                <text:p>45564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40610">
                <text:p>2440610</text:p>
              </table:table-cell>
              <table:table-cell office:value-type="float" office:value="34784885">
                <text:p>34784885</text:p>
              </table:table-cell>
              <table:table-cell office:value-type="float" office:value="30671977">
                <text:p>30671977</text:p>
              </table:table-cell>
              <table:table-cell office:value-type="float" office:value="5458329">
                <text:p>54583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44062">
                <text:p>2444062</text:p>
              </table:table-cell>
              <table:table-cell office:value-type="float" office:value="42558264">
                <text:p>42558264</text:p>
              </table:table-cell>
              <table:table-cell office:value-type="float" office:value="37719059">
                <text:p>37719059</text:p>
              </table:table-cell>
              <table:table-cell office:value-type="float" office:value="6173122">
                <text:p>61731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15775">
                <text:p>3115775</text:p>
              </table:table-cell>
              <table:table-cell office:value-type="float" office:value="50562554">
                <text:p>50562554</text:p>
              </table:table-cell>
              <table:table-cell office:value-type="float" office:value="47222336">
                <text:p>47222336</text:p>
              </table:table-cell>
              <table:table-cell office:value-type="float" office:value="7207918">
                <text:p>72079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43202">
                <text:p>3643202</text:p>
              </table:table-cell>
              <table:table-cell office:value-type="float" office:value="60122061">
                <text:p>60122061</text:p>
              </table:table-cell>
              <table:table-cell office:value-type="float" office:value="53645831">
                <text:p>53645831</text:p>
              </table:table-cell>
              <table:table-cell office:value-type="float" office:value="7263046">
                <text:p>72630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07678">
                <text:p>1607678</text:p>
              </table:table-cell>
              <table:table-cell office:value-type="float" office:value="70538333">
                <text:p>70538333</text:p>
              </table:table-cell>
              <table:table-cell office:value-type="float" office:value="62836570">
                <text:p>62836570</text:p>
              </table:table-cell>
              <table:table-cell office:value-type="float" office:value="6342112">
                <text:p>63421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50262">
                <text:p>2350262</text:p>
              </table:table-cell>
              <table:table-cell office:value-type="float" office:value="85171348">
                <text:p>85171348</text:p>
              </table:table-cell>
              <table:table-cell office:value-type="float" office:value="73431998">
                <text:p>73431998</text:p>
              </table:table-cell>
              <table:table-cell office:value-type="float" office:value="5298600">
                <text:p>52986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22437">
                <text:p>1722437</text:p>
              </table:table-cell>
              <table:table-cell office:value-type="float" office:value="91496351">
                <text:p>91496351</text:p>
              </table:table-cell>
              <table:table-cell office:value-type="float" office:value="82808227">
                <text:p>82808227</text:p>
              </table:table-cell>
              <table:table-cell office:value-type="float" office:value="6208952">
                <text:p>62089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84347">
                <text:p>1784347</text:p>
              </table:table-cell>
              <table:table-cell office:value-type="float" office:value="93726472">
                <text:p>93726472</text:p>
              </table:table-cell>
              <table:table-cell office:value-type="float" office:value="88991736">
                <text:p>88991736</text:p>
              </table:table-cell>
              <table:table-cell office:value-type="float" office:value="9265486">
                <text:p>92654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68447">
                <text:p>2368447</text:p>
              </table:table-cell>
              <table:table-cell office:value-type="float" office:value="103743283">
                <text:p>103743283</text:p>
              </table:table-cell>
              <table:table-cell office:value-type="float" office:value="95963905">
                <text:p>95963905</text:p>
              </table:table-cell>
              <table:table-cell office:value-type="float" office:value="9784438">
                <text:p>97844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89019">
                <text:p>2189019</text:p>
              </table:table-cell>
              <table:table-cell office:value-type="float" office:value="112417666">
                <text:p>112417666</text:p>
              </table:table-cell>
              <table:table-cell office:value-type="float" office:value="102514767">
                <text:p>102514767</text:p>
              </table:table-cell>
              <table:table-cell office:value-type="float" office:value="10369413">
                <text:p>103694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49765">
                <text:p>2649765</text:p>
              </table:table-cell>
              <table:table-cell office:value-type="float" office:value="124019995">
                <text:p>124019995</text:p>
              </table:table-cell>
              <table:table-cell office:value-type="float" office:value="111590982">
                <text:p>111590982</text:p>
              </table:table-cell>
              <table:table-cell office:value-type="float" office:value="7756032">
                <text:p>77560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42659">
                <text:p>2142659</text:p>
              </table:table-cell>
              <table:table-cell office:value-type="float" office:value="133085450">
                <text:p>133085450</text:p>
              </table:table-cell>
              <table:table-cell office:value-type="float" office:value="120327364">
                <text:p>120327364</text:p>
              </table:table-cell>
              <table:table-cell office:value-type="float" office:value="8257156">
                <text:p>82571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93096">
                <text:p>1693096</text:p>
              </table:table-cell>
              <table:table-cell office:value-type="float" office:value="147952003">
                <text:p>147952003</text:p>
              </table:table-cell>
              <table:table-cell office:value-type="float" office:value="134361771">
                <text:p>134361771</text:p>
              </table:table-cell>
              <table:table-cell office:value-type="float" office:value="8804223">
                <text:p>88042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27580">
                <text:p>2127580</text:p>
              </table:table-cell>
              <table:table-cell office:value-type="float" office:value="161288576">
                <text:p>161288576</text:p>
              </table:table-cell>
              <table:table-cell office:value-type="float" office:value="144483174">
                <text:p>144483174</text:p>
              </table:table-cell>
              <table:table-cell office:value-type="float" office:value="9300726">
                <text:p>93007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83728">
                <text:p>2183728</text:p>
              </table:table-cell>
              <table:table-cell office:value-type="float" office:value="174337115">
                <text:p>174337115</text:p>
              </table:table-cell>
              <table:table-cell office:value-type="float" office:value="157795510">
                <text:p>157795510</text:p>
              </table:table-cell>
              <table:table-cell office:value-type="float" office:value="10017393">
                <text:p>100173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74695">
                <text:p>2074695</text:p>
              </table:table-cell>
              <table:table-cell office:value-type="float" office:value="188827551">
                <text:p>188827551</text:p>
              </table:table-cell>
              <table:table-cell office:value-type="float" office:value="169911472">
                <text:p>169911472</text:p>
              </table:table-cell>
              <table:table-cell office:value-type="float" office:value="10543030">
                <text:p>105430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763356">
                <text:p>4763356</text:p>
              </table:table-cell>
              <table:table-cell office:value-type="float" office:value="204694919">
                <text:p>204694919</text:p>
              </table:table-cell>
              <table:table-cell office:value-type="float" office:value="186367221">
                <text:p>186367221</text:p>
              </table:table-cell>
              <table:table-cell office:value-type="float" office:value="10853597">
                <text:p>108535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97134">
                <text:p>3297134</text:p>
              </table:table-cell>
              <table:table-cell office:value-type="float" office:value="214231190">
                <text:p>214231190</text:p>
              </table:table-cell>
              <table:table-cell office:value-type="float" office:value="195908182">
                <text:p>195908182</text:p>
              </table:table-cell>
              <table:table-cell office:value-type="float" office:value="11234969">
                <text:p>112349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98702">
                <text:p>1998702</text:p>
              </table:table-cell>
              <table:table-cell office:value-type="float" office:value="229002372">
                <text:p>229002372</text:p>
              </table:table-cell>
              <table:table-cell office:value-type="float" office:value="207266625">
                <text:p>207266625</text:p>
              </table:table-cell>
              <table:table-cell office:value-type="float" office:value="14210925">
                <text:p>142109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84564">
                <text:p>1784564</text:p>
              </table:table-cell>
              <table:table-cell office:value-type="float" office:value="244343746">
                <text:p>244343746</text:p>
              </table:table-cell>
              <table:table-cell office:value-type="float" office:value="220410251">
                <text:p>220410251</text:p>
              </table:table-cell>
              <table:table-cell office:value-type="float" office:value="15236090">
                <text:p>1523609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01116">
                <text:p>1701116</text:p>
              </table:table-cell>
              <table:table-cell office:value-type="float" office:value="258568868">
                <text:p>258568868</text:p>
              </table:table-cell>
              <table:table-cell office:value-type="float" office:value="232985408">
                <text:p>232985408</text:p>
              </table:table-cell>
              <table:table-cell office:value-type="float" office:value="14647152">
                <text:p>146471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80345">
                <text:p>1880345</text:p>
              </table:table-cell>
              <table:table-cell office:value-type="float" office:value="273385990">
                <text:p>273385990</text:p>
              </table:table-cell>
              <table:table-cell office:value-type="float" office:value="248116992">
                <text:p>248116992</text:p>
              </table:table-cell>
              <table:table-cell office:value-type="float" office:value="15606715">
                <text:p>156067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06625">
                <text:p>1906625</text:p>
              </table:table-cell>
              <table:table-cell office:value-type="float" office:value="290682867">
                <text:p>290682867</text:p>
              </table:table-cell>
              <table:table-cell office:value-type="float" office:value="264958865">
                <text:p>264958865</text:p>
              </table:table-cell>
              <table:table-cell office:value-type="float" office:value="14944247">
                <text:p>149442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81285">
                <text:p>2381285</text:p>
              </table:table-cell>
              <table:table-cell office:value-type="float" office:value="307243509">
                <text:p>307243509</text:p>
              </table:table-cell>
              <table:table-cell office:value-type="float" office:value="277223982">
                <text:p>277223982</text:p>
              </table:table-cell>
              <table:table-cell office:value-type="float" office:value="15828460">
                <text:p>1582846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54945">
                <text:p>2354945</text:p>
              </table:table-cell>
              <table:table-cell office:value-type="float" office:value="321227246">
                <text:p>321227246</text:p>
              </table:table-cell>
              <table:table-cell office:value-type="float" office:value="292202388">
                <text:p>292202388</text:p>
              </table:table-cell>
              <table:table-cell office:value-type="float" office:value="16447091">
                <text:p>164470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04870">
                <text:p>2404870</text:p>
              </table:table-cell>
              <table:table-cell office:value-type="float" office:value="336312029">
                <text:p>336312029</text:p>
              </table:table-cell>
              <table:table-cell office:value-type="float" office:value="303907446">
                <text:p>303907446</text:p>
              </table:table-cell>
              <table:table-cell office:value-type="float" office:value="17006972">
                <text:p>170069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49121">
                <text:p>2049121</text:p>
              </table:table-cell>
              <table:table-cell office:value-type="float" office:value="353197879">
                <text:p>353197879</text:p>
              </table:table-cell>
              <table:table-cell office:value-type="float" office:value="320842254">
                <text:p>320842254</text:p>
              </table:table-cell>
              <table:table-cell office:value-type="float" office:value="16374543">
                <text:p>163745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19334">
                <text:p>2019334</text:p>
              </table:table-cell>
              <table:table-cell office:value-type="float" office:value="369577632">
                <text:p>369577632</text:p>
              </table:table-cell>
              <table:table-cell office:value-type="float" office:value="345885523">
                <text:p>345885523</text:p>
              </table:table-cell>
              <table:table-cell office:value-type="float" office:value="17029123">
                <text:p>170291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38751">
                <text:p>2638751</text:p>
              </table:table-cell>
              <table:table-cell office:value-type="float" office:value="384723211">
                <text:p>384723211</text:p>
              </table:table-cell>
              <table:table-cell office:value-type="float" office:value="343216042">
                <text:p>343216042</text:p>
              </table:table-cell>
              <table:table-cell office:value-type="float" office:value="17554906">
                <text:p>175549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29267">
                <text:p>2429267</text:p>
              </table:table-cell>
              <table:table-cell office:value-type="float" office:value="400580067">
                <text:p>400580067</text:p>
              </table:table-cell>
              <table:table-cell office:value-type="float" office:value="364480227">
                <text:p>364480227</text:p>
              </table:table-cell>
              <table:table-cell office:value-type="float" office:value="18141161">
                <text:p>181411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28928">
                <text:p>2528928</text:p>
              </table:table-cell>
              <table:table-cell office:value-type="float" office:value="418578343">
                <text:p>418578343</text:p>
              </table:table-cell>
              <table:table-cell office:value-type="float" office:value="401358661">
                <text:p>401358661</text:p>
              </table:table-cell>
              <table:table-cell office:value-type="float" office:value="18956313">
                <text:p>189563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649548">
                <text:p>2649548</text:p>
              </table:table-cell>
              <table:table-cell office:value-type="float" office:value="439699111">
                <text:p>439699111</text:p>
              </table:table-cell>
              <table:table-cell office:value-type="float" office:value="394691649">
                <text:p>394691649</text:p>
              </table:table-cell>
              <table:table-cell office:value-type="float" office:value="20486247">
                <text:p>204862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48294">
                <text:p>2848294</text:p>
              </table:table-cell>
              <table:table-cell office:value-type="float" office:value="464126416">
                <text:p>464126416</text:p>
              </table:table-cell>
              <table:table-cell office:value-type="float" office:value="423998980">
                <text:p>423998980</text:p>
              </table:table-cell>
              <table:table-cell office:value-type="float" office:value="23395143">
                <text:p>233951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73209">
                <text:p>3073209</text:p>
              </table:table-cell>
              <table:table-cell office:value-type="float" office:value="485482618">
                <text:p>485482618</text:p>
              </table:table-cell>
              <table:table-cell office:value-type="float" office:value="431108680">
                <text:p>431108680</text:p>
              </table:table-cell>
              <table:table-cell office:value-type="float" office:value="22613446">
                <text:p>226134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656884">
                <text:p>11656884</text:p>
              </table:table-cell>
              <table:table-cell office:value-type="float" office:value="508843120">
                <text:p>508843120</text:p>
              </table:table-cell>
              <table:table-cell office:value-type="float" office:value="452664649">
                <text:p>452664649</text:p>
              </table:table-cell>
              <table:table-cell office:value-type="float" office:value="23048808">
                <text:p>230488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770506">
                <text:p>6770506</text:p>
              </table:table-cell>
              <table:table-cell office:value-type="float" office:value="532387377">
                <text:p>532387377</text:p>
              </table:table-cell>
              <table:table-cell office:value-type="float" office:value="468417454">
                <text:p>468417454</text:p>
              </table:table-cell>
              <table:table-cell office:value-type="float" office:value="26551612">
                <text:p>265516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69218">
                <text:p>5069218</text:p>
              </table:table-cell>
              <table:table-cell office:value-type="float" office:value="561469972">
                <text:p>561469972</text:p>
              </table:table-cell>
              <table:table-cell office:value-type="float" office:value="493099390">
                <text:p>493099390</text:p>
              </table:table-cell>
              <table:table-cell office:value-type="float" office:value="22236104">
                <text:p>222361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212781">
                <text:p>5212781</text:p>
              </table:table-cell>
              <table:table-cell office:value-type="float" office:value="576322062">
                <text:p>576322062</text:p>
              </table:table-cell>
              <table:table-cell office:value-type="float" office:value="519990960">
                <text:p>519990960</text:p>
              </table:table-cell>
              <table:table-cell office:value-type="float" office:value="22043802">
                <text:p>220438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566874">
                <text:p>4566874</text:p>
              </table:table-cell>
              <table:table-cell office:value-type="float" office:value="607342355">
                <text:p>607342355</text:p>
              </table:table-cell>
              <table:table-cell office:value-type="float" office:value="545194661">
                <text:p>545194661</text:p>
              </table:table-cell>
              <table:table-cell office:value-type="float" office:value="24962391">
                <text:p>249623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624334">
                <text:p>3624334</text:p>
              </table:table-cell>
              <table:table-cell office:value-type="float" office:value="633997906">
                <text:p>633997906</text:p>
              </table:table-cell>
              <table:table-cell office:value-type="float" office:value="575719042">
                <text:p>575719042</text:p>
              </table:table-cell>
              <table:table-cell office:value-type="float" office:value="24668947">
                <text:p>246689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497448">
                <text:p>5497448</text:p>
              </table:table-cell>
              <table:table-cell office:value-type="float" office:value="667909901">
                <text:p>667909901</text:p>
              </table:table-cell>
              <table:table-cell office:value-type="float" office:value="593242844">
                <text:p>593242844</text:p>
              </table:table-cell>
              <table:table-cell office:value-type="float" office:value="25942905">
                <text:p>259429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260120">
                <text:p>4260120</text:p>
              </table:table-cell>
              <table:table-cell office:value-type="float" office:value="698785522">
                <text:p>698785522</text:p>
              </table:table-cell>
              <table:table-cell office:value-type="float" office:value="624050827">
                <text:p>624050827</text:p>
              </table:table-cell>
              <table:table-cell office:value-type="float" office:value="23978164">
                <text:p>239781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009031">
                <text:p>4009031</text:p>
              </table:table-cell>
              <table:table-cell office:value-type="float" office:value="711178763">
                <text:p>711178763</text:p>
              </table:table-cell>
              <table:table-cell office:value-type="float" office:value="651654528">
                <text:p>651654528</text:p>
              </table:table-cell>
              <table:table-cell office:value-type="float" office:value="24175978">
                <text:p>241759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211550">
                <text:p>4211550</text:p>
              </table:table-cell>
              <table:table-cell office:value-type="float" office:value="741107912">
                <text:p>741107912</text:p>
              </table:table-cell>
              <table:table-cell office:value-type="float" office:value="718356923">
                <text:p>718356923</text:p>
              </table:table-cell>
              <table:table-cell office:value-type="float" office:value="24173077">
                <text:p>241730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106736">
                <text:p>4106736</text:p>
              </table:table-cell>
              <table:table-cell office:value-type="float" office:value="780715496">
                <text:p>780715496</text:p>
              </table:table-cell>
              <table:table-cell office:value-type="float" office:value="685380853">
                <text:p>685380853</text:p>
              </table:table-cell>
              <table:table-cell office:value-type="float" office:value="24335691">
                <text:p>243356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397322">
                <text:p>4397322</text:p>
              </table:table-cell>
              <table:table-cell office:value-type="float" office:value="789505046">
                <text:p>789505046</text:p>
              </table:table-cell>
              <table:table-cell office:value-type="float" office:value="741357456">
                <text:p>741357456</text:p>
              </table:table-cell>
              <table:table-cell office:value-type="float" office:value="23914995">
                <text:p>239149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818523">
                <text:p>4818523</text:p>
              </table:table-cell>
              <table:table-cell office:value-type="float" office:value="812148198">
                <text:p>812148198</text:p>
              </table:table-cell>
              <table:table-cell office:value-type="float" office:value="802227432">
                <text:p>802227432</text:p>
              </table:table-cell>
              <table:table-cell office:value-type="float" office:value="25245155">
                <text:p>252451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797707">
                <text:p>4797707</text:p>
              </table:table-cell>
              <table:table-cell office:value-type="float" office:value="834239403">
                <text:p>834239403</text:p>
              </table:table-cell>
              <table:table-cell office:value-type="float" office:value="773266051">
                <text:p>773266051</text:p>
              </table:table-cell>
              <table:table-cell office:value-type="float" office:value="25154689">
                <text:p>251546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637744">
                <text:p>4637744</text:p>
              </table:table-cell>
              <table:table-cell office:value-type="float" office:value="860743111">
                <text:p>860743111</text:p>
              </table:table-cell>
              <table:table-cell office:value-type="float" office:value="852549748">
                <text:p>852549748</text:p>
              </table:table-cell>
              <table:table-cell office:value-type="float" office:value="25485129">
                <text:p>254851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361362">
                <text:p>17361362</text:p>
              </table:table-cell>
              <table:table-cell office:value-type="float" office:value="926997294">
                <text:p>926997294</text:p>
              </table:table-cell>
              <table:table-cell office:value-type="float" office:value="800434279">
                <text:p>800434279</text:p>
              </table:table-cell>
              <table:table-cell office:value-type="float" office:value="27930974">
                <text:p>279309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483576">
                <text:p>5483576</text:p>
              </table:table-cell>
              <table:table-cell office:value-type="float" office:value="919591530">
                <text:p>919591530</text:p>
              </table:table-cell>
              <table:table-cell office:value-type="float" office:value="839472724">
                <text:p>839472724</text:p>
              </table:table-cell>
              <table:table-cell office:value-type="float" office:value="28181110">
                <text:p>2818111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210863">
                <text:p>7210863</text:p>
              </table:table-cell>
              <table:table-cell office:value-type="float" office:value="946985046">
                <text:p>946985046</text:p>
              </table:table-cell>
              <table:table-cell office:value-type="float" office:value="867559411">
                <text:p>867559411</text:p>
              </table:table-cell>
              <table:table-cell office:value-type="float" office:value="28609407">
                <text:p>286094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489313">
                <text:p>6489313</text:p>
              </table:table-cell>
              <table:table-cell office:value-type="float" office:value="977287320">
                <text:p>977287320</text:p>
              </table:table-cell>
              <table:table-cell office:value-type="float" office:value="933089938">
                <text:p>933089938</text:p>
              </table:table-cell>
              <table:table-cell office:value-type="float" office:value="28150517">
                <text:p>281505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06667">
                <text:p>6306667</text:p>
              </table:table-cell>
              <table:table-cell office:value-type="float" office:value="1008332501">
                <text:p>1008332501</text:p>
              </table:table-cell>
              <table:table-cell office:value-type="float" office:value="1011091185">
                <text:p>1011091185</text:p>
              </table:table-cell>
              <table:table-cell office:value-type="float" office:value="34735809">
                <text:p>347358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092291">
                <text:p>6092291</text:p>
              </table:table-cell>
              <table:table-cell office:value-type="float" office:value="1041807696">
                <text:p>1041807696</text:p>
              </table:table-cell>
              <table:table-cell office:value-type="float" office:value="912738842">
                <text:p>912738842</text:p>
              </table:table-cell>
              <table:table-cell office:value-type="float" office:value="30695947">
                <text:p>306959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707399">
                <text:p>5707399</text:p>
              </table:table-cell>
              <table:table-cell office:value-type="float" office:value="1066581181">
                <text:p>1066581181</text:p>
              </table:table-cell>
              <table:table-cell office:value-type="float" office:value="954730998">
                <text:p>954730998</text:p>
              </table:table-cell>
              <table:table-cell office:value-type="float" office:value="30806499">
                <text:p>308064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721577">
                <text:p>6721577</text:p>
              </table:table-cell>
              <table:table-cell office:value-type="float" office:value="1102288765">
                <text:p>1102288765</text:p>
              </table:table-cell>
              <table:table-cell office:value-type="float" office:value="960250732">
                <text:p>960250732</text:p>
              </table:table-cell>
              <table:table-cell office:value-type="float" office:value="32400188">
                <text:p>324001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505754">
                <text:p>5505754</text:p>
              </table:table-cell>
              <table:table-cell office:value-type="float" office:value="1128384249">
                <text:p>1128384249</text:p>
              </table:table-cell>
              <table:table-cell office:value-type="float" office:value="1074068249">
                <text:p>1074068249</text:p>
              </table:table-cell>
              <table:table-cell office:value-type="float" office:value="33811038">
                <text:p>338110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940163">
                <text:p>6940163</text:p>
              </table:table-cell>
              <table:table-cell office:value-type="float" office:value="1164778153">
                <text:p>1164778153</text:p>
              </table:table-cell>
              <table:table-cell office:value-type="float" office:value="1116584554">
                <text:p>1116584554</text:p>
              </table:table-cell>
              <table:table-cell office:value-type="float" office:value="32165540">
                <text:p>3216554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606818">
                <text:p>5606818</text:p>
              </table:table-cell>
              <table:table-cell office:value-type="float" office:value="1191062640">
                <text:p>1191062640</text:p>
              </table:table-cell>
              <table:table-cell office:value-type="float" office:value="1045469214">
                <text:p>1045469214</text:p>
              </table:table-cell>
              <table:table-cell office:value-type="float" office:value="33544403">
                <text:p>335444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875358">
                <text:p>5875358</text:p>
              </table:table-cell>
              <table:table-cell office:value-type="float" office:value="1223527406">
                <text:p>1223527406</text:p>
              </table:table-cell>
              <table:table-cell office:value-type="float" office:value="1074374154">
                <text:p>1074374154</text:p>
              </table:table-cell>
              <table:table-cell office:value-type="float" office:value="33190626">
                <text:p>3319062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72044">
                <text:p>6972044</text:p>
              </table:table-cell>
              <table:table-cell office:value-type="float" office:value="1252610023">
                <text:p>1252610023</text:p>
              </table:table-cell>
              <table:table-cell office:value-type="float" office:value="1179065375">
                <text:p>1179065375</text:p>
              </table:table-cell>
              <table:table-cell office:value-type="float" office:value="32710158">
                <text:p>327101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711123">
                <text:p>5711123</text:p>
              </table:table-cell>
              <table:table-cell office:value-type="float" office:value="1289478598">
                <text:p>1289478598</text:p>
              </table:table-cell>
              <table:table-cell office:value-type="float" office:value="1130407843">
                <text:p>1130407843</text:p>
              </table:table-cell>
              <table:table-cell office:value-type="float" office:value="35190779">
                <text:p>351907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649304">
                <text:p>7649304</text:p>
              </table:table-cell>
              <table:table-cell office:value-type="float" office:value="1296302885">
                <text:p>1296302885</text:p>
              </table:table-cell>
              <table:table-cell office:value-type="float" office:value="1175351756">
                <text:p>1175351756</text:p>
              </table:table-cell>
              <table:table-cell office:value-type="float" office:value="37304128">
                <text:p>373041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141342">
                <text:p>6141342</text:p>
              </table:table-cell>
              <table:table-cell office:value-type="float" office:value="1313602407">
                <text:p>1313602407</text:p>
              </table:table-cell>
              <table:table-cell office:value-type="float" office:value="1199445011">
                <text:p>1199445011</text:p>
              </table:table-cell>
              <table:table-cell office:value-type="float" office:value="36896762">
                <text:p>368967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226546">
                <text:p>6226546</text:p>
              </table:table-cell>
              <table:table-cell office:value-type="float" office:value="1337350805">
                <text:p>1337350805</text:p>
              </table:table-cell>
              <table:table-cell office:value-type="float" office:value="1348965132">
                <text:p>1348965132</text:p>
              </table:table-cell>
              <table:table-cell office:value-type="float" office:value="36669382">
                <text:p>3666938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875987">
                <text:p>6875987</text:p>
              </table:table-cell>
              <table:table-cell office:value-type="float" office:value="1368223489">
                <text:p>1368223489</text:p>
              </table:table-cell>
              <table:table-cell office:value-type="float" office:value="1220876648">
                <text:p>1220876648</text:p>
              </table:table-cell>
              <table:table-cell office:value-type="float" office:value="36640294">
                <text:p>366402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075112">
                <text:p>6075112</text:p>
              </table:table-cell>
              <table:table-cell office:value-type="float" office:value="1449012210">
                <text:p>1449012210</text:p>
              </table:table-cell>
              <table:table-cell office:value-type="float" office:value="1299568332">
                <text:p>1299568332</text:p>
              </table:table-cell>
              <table:table-cell office:value-type="float" office:value="37278786">
                <text:p>3727878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266206">
                <text:p>6266206</text:p>
              </table:table-cell>
              <table:table-cell office:value-type="float" office:value="1414509632">
                <text:p>1414509632</text:p>
              </table:table-cell>
              <table:table-cell office:value-type="float" office:value="1345875885">
                <text:p>1345875885</text:p>
              </table:table-cell>
              <table:table-cell office:value-type="float" office:value="38248775">
                <text:p>382487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532539">
                <text:p>6532539</text:p>
              </table:table-cell>
              <table:table-cell office:value-type="float" office:value="1422702895">
                <text:p>1422702895</text:p>
              </table:table-cell>
              <table:table-cell office:value-type="float" office:value="1471645248">
                <text:p>1471645248</text:p>
              </table:table-cell>
              <table:table-cell office:value-type="float" office:value="39034735">
                <text:p>3903473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467235">
                <text:p>6467235</text:p>
              </table:table-cell>
              <table:table-cell office:value-type="float" office:value="1442617233">
                <text:p>1442617233</text:p>
              </table:table-cell>
              <table:table-cell office:value-type="float" office:value="1367321841">
                <text:p>1367321841</text:p>
              </table:table-cell>
              <table:table-cell office:value-type="float" office:value="41269574">
                <text:p>412695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124284">
                <text:p>7124284</text:p>
              </table:table-cell>
              <table:table-cell office:value-type="float" office:value="1475388141">
                <text:p>1475388141</text:p>
              </table:table-cell>
              <table:table-cell office:value-type="float" office:value="1549865463">
                <text:p>1549865463</text:p>
              </table:table-cell>
              <table:table-cell office:value-type="float" office:value="40172334">
                <text:p>401723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855301">
                <text:p>6855301</text:p>
              </table:table-cell>
              <table:table-cell office:value-type="float" office:value="1496579507">
                <text:p>1496579507</text:p>
              </table:table-cell>
              <table:table-cell office:value-type="float" office:value="1542732182">
                <text:p>1542732182</text:p>
              </table:table-cell>
              <table:table-cell office:value-type="float" office:value="38975946">
                <text:p>389759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812594">
                <text:p>6812594</text:p>
              </table:table-cell>
              <table:table-cell office:value-type="float" office:value="1512941179">
                <text:p>1512941179</text:p>
              </table:table-cell>
              <table:table-cell office:value-type="float" office:value="1395843050">
                <text:p>1395843050</text:p>
              </table:table-cell>
              <table:table-cell office:value-type="float" office:value="40083056">
                <text:p>400830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146860">
                <text:p>7146860</text:p>
              </table:table-cell>
              <table:table-cell office:value-type="float" office:value="1533122908">
                <text:p>1533122908</text:p>
              </table:table-cell>
              <table:table-cell office:value-type="float" office:value="1343289384">
                <text:p>1343289384</text:p>
              </table:table-cell>
              <table:table-cell office:value-type="float" office:value="46384754">
                <text:p>463847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133512">
                <text:p>7133512</text:p>
              </table:table-cell>
              <table:table-cell office:value-type="float" office:value="1565121430">
                <text:p>1565121430</text:p>
              </table:table-cell>
              <table:table-cell office:value-type="float" office:value="1357090156">
                <text:p>1357090156</text:p>
              </table:table-cell>
              <table:table-cell office:value-type="float" office:value="46973173">
                <text:p>469731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545827">
                <text:p>7545827</text:p>
              </table:table-cell>
              <table:table-cell office:value-type="float" office:value="1595554678">
                <text:p>1595554678</text:p>
              </table:table-cell>
              <table:table-cell office:value-type="float" office:value="1379005165">
                <text:p>1379005165</text:p>
              </table:table-cell>
              <table:table-cell office:value-type="float" office:value="45519365">
                <text:p>455193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877013">
                <text:p>7877013</text:p>
              </table:table-cell>
              <table:table-cell office:value-type="float" office:value="1615441895">
                <text:p>1615441895</text:p>
              </table:table-cell>
              <table:table-cell office:value-type="float" office:value="1403557753">
                <text:p>1403557753</text:p>
              </table:table-cell>
              <table:table-cell office:value-type="float" office:value="42191496">
                <text:p>421914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289070">
                <text:p>8289070</text:p>
              </table:table-cell>
              <table:table-cell office:value-type="float" office:value="1641449523">
                <text:p>1641449523</text:p>
              </table:table-cell>
              <table:table-cell office:value-type="float" office:value="1421648344">
                <text:p>1421648344</text:p>
              </table:table-cell>
              <table:table-cell office:value-type="float" office:value="44484026">
                <text:p>444840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469835">
                <text:p>8469835</text:p>
              </table:table-cell>
              <table:table-cell office:value-type="float" office:value="1684364270">
                <text:p>1684364270</text:p>
              </table:table-cell>
              <table:table-cell office:value-type="float" office:value="1452831160">
                <text:p>1452831160</text:p>
              </table:table-cell>
              <table:table-cell office:value-type="float" office:value="42789537">
                <text:p>4278953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517791">
                <text:p>11517791</text:p>
              </table:table-cell>
              <table:table-cell office:value-type="float" office:value="1703110679">
                <text:p>1703110679</text:p>
              </table:table-cell>
              <table:table-cell office:value-type="float" office:value="1479845482">
                <text:p>1479845482</text:p>
              </table:table-cell>
              <table:table-cell office:value-type="float" office:value="48747720">
                <text:p>4874772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524568">
                <text:p>10524568</text:p>
              </table:table-cell>
              <table:table-cell office:value-type="float" office:value="1730848608">
                <text:p>1730848608</text:p>
              </table:table-cell>
              <table:table-cell office:value-type="float" office:value="1633527873">
                <text:p>1633527873</text:p>
              </table:table-cell>
              <table:table-cell office:value-type="float" office:value="48074789">
                <text:p>480747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321460">
                <text:p>9321460</text:p>
              </table:table-cell>
              <table:table-cell office:value-type="float" office:value="1762526877">
                <text:p>1762526877</text:p>
              </table:table-cell>
              <table:table-cell office:value-type="float" office:value="1744809063">
                <text:p>1744809063</text:p>
              </table:table-cell>
              <table:table-cell office:value-type="float" office:value="47748043">
                <text:p>4774804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932751">
                <text:p>11932751</text:p>
              </table:table-cell>
              <table:table-cell office:value-type="float" office:value="1805202059">
                <text:p>1805202059</text:p>
              </table:table-cell>
              <table:table-cell office:value-type="float" office:value="1753835201">
                <text:p>1753835201</text:p>
              </table:table-cell>
              <table:table-cell office:value-type="float" office:value="48628378">
                <text:p>486283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960565">
                <text:p>10960565</text:p>
              </table:table-cell>
              <table:table-cell office:value-type="float" office:value="1833628336">
                <text:p>1833628336</text:p>
              </table:table-cell>
              <table:table-cell office:value-type="float" office:value="1823955619">
                <text:p>1823955619</text:p>
              </table:table-cell>
              <table:table-cell office:value-type="float" office:value="48208705">
                <text:p>482087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733156">
                <text:p>9733156</text:p>
              </table:table-cell>
              <table:table-cell office:value-type="float" office:value="1871961272">
                <text:p>1871961272</text:p>
              </table:table-cell>
              <table:table-cell office:value-type="float" office:value="1714979457">
                <text:p>1714979457</text:p>
              </table:table-cell>
              <table:table-cell office:value-type="float" office:value="49700644">
                <text:p>497006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7622499">
                <text:p>17622499</text:p>
              </table:table-cell>
              <table:table-cell office:value-type="float" office:value="1897681178">
                <text:p>1897681178</text:p>
              </table:table-cell>
              <table:table-cell office:value-type="float" office:value="1732214095">
                <text:p>1732214095</text:p>
              </table:table-cell>
              <table:table-cell office:value-type="float" office:value="53913833">
                <text:p>539138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442228">
                <text:p>10442228</text:p>
              </table:table-cell>
              <table:table-cell office:value-type="float" office:value="1929883407">
                <text:p>1929883407</text:p>
              </table:table-cell>
              <table:table-cell office:value-type="float" office:value="1690892769">
                <text:p>1690892769</text:p>
              </table:table-cell>
              <table:table-cell office:value-type="float" office:value="49055423">
                <text:p>490554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700804">
                <text:p>10700804</text:p>
              </table:table-cell>
              <table:table-cell office:value-type="float" office:value="1965786548">
                <text:p>1965786548</text:p>
              </table:table-cell>
              <table:table-cell office:value-type="float" office:value="1747111737">
                <text:p>1747111737</text:p>
              </table:table-cell>
              <table:table-cell office:value-type="float" office:value="51294899">
                <text:p>512948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512922">
                <text:p>8512922</text:p>
              </table:table-cell>
              <table:table-cell office:value-type="float" office:value="2143939448">
                <text:p>2143939448</text:p>
              </table:table-cell>
              <table:table-cell office:value-type="float" office:value="1812642307">
                <text:p>1812642307</text:p>
              </table:table-cell>
              <table:table-cell office:value-type="float" office:value="51846350">
                <text:p>5184635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936736">
                <text:p>7936736</text:p>
              </table:table-cell>
              <table:table-cell office:value-type="float" office:value="2044232836">
                <text:p>2044232836</text:p>
              </table:table-cell>
              <table:table-cell office:value-type="float" office:value="1772964417">
                <text:p>1772964417</text:p>
              </table:table-cell>
              <table:table-cell office:value-type="float" office:value="50294998">
                <text:p>502949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151979">
                <text:p>8151979</text:p>
              </table:table-cell>
              <table:table-cell office:value-type="float" office:value="2088897187">
                <text:p>2088897187</text:p>
              </table:table-cell>
              <table:table-cell office:value-type="float" office:value="1948290340">
                <text:p>1948290340</text:p>
              </table:table-cell>
              <table:table-cell office:value-type="float" office:value="53029762">
                <text:p>5302976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312252">
                <text:p>8312252</text:p>
              </table:table-cell>
              <table:table-cell office:value-type="float" office:value="2167025481">
                <text:p>2167025481</text:p>
              </table:table-cell>
              <table:table-cell office:value-type="float" office:value="1897501159">
                <text:p>1897501159</text:p>
              </table:table-cell>
              <table:table-cell office:value-type="float" office:value="59185689">
                <text:p>5918568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803484">
                <text:p>13803484</text:p>
              </table:table-cell>
              <table:table-cell office:value-type="float" office:value="2170280977">
                <text:p>2170280977</text:p>
              </table:table-cell>
              <table:table-cell office:value-type="float" office:value="1915892557">
                <text:p>1915892557</text:p>
              </table:table-cell>
              <table:table-cell office:value-type="float" office:value="61518109">
                <text:p>6151810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924686">
                <text:p>9924686</text:p>
              </table:table-cell>
              <table:table-cell office:value-type="float" office:value="2197111933">
                <text:p>2197111933</text:p>
              </table:table-cell>
              <table:table-cell office:value-type="float" office:value="1892850123">
                <text:p>1892850123</text:p>
              </table:table-cell>
              <table:table-cell office:value-type="float" office:value="63580731">
                <text:p>6358073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816497">
                <text:p>9816497</text:p>
              </table:table-cell>
              <table:table-cell office:value-type="float" office:value="2275422677">
                <text:p>2275422677</text:p>
              </table:table-cell>
              <table:table-cell office:value-type="float" office:value="1950794376">
                <text:p>1950794376</text:p>
              </table:table-cell>
              <table:table-cell office:value-type="float" office:value="87458203">
                <text:p>8745820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364741">
                <text:p>9364741</text:p>
              </table:table-cell>
              <table:table-cell office:value-type="float" office:value="2687196268">
                <text:p>2687196268</text:p>
              </table:table-cell>
              <table:table-cell office:value-type="float" office:value="1989478609">
                <text:p>1989478609</text:p>
              </table:table-cell>
              <table:table-cell office:value-type="float" office:value="98677382">
                <text:p>9867738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